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2000000587CE155E8D689C8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Tableau11" style:family="table">
      <style:table-properties style:width="9.151cm" fo:margin-left="0cm" fo:margin-right="0cm" table:align="margins" fo:background-color="transparent">
        <style:background-image/>
      </style:table-properties>
    </style:style>
    <style:style style:name="Tableau11.A" style:family="table-column">
      <style:table-column-properties style:column-width="4.034cm" style:rel-column-width="28895*"/>
    </style:style>
    <style:style style:name="Tableau11.B" style:family="table-column">
      <style:table-column-properties style:column-width="5.117cm" style:rel-column-width="36640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9" style:family="table">
      <style:table-properties style:width="9.132cm" table:align="left"/>
    </style:style>
    <style:style style:name="Tableau9.A" style:family="table-column">
      <style:table-column-properties style:column-width="3.896cm"/>
    </style:style>
    <style:style style:name="Tableau9.B" style:family="table-column">
      <style:table-column-properties style:column-width="0.748cm"/>
    </style:style>
    <style:style style:name="Tableau9.1" style:family="table-row">
      <style:table-row-properties style:row-height="0.801cm"/>
    </style:style>
    <style:style style:name="Tableau9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H1" style:family="table-cell">
      <style:table-cell-properties style:vertical-align="middle" fo:padding="0.097cm" fo:border="0.5pt solid #000000"/>
    </style:style>
    <style:style style:name="Tableau9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9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9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_5f_En-tête">
      <style:text-properties fo:font-size="16pt" officeooo:rsid="0012bbd5" officeooo:paragraph-rsid="00614927" style:font-size-asian="16pt" style:font-size-complex="16pt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Footer">
      <style:text-properties officeooo:paragraph-rsid="0012bbd5"/>
    </style:style>
    <style:style style:name="P22" style:family="paragraph" style:parent-style-name="Header">
      <style:text-properties fo:font-size="14pt" style:font-size-asian="14pt" style:font-size-complex="14pt"/>
    </style:style>
    <style:style style:name="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.499cm" fo:margin-bottom="0cm" style:contextual-spacing="false" fo:text-align="end" style:justify-single-word="false" fo:text-indent="0cm" style:auto-text-indent="false"/>
      <style:text-properties style:font-name="Bitstream Vera Sans4" fo:font-size="10pt" officeooo:paragraph-rsid="00614927"/>
    </style:style>
    <style:style style:name="P25" style:family="paragraph" style:parent-style-name="FILET_5f_POINTILLES">
      <style:text-properties officeooo:paragraph-rsid="00614927"/>
    </style:style>
    <style:style style:name="P26" style:family="paragraph" style:parent-style-name="Standard">
      <loext:graphic-properties draw:fill="none"/>
      <style:paragraph-properties fo:margin-left="-0.101cm" fo:margin-right="0.199cm" fo:text-align="start" style:justify-single-word="false" fo:text-indent="0cm" style:auto-text-indent="false" fo:background-color="transparent"/>
      <style:text-properties officeooo:paragraph-rsid="00614927"/>
    </style:style>
    <style:style style:name="P27" style:family="paragraph" style:parent-style-name="Standard" style:master-page-name="">
      <loext:graphic-properties draw:fill="none"/>
      <style:paragraph-properties fo:margin-left="-0.101cm" fo:margin-right="0.199cm" fo:text-align="start" style:justify-single-word="false" fo:text-indent="0cm" style:auto-text-indent="false" style:page-number="auto" fo:background-color="transparent"/>
      <style:text-properties officeooo:paragraph-rsid="00614927"/>
    </style:style>
    <style:style style:name="P28" style:family="paragraph" style:parent-style-name="Standard">
      <loext:graphic-properties draw:fill="none"/>
      <style:paragraph-properties fo:margin-left="-0.101cm" fo:margin-right="0.199cm" fo:margin-top="0cm" fo:margin-bottom="0.199cm" style:contextual-spacing="false" fo:text-align="start" style:justify-single-word="false" fo:text-indent="0cm" style:auto-text-indent="false" fo:background-color="transparent"/>
      <style:text-properties officeooo:paragraph-rsid="00614927"/>
    </style:style>
    <style:style style:name="P29" style:family="paragraph" style:parent-style-name="FILET_5f_POINTILLES">
      <style:text-properties officeooo:paragraph-rsid="006bd263"/>
    </style:style>
    <style:style style:name="P30" style:family="paragraph" style:parent-style-name="Exo_5f_Num" style:master-page-name="_5f_Fiche_20_éditeur_20_série_20_2_20_une_20_colonne_20_impaire_20__28_G_29_">
      <style:paragraph-properties fo:margin-top="0.45cm" fo:margin-bottom="0.101cm" style:contextual-spacing="false" style:page-number="60" fo:break-before="auto" fo:break-after="auto"/>
      <style:text-properties officeooo:paragraph-rsid="00614927"/>
    </style:style>
    <style:style style:name="P31" style:family="paragraph" style:parent-style-name="Exo_5f_Num">
      <style:paragraph-properties fo:margin-top="0.681cm" fo:margin-bottom="0.101cm" style:contextual-spacing="false"/>
      <style:text-properties officeooo:paragraph-rsid="00614927"/>
    </style:style>
    <style:style style:name="P32" style:family="paragraph" style:parent-style-name="Exo_5f_Num">
      <style:paragraph-properties fo:margin-top="0.681cm" fo:margin-bottom="0.101cm" style:contextual-spacing="false" fo:break-before="column"/>
      <style:text-properties officeooo:paragraph-rsid="00614927"/>
    </style:style>
    <style:style style:name="P33" style:family="paragraph" style:parent-style-name="Exo_5f_Num">
      <style:paragraph-properties fo:margin-top="0.75cm" fo:margin-bottom="0.101cm" style:contextual-spacing="false" fo:break-before="column"/>
      <style:text-properties officeooo:paragraph-rsid="00614927"/>
    </style:style>
    <style:style style:name="P34" style:family="paragraph" style:parent-style-name="Exo_5f_Num">
      <style:paragraph-properties fo:margin-top="0.6cm" fo:margin-bottom="0.101cm" style:contextual-spacing="false" fo:text-align="start" style:justify-single-word="false"/>
      <style:text-properties officeooo:paragraph-rsid="00614927"/>
    </style:style>
    <style:style style:name="P35" style:family="paragraph" style:parent-style-name="Exo_5f_Num" style:list-style-name="">
      <style:paragraph-properties fo:margin-top="0cm" fo:margin-bottom="0.3cm" style:contextual-spacing="false" fo:text-align="start" style:justify-single-word="false"/>
      <style:text-properties officeooo:paragraph-rsid="00614927"/>
    </style:style>
    <style:style style:name="P36" style:family="paragraph" style:parent-style-name="Exo_5f_Num" style:list-style-name="Num_5f_Exo">
      <style:paragraph-properties fo:margin-top="0.52cm" fo:margin-bottom="0.101cm" style:contextual-spacing="false"/>
      <style:text-properties officeooo:paragraph-rsid="00614927"/>
    </style:style>
    <style:style style:name="P37" style:family="paragraph" style:parent-style-name="Exo_5f_Num" style:list-style-name="Num_5f_Exo">
      <style:paragraph-properties fo:margin-top="0.52cm" fo:margin-bottom="0.101cm" style:contextual-spacing="false" fo:break-before="page"/>
      <style:text-properties officeooo:paragraph-rsid="00614927"/>
    </style:style>
    <style:style style:name="P38" style:family="paragraph" style:parent-style-name="FILET_5f_POINTILLES" style:list-style-name="liste_5f_abc">
      <style:paragraph-properties fo:margin-top="0.3cm" fo:margin-bottom="0cm" style:contextual-spacing="false"/>
      <style:text-properties officeooo:paragraph-rsid="00614927"/>
    </style:style>
    <style:style style:name="P39" style:family="paragraph" style:parent-style-name="FILET_5f_POINTILLES" style:list-style-name="liste_5f_abc">
      <style:text-properties officeooo:paragraph-rsid="006bd263"/>
    </style:style>
    <style:style style:name="P40" style:family="paragraph" style:parent-style-name="FILET_5f_POINTILLES" style:list-style-name="liste_5f_abc">
      <style:text-properties officeooo:paragraph-rsid="006c26d3"/>
    </style:style>
    <style:style style:name="P41" style:family="paragraph" style:parent-style-name="FILET_5f_POINTILLES" style:list-style-name="liste_5f_abc">
      <style:paragraph-properties fo:line-height="100%"/>
      <style:text-properties officeooo:paragraph-rsid="00614927"/>
    </style:style>
    <style:style style:name="P42" style:family="paragraph" style:parent-style-name="FILET_5f_POINTILLES" style:list-style-name="L1">
      <style:text-properties officeooo:paragraph-rsid="0069d9f0"/>
    </style:style>
    <style:style style:name="P43" style:family="paragraph" style:parent-style-name="FILET_5f_POINTILLES" style:list-style-name="_5f_Numérotation_20_des_20_exercices_20_livrets">
      <style:text-properties officeooo:paragraph-rsid="00614927"/>
    </style:style>
    <style:style style:name="P44" style:family="paragraph" style:parent-style-name="FILET_5f_POINTILLES" style:list-style-name="_5f_Numérotation_20_des_20_exercices_20_livrets">
      <style:text-properties officeooo:paragraph-rsid="006bd263"/>
    </style:style>
    <style:style style:name="P45" style:family="paragraph" style:parent-style-name="FILET_5f_POINTILLES" style:list-style-name="liste_5f_abc">
      <style:text-properties officeooo:rsid="00267749" officeooo:paragraph-rsid="006bd263"/>
    </style:style>
    <style:style style:name="P46" style:family="paragraph" style:parent-style-name="Standard" style:list-style-name="_5f_Numérotation_20_des_20_exercices_20_livrets">
      <style:text-properties officeooo:paragraph-rsid="006bd263"/>
    </style:style>
    <style:style style:name="P47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fo:font-weight="bold" officeooo:paragraph-rsid="00614927" style:font-size-asian="10pt" style:font-weight-asian="bold" style:font-size-complex="10pt" style:font-weight-complex="bold"/>
    </style:style>
    <style:style style:name="P48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officeooo:paragraph-rsid="00614927" style:font-size-asian="10pt" style:font-size-complex="10pt"/>
    </style:style>
    <style:style style:name="P49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10pt" style:font-size-asian="10pt" style:font-size-complex="10pt"/>
    </style:style>
    <style:style style:name="P50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5" fo:font-size="9pt" officeooo:paragraph-rsid="006f51a6" fo:background-color="#ffff00" style:font-size-asian="10pt" style:font-size-complex="10pt"/>
    </style:style>
    <style:style style:name="P51" style:family="paragraph" style:parent-style-name="_5f_Paragraphe_20_corrigé" style:list-style-name="_5f_Numérotation_20_des_20_exercices_20_livrets">
      <style:text-properties officeooo:paragraph-rsid="006f51a6"/>
    </style:style>
    <style:style style:name="P52" style:family="paragraph" style:parent-style-name="_5f_Paragraphe_20_livret_20_" style:list-style-name="_5f_Numérotation_20_des_20_exercices_20_livrets">
      <style:text-properties officeooo:paragraph-rsid="00614927"/>
    </style:style>
    <style:style style:name="P53" style:family="paragraph" style:parent-style-name="_5f_Paragraphe_20_livret_20_" style:list-style-name="_5f_Numérotation_20_des_20_exercices_20_livrets">
      <style:paragraph-properties fo:margin-top="0.199cm" fo:margin-bottom="0.101cm" style:contextual-spacing="false"/>
      <style:text-properties officeooo:paragraph-rsid="00614927"/>
    </style:style>
    <style:style style:name="P54" style:family="paragraph" style:parent-style-name="_5f_Paragraphe_20_livret_20_" style:list-style-name="_5f_Numérotation_20_des_20_exercices_20_livrets">
      <style:paragraph-properties fo:margin-top="0.199cm" fo:margin-bottom="0cm" style:contextual-spacing="false" fo:text-align="start" style:justify-single-word="false"/>
      <style:text-properties officeooo:paragraph-rsid="00614927"/>
    </style:style>
    <style:style style:name="P55" style:family="paragraph" style:parent-style-name="_5f_Paragraphe_20_livret_20_" style:list-style-name="_5f_Numérotation_20_des_20_exercices_20_livrets">
      <style:paragraph-properties fo:margin-top="0cm" fo:margin-bottom="0.199cm" style:contextual-spacing="false" fo:text-align="center" style:justify-single-word="false"/>
      <style:text-properties fo:font-size="10pt" fo:font-weight="bold" officeooo:paragraph-rsid="00614927" style:font-size-asian="10pt" style:font-weight-asian="bold" style:font-size-complex="10pt" style:font-weight-complex="bold"/>
    </style:style>
    <style:style style:name="P56" style:family="paragraph" style:parent-style-name="_5f_Paragraphe_20_livret_20_" style:list-style-name="_5f_Numérotation_20_des_20_exercices_20_livrets">
      <style:paragraph-properties fo:margin-top="0.3cm" fo:margin-bottom="0cm" style:contextual-spacing="false" fo:text-align="start" style:justify-single-word="false"/>
      <style:text-properties fo:font-size="2pt" officeooo:paragraph-rsid="00614927" style:font-size-asian="2pt" style:font-size-complex="2pt"/>
    </style:style>
    <style:style style:name="P57" style:family="paragraph" style:parent-style-name="_5f_Paragraphe_20_livret_20_" style:list-style-name="_5f_Numérotation_20_des_20_exercices_20_livrets">
      <style:paragraph-properties fo:margin-top="0.3cm" fo:margin-bottom="0.101cm" style:contextual-spacing="false" fo:text-align="end" style:justify-single-word="false"/>
      <style:text-properties fo:font-size="2pt" officeooo:paragraph-rsid="00614927" style:font-size-asian="2pt" style:font-size-complex="2pt"/>
    </style:style>
    <style:style style:name="P58" style:family="paragraph" style:parent-style-name="_5f_Paragraphe_20_livret_20_" style:list-style-name="_5f_Numérotation_20_des_20_exercices_20_livrets">
      <style:paragraph-properties fo:margin-top="0.319cm" fo:margin-bottom="0.03cm" style:contextual-spacing="false" fo:text-align="center" style:justify-single-word="false"/>
      <style:text-properties officeooo:paragraph-rsid="00614927"/>
    </style:style>
    <style:style style:name="P59" style:family="paragraph" style:parent-style-name="_5f_Paragraphe_20_livret_20_" style:list-style-name="_5f_Numérotation_20_des_20_exercices_20_livrets">
      <style:paragraph-properties fo:margin-top="0cm" fo:margin-bottom="0.199cm" style:contextual-spacing="false" fo:text-align="center" style:justify-single-word="false"/>
      <style:text-properties fo:font-weight="bold" officeooo:paragraph-rsid="00614927" style:font-weight-asian="bold" style:font-weight-complex="bold"/>
    </style:style>
    <style:style style:name="P60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614927"/>
    </style:style>
    <style:style style:name="P61" style:family="paragraph" style:parent-style-name="_5f_Paragraphe_20_livret_20_" style:list-style-name="liste_5f_abc">
      <style:paragraph-properties fo:margin-top="0.199cm" fo:margin-bottom="0.199cm" style:contextual-spacing="false"/>
      <style:text-properties officeooo:paragraph-rsid="00614927"/>
    </style:style>
    <style:style style:name="P62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614927"/>
    </style:style>
    <style:style style:name="P6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614927"/>
    </style:style>
    <style:style style:name="P64" style:family="paragraph" style:parent-style-name="_5f_Paragraphe_20_livret_20_" style:list-style-name="liste_5f_abc">
      <style:paragraph-properties fo:margin-top="0.349cm" fo:margin-bottom="0cm" style:contextual-spacing="false"/>
      <style:text-properties officeooo:paragraph-rsid="00614927"/>
    </style:style>
    <style:style style:name="P65" style:family="paragraph" style:parent-style-name="_5f_Paragraphe_20_livret_20_" style:list-style-name="liste_5f_abc">
      <style:paragraph-properties fo:margin-top="0.54cm" fo:margin-bottom="0cm" style:contextual-spacing="false"/>
      <style:text-properties fo:letter-spacing="normal" officeooo:paragraph-rsid="00614927"/>
    </style:style>
    <style:style style:name="P66" style:family="paragraph" style:parent-style-name="_5f_Paragraphe_20_livret_20_" style:list-style-name="liste_5f_abc">
      <style:paragraph-properties fo:margin-top="0.25cm" fo:margin-bottom="0cm" style:contextual-spacing="false" fo:text-align="justify" style:justify-single-word="false"/>
      <style:text-properties officeooo:paragraph-rsid="00614927"/>
    </style:style>
    <style:style style:name="P67" style:family="paragraph" style:parent-style-name="_5f_Paragraphe_20_livret_20_" style:list-style-name="liste_5f_abc">
      <style:paragraph-properties fo:margin-top="0.25cm" fo:margin-bottom="0cm" style:contextual-spacing="false"/>
      <style:text-properties fo:letter-spacing="-0.011cm" officeooo:paragraph-rsid="00614927"/>
    </style:style>
    <style:style style:name="P68" style:family="paragraph" style:parent-style-name="_5f_Paragraphe_20_livret_20_" style:list-style-name="liste_5f_abc">
      <style:paragraph-properties fo:margin-top="0.4cm" fo:margin-bottom="0.199cm" style:contextual-spacing="false"/>
      <style:text-properties fo:letter-spacing="-0.004cm" officeooo:paragraph-rsid="00614927"/>
    </style:style>
    <style:style style:name="P69" style:family="paragraph" style:parent-style-name="_5f_Paragraphe_20_livret_20_" style:list-style-name="liste_5f_abc">
      <style:paragraph-properties fo:margin-top="0.349cm" fo:margin-bottom="0cm" style:contextual-spacing="false"/>
      <style:text-properties officeooo:rsid="002a6768" officeooo:paragraph-rsid="00614927"/>
    </style:style>
    <style:style style:name="P70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/>
      <style:text-properties officeooo:paragraph-rsid="006bd263"/>
    </style:style>
    <style:style style:name="P7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99cm" style:leader-style="dotted" style:leader-text="."/>
        </style:tab-stops>
      </style:paragraph-properties>
      <style:text-properties officeooo:paragraph-rsid="00681cf3"/>
    </style:style>
    <style:style style:name="P72" style:family="paragraph" style:parent-style-name="_5f_Paragraphe_20_livret_20_réponse_20_élève" style:list-style-name="_5f_Numérotation_20_des_20_exercices_20_livrets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99cm" style:leader-style="dotted" style:leader-text="."/>
        </style:tab-stops>
      </style:paragraph-properties>
      <style:text-properties officeooo:paragraph-rsid="00681cf3"/>
    </style:style>
    <style:style style:name="P73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99cm" style:leader-style="dotted" style:leader-text="."/>
        </style:tab-stops>
      </style:paragraph-properties>
      <style:text-properties officeooo:paragraph-rsid="006bd263"/>
    </style:style>
    <style:style style:name="P74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style:line-height-at-least="0.801cm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99cm" style:leader-style="dotted" style:leader-text="."/>
        </style:tab-stops>
      </style:paragraph-properties>
      <style:text-properties officeooo:paragraph-rsid="0069d9f0"/>
    </style:style>
    <style:style style:name="P75" style:family="paragraph" style:parent-style-name="_5f_Pied_20_de_20_page" style:list-style-name="">
      <style:paragraph-properties fo:text-align="end" style:justify-single-word="false"/>
    </style:style>
    <style:style style:name="P76" style:family="paragraph" style:parent-style-name="_5f_Pied_20_de_20_page">
      <style:paragraph-properties fo:text-align="end" style:justify-single-word="false"/>
    </style:style>
    <style:style style:name="P77" style:family="paragraph" style:parent-style-name="_5f_Pied_20_de_20_page" style:list-style-name=""/>
    <style:style style:name="P7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9" style:family="paragraph">
      <style:paragraph-properties fo:margin-left="0cm" fo:margin-right="0cm" fo:margin-top="0cm" fo:margin-bottom="0cm" fo:line-height="100%" fo:text-indent="0cm" style:writing-mode="lr-tb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e00" loext:opacity="10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3333ff" loext:opacity="10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9933" loext:opacity="10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6666" loext:opacity="10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cc" loext:opacity="10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1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text-align="center"/>
    </style:style>
    <style:style style:name="P10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08" style:family="paragraph">
      <loext:graphic-properties draw:fill="solid" draw:fill-color="#9d0f89"/>
    </style:style>
    <style:style style:name="P10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etter-spacing="-0.018cm" officeooo:rsid="000ec334"/>
    </style:style>
    <style:style style:name="T5" style:family="text">
      <style:text-properties fo:letter-spacing="-0.018cm" officeooo:rsid="0049b46f"/>
    </style:style>
    <style:style style:name="T6" style:family="text">
      <style:text-properties officeooo:rsid="0005aabe"/>
    </style:style>
    <style:style style:name="T7" style:family="text">
      <style:text-properties officeooo:rsid="000ec334"/>
    </style:style>
    <style:style style:name="T8" style:family="text">
      <style:text-properties fo:color="#000000" loext:opacity="100%" style:font-name="Bitstream Vera Sans4" fo:font-size="10pt" fo:font-style="normal" fo:font-weight="normal" officeooo:rsid="002a6768"/>
    </style:style>
    <style:style style:name="T9" style:family="text">
      <style:text-properties fo:color="#000000" loext:opacity="100%" style:font-name="Bitstream Vera Sans4" fo:font-size="10pt" fo:font-style="normal" fo:font-weight="normal" officeooo:rsid="00653b52"/>
    </style:style>
    <style:style style:name="T10" style:family="text">
      <style:text-properties fo:color="#000000" loext:opacity="100%" style:font-name="Bitstream Vera Sans4" fo:font-size="10pt" fo:font-style="normal" fo:font-weight="normal" officeooo:rsid="006f51a6"/>
    </style:style>
    <style:style style:name="T11" style:family="text">
      <style:text-properties fo:color="#000000" loext:opacity="100%" style:font-name="Bitstream Vera Sans4" fo:font-size="10pt" fo:font-style="normal" fo:font-weight="normal" officeooo:rsid="006f51a6" fo:background-color="#ffff00" loext:char-shading-value="0" style:font-name-asian="Bitstream Vera Sans4" style:font-name-complex="Bitstream Vera Sans4"/>
    </style:style>
    <style:style style:name="T12" style:family="text">
      <style:text-properties style:text-position="0% 100%" style:font-name-asian="OpenSymbol" style:font-style-asian="normal" style:font-name-complex="OpenSymbol" style:font-style-complex="normal"/>
    </style:style>
    <style:style style:name="T13" style:family="text">
      <style:text-properties style:text-position="0% 100%" fo:font-style="normal" style:text-underline-style="none" fo:font-weight="normal" officeooo:rsid="0013f8a6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0% 100%" officeooo:rsid="002a6768"/>
    </style:style>
    <style:style style:name="T15" style:family="text">
      <style:text-properties style:text-position="0% 100%" style:font-style-asian="normal" style:font-style-complex="normal"/>
    </style:style>
    <style:style style:name="T16" style:family="text">
      <style:text-properties style:text-position="0% 100%" officeooo:rsid="0038750e" style:font-style-asian="normal" style:font-style-complex="normal"/>
    </style:style>
    <style:style style:name="T17" style:family="text">
      <style:text-properties style:text-position="0% 100%" officeooo:rsid="0069d9f0" style:font-style-asian="normal" style:font-style-complex="normal"/>
    </style:style>
    <style:style style:name="T18" style:family="text">
      <style:text-properties style:text-position="0% 100%" officeooo:rsid="000a62c3" style:font-style-asian="normal" style:font-style-complex="normal"/>
    </style:style>
    <style:style style:name="T19" style:family="text">
      <style:text-properties style:text-position="0% 100%" officeooo:rsid="006bd263" style:font-style-asian="normal" style:font-style-complex="normal"/>
    </style:style>
    <style:style style:name="T20" style:family="text">
      <style:text-properties style:text-position="0% 100%" officeooo:rsid="006f51a6" style:font-style-asian="normal" style:font-style-complex="normal"/>
    </style:style>
    <style:style style:name="T21" style:family="text">
      <style:text-properties style:text-position="0% 100%" officeooo:rsid="007245f7" style:font-style-asian="normal" style:font-style-complex="normal"/>
    </style:style>
    <style:style style:name="T22" style:family="text">
      <style:text-properties style:text-position="0% 100%" fo:letter-spacing="-0.011cm" style:font-style-asian="normal" style:font-style-complex="normal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style:text-position="0% 100%" style:font-name-asian="OpenSymbol" style:font-style-asian="normal" style:font-name-complex="OpenSymbol" style:font-style-complex="normal"/>
    </style:style>
    <style:style style:name="T25" style:family="text">
      <style:text-properties style:use-window-font-color="true" loext:opacity="0%" style:text-position="0% 100%" officeooo:rsid="0020e77a" style:font-name-asian="OpenSymbol" style:font-style-asian="normal" style:font-name-complex="OpenSymbol" style:font-style-complex="normal"/>
    </style:style>
    <style:style style:name="T26" style:family="text">
      <style:text-properties style:use-window-font-color="true" loext:opacity="0%" style:text-position="0% 100%" officeooo:rsid="0043b9d5" style:font-name-asian="OpenSymbol" style:font-style-asian="normal" style:font-name-complex="OpenSymbol" style:font-style-complex="normal"/>
    </style:style>
    <style:style style:name="T27" style:family="text">
      <style:text-properties style:use-window-font-color="true" loext:opacity="0%" style:text-position="0% 100%" officeooo:rsid="00267749" style:font-name-asian="OpenSymbol" style:font-style-asian="normal" style:font-name-complex="OpenSymbol" style:font-style-complex="normal"/>
    </style:style>
    <style:style style:name="T28" style:family="text">
      <style:text-properties style:use-window-font-color="true" loext:opacity="0%" style:text-position="0% 100%" officeooo:rsid="002a6768" style:font-name-asian="OpenSymbol" style:font-style-asian="normal" style:font-name-complex="OpenSymbol" style:font-style-complex="normal"/>
    </style:style>
    <style:style style:name="T29" style:family="text">
      <style:text-properties style:use-window-font-color="true" loext:opacity="0%" style:text-position="0% 100%" style:font-name="Bitstream Vera Sans4" fo:font-size="10pt" fo:font-style="normal" officeooo:rsid="00211fcb" fo:background-color="transparent" loext:char-shading-value="0" style:font-name-asian="OpenSymbol" style:font-style-asian="normal" style:font-name-complex="OpenSymbol" style:font-style-complex="normal"/>
    </style:style>
    <style:style style:name="T30" style:family="text">
      <style:text-properties style:use-window-font-color="true" loext:opacity="0%" style:text-position="0% 100%" style:font-name="Bitstream Vera Sans4" fo:font-size="10pt" fo:font-style="normal" officeooo:rsid="00653b52" fo:background-color="transparent" loext:char-shading-value="0" style:font-name-asian="OpenSymbol" style:font-style-asian="normal" style:font-name-complex="OpenSymbol" style:font-style-complex="normal"/>
    </style:style>
    <style:style style:name="T31" style:family="text">
      <style:text-properties style:use-window-font-color="true" loext:opacity="0%" style:text-position="0% 100%" style:font-name="Bitstream Vera Sans4" fo:font-size="10pt" fo:font-style="normal" officeooo:rsid="006bd263" fo:background-color="#ffff00" loext:char-shading-value="0" style:font-name-asian="OpenSymbol" style:font-style-asian="normal" style:font-name-complex="OpenSymbol" style:font-style-complex="normal"/>
    </style:style>
    <style:style style:name="T32" style:family="text">
      <style:text-properties style:use-window-font-color="true" loext:opacity="0%" style:text-position="0% 100%" style:font-name="Bitstream Vera Sans4" fo:font-size="10pt" fo:font-style="normal" officeooo:rsid="006c26d3" fo:background-color="#ffff00" loext:char-shading-value="0" style:font-name-asian="OpenSymbol" style:font-style-asian="normal" style:font-name-complex="OpenSymbol" style:font-style-complex="normal"/>
    </style:style>
    <style:style style:name="T33" style:family="text">
      <style:text-properties style:use-window-font-color="true" loext:opacity="0%" style:text-position="0% 100%" officeooo:rsid="003af4ce" fo:background-color="#ffff00" loext:char-shading-value="0" style:font-name-asian="OpenSymbol" style:font-style-asian="normal" style:font-name-complex="OpenSymbol" style:font-style-complex="normal"/>
    </style:style>
    <style:style style:name="T34" style:family="text">
      <style:text-properties style:use-window-font-color="true" loext:opacity="0%" style:text-position="0% 100%" officeooo:rsid="002a6768" fo:background-color="#ffff00" loext:char-shading-value="0" style:font-name-asian="OpenSymbol" style:font-style-asian="normal" style:font-name-complex="OpenSymbol" style:font-style-complex="normal"/>
    </style:style>
    <style:style style:name="T35" style:family="text">
      <style:text-properties style:use-window-font-color="true" loext:opacity="0%" style:text-position="0% 100%" officeooo:rsid="006bd263" fo:background-color="#ffff00" loext:char-shading-value="0" style:font-name-asian="OpenSymbol" style:font-style-asian="normal" style:font-name-complex="OpenSymbol" style:font-style-complex="normal"/>
    </style:style>
    <style:style style:name="T36" style:family="text">
      <style:text-properties style:use-window-font-color="true" loext:opacity="0%" style:text-position="0% 100%" officeooo:rsid="006c26d3" fo:background-color="#ffff00" loext:char-shading-value="0" style:font-name-asian="OpenSymbol" style:font-style-asian="normal" style:font-name-complex="OpenSymbol" style:font-style-complex="normal"/>
    </style:style>
    <style:style style:name="T37" style:family="text">
      <style:text-properties style:use-window-font-color="true" loext:opacity="0%" style:font-name="Bitstream Vera Sans5" fo:font-size="10pt" fo:font-weight="normal" officeooo:rsid="00653b52" style:font-size-asian="10.5pt"/>
    </style:style>
    <style:style style:name="T38" style:family="text">
      <style:text-properties style:use-window-font-color="true" loext:opacity="0%" style:font-name="Bitstream Vera Sans5" fo:font-size="10pt" fo:font-weight="normal" officeooo:rsid="002a6768" style:font-size-asian="10.5pt"/>
    </style:style>
    <style:style style:name="T39" style:family="text">
      <style:text-properties style:use-window-font-color="true" loext:opacity="0%" officeooo:rsid="0043b9d5"/>
    </style:style>
    <style:style style:name="T40" style:family="text">
      <style:text-properties style:use-window-font-color="true" loext:opacity="0%" officeooo:rsid="002a6768"/>
    </style:style>
    <style:style style:name="T41" style:family="text">
      <style:text-properties style:use-window-font-color="true" loext:opacity="0%" style:font-name="Bitstream Vera Sans4" fo:font-size="10pt" fo:font-style="normal" fo:font-weight="normal" officeooo:rsid="00653b52" fo:background-color="transparent" loext:char-shading-value="0"/>
    </style:style>
    <style:style style:name="T42" style:family="text">
      <style:text-properties style:use-window-font-color="true" loext:opacity="0%" officeooo:rsid="003af4ce" fo:background-color="#ffff00" loext:char-shading-value="0"/>
    </style:style>
    <style:style style:name="T43" style:family="text">
      <style:text-properties fo:font-size="2pt" style:font-size-asian="2pt" style:font-size-complex="2pt"/>
    </style:style>
    <style:style style:name="T44" style:family="text">
      <style:text-properties officeooo:rsid="0043b9d5"/>
    </style:style>
    <style:style style:name="T45" style:family="text">
      <style:text-properties officeooo:rsid="00402d5a"/>
    </style:style>
    <style:style style:name="T46" style:family="text">
      <style:text-properties officeooo:rsid="0037357b"/>
    </style:style>
    <style:style style:name="T47" style:family="text">
      <style:text-properties officeooo:rsid="002a6768"/>
    </style:style>
    <style:style style:name="T48" style:family="text">
      <style:text-properties officeooo:rsid="002b5f28"/>
    </style:style>
    <style:style style:name="T49" style:family="text">
      <style:text-properties officeooo:rsid="0032eeb9"/>
    </style:style>
    <style:style style:name="T50" style:family="text">
      <style:text-properties officeooo:rsid="00653b52"/>
    </style:style>
    <style:style style:name="T51" style:family="text">
      <style:text-properties officeooo:rsid="006f51a6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3333ff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9933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6666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00cc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62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64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 text:consecutive-numbering="true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8cm" fo:min-width="0.21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5" style:family="graphic">
      <style:graphic-properties style:run-through="foreground"/>
    </style:style>
    <style:style style:name="gr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opacity="0%" draw:textarea-horizontal-align="justify" fo:min-height="0.385cm" fo:padding-top="0cm" fo:padding-bottom="0cm" fo:padding-left="0cm" fo:padding-right="0cm" fo:wrap-option="wrap" draw:shadow="hidden" draw:shadow-offset-x="0.3cm" draw:shadow-offset-y="0.3cm" draw:shadow-color="#808080" draw:shadow-opacity="0%" style:run-through="foreground"/>
      <style:paragraph-properties style:writing-mode="lr-tb"/>
    </style:style>
    <style:style style:name="gr39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49cm" svg:stroke-color="#ff0000" draw:marker-start="" draw:marker-start-width="0.427cm" draw:marker-start-center="false" draw:marker-end="" draw:marker-end-width="0.427cm" draw:marker-end-center="false" draw:fill="solid" draw:fill-color="#729fcf" draw:textarea-horizontal-align="center" draw:textarea-vertical-align="middle" fo:padding-top="0.025cm" fo:padding-bottom="0.025cm" fo:padding-left="0.025cm" fo:padding-right="0.0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3cm" fo:min-width="0.21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0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0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0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409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2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2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27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3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5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3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5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5cm" fo:min-width="0.42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8cm" svg:stroke-color="#99999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3cm" svg:stroke-color="#808080" draw:marker-start="" draw:marker-start-width="0.215cm" draw:marker-start-center="false" draw:marker-end="" draw:marker-end-width="0.20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2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3cm" svg:stroke-color="#000000" draw:marker-start="" draw:marker-start-width="0.155cm" draw:marker-start-center="false" draw:marker-end="Arrow" draw:marker-end-width="0.13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3cm" svg:stroke-color="#000000" draw:marker-start="" draw:marker-start-width="0.3cm" draw:marker-start-center="false" draw:marker-end="Arrow" draw:marker-end-width="0.0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.03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69cm" fo:padding-top="0.139cm" fo:padding-bottom="0.139cm" fo:padding-left="0.265cm" fo:padding-right="0.26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.03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67cm" fo:padding-top="0.139cm" fo:padding-bottom="0.139cm" fo:padding-left="0.265cm" fo:padding-right="0.26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.03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64cm" fo:padding-top="0.139cm" fo:padding-bottom="0.139cm" fo:padding-left="0.265cm" fo:padding-right="0.26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solid" svg:stroke-width="0.03cm" svg:stroke-color="#00ae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3cm" svg:stroke-color="#2300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71" style:family="graphic">
      <style:graphic-properties style:writing-mode="lr-tb" style:run-through="foreground"/>
    </style:style>
    <style:style style:name="gr72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66666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1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6cm" fo:min-width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1cm" fo:min-width="0.4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1cm" fo:min-width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3cm" fo:min-width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49cm" svg:stroke-color="#ff0000" draw:marker-start="" draw:marker-start-width="0.427cm" draw:marker-start-center="false" draw:marker-end="" draw:marker-end-width="0.427cm" draw:marker-end-center="false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solid" svg:stroke-width="0.028cm" svg:stroke-color="#000000" draw:marker-start="" draw:marker-start-width="0.242cm" draw:marker-start-center="false" draw:marker-end="Arrow_20_concave" draw:marker-end-width="0.22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svg:stroke-width="0.028cm" svg:stroke-color="#3333ff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28cm" svg:stroke-color="#3333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28cm" svg:stroke-color="#009933" draw:marker-start="" draw:marker-start-width="0.326cm" draw:marker-start-center="false" draw:marker-end="" draw:marker-end-width="0.326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28cm" svg:stroke-color="#ff00cc" draw:marker-start="" draw:marker-start-width="0.369cm" draw:marker-start-center="false" draw:marker-end="" draw:marker-end-width="0.36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28cm" svg:stroke-color="#ff6666" draw:marker-start="" draw:marker-start-width="0.369cm" draw:marker-start-center="false" draw:marker-end="" draw:marker-end-width="0.36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3cm" svg:stroke-color="#ff6666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2cm" fo:min-width="0.4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solid" svg:stroke-width="0.019cm" svg:stroke-color="#666666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1" style:family="graphic">
      <style:graphic-properties draw:stroke="solid" svg:stroke-width="0.019cm" svg:stroke-color="#000000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opacity="0%" fo:min-height="0.372cm" fo:padding-top="0.125cm" fo:padding-bottom="0.125cm" fo:padding-left="0.25cm" fo:padding-right="0.25cm" draw:shadow="hidden" draw:shadow-offset-x="0.3cm" draw:shadow-offset-y="0.3cm" draw:shadow-color="#808080" draw:shadow-opacity="0%" style:run-through="foreground"/>
      <style:paragraph-properties style:writing-mode="lr-tb"/>
    </style:style>
    <style:style style:name="gr103" style:family="graphic">
      <style:graphic-properties draw:stroke="solid" svg:stroke-width="0.019cm" svg:stroke-color="#3333ff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opacity="0%" draw:auto-grow-width="true" fo:min-height="0.372cm" fo:min-width="0.443cm" fo:padding-top="0cm" fo:padding-bottom="0cm" fo:padding-left="0cm" fo:padding-right="0cm" draw:shadow="hidden" draw:shadow-offset-x="0.3cm" draw:shadow-offset-y="0.3cm" draw:shadow-color="#808080" draw:shadow-opacity="0%" style:run-through="foreground"/>
      <style:paragraph-properties style:writing-mode="lr-tb"/>
    </style:style>
    <style:style style:name="gr106" style:family="graphic">
      <style:graphic-properties draw:stroke="solid" svg:stroke-width="0.041cm" svg:stroke-color="#000000" draw:marker-start-width="0.36cm" draw:marker-start-center="false" draw:marker-end-width="0.36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.049cm" svg:stroke-color="#000000" draw:marker-start-width="0.275cm" draw:marker-start-center="false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8" style:family="graphic">
      <style:graphic-properties style:writing-mode="lr-tb" style:run-through="foreground" style:wrap="non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0" style:family="graphic">
      <style:graphic-properties style:writing-mode="lr-tb" style:run-through="foreground" style:wrap="none" style:vertical-pos="top" style:vertical-rel="text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3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51224591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0" text:outline-level="1"><text:span text:style-name="Bold_5f_niv2"><text:span text:style-name="T13"> </text:span></text:span><text:span text:style-name="Bold_5f_niv2">Proportionnalité ou pas ?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Section3">
        <text:list xml:id="list2663772382" text:style-name="_5f_Numérotation_20_des_20_exercices_20_livrets">
          <text:list-item>
            <text:list>
              <text:list-header>
                <text:p text:style-name="P54"><text:span text:style-name="T43"><draw:g text:anchor-type="as-char" draw:z-index="18" draw:name="Forme9" draw:style-name="gr108"><draw:line draw:style-name="gr101" draw:text-style-name="P100" svg:x1="0.104cm" svg:y1="4.142cm" svg:x2="0.104cm" svg:y2="-0.001cm"><text:p/></draw:line><draw:line draw:style-name="gr101" draw:text-style-name="P100" svg:x1="0.104cm" svg:y1="4.14cm" svg:x2="4.244cm" svg:y2="4.14cm"><text:p/></draw:line><draw:line draw:style-name="gr100" draw:text-style-name="P100" svg:x1="0.104cm" svg:y1="2.486cm" svg:x2="4.244cm" svg:y2="2.486cm"><text:p/></draw:line><draw:line draw:style-name="gr100" draw:text-style-name="P100" svg:x1="0.104cm" svg:y1="0.831cm" svg:x2="4.244cm" svg:y2="0.831cm"><text:p/></draw:line><draw:line draw:style-name="gr100" draw:text-style-name="P100" svg:x1="0.104cm" svg:y1="1.657cm" svg:x2="4.244cm" svg:y2="1.657cm"><text:p/></draw:line><draw:line draw:style-name="gr100" draw:text-style-name="P100" svg:x1="0.104cm" svg:y1="-0.001cm" svg:x2="4.244cm" svg:y2="-0.001cm"><text:p/></draw:line><draw:line draw:style-name="gr100" draw:text-style-name="P100" svg:x1="0.104cm" svg:y1="3.311cm" svg:x2="4.244cm" svg:y2="3.311cm"><text:p/></draw:line><draw:line draw:style-name="gr100" draw:text-style-name="P100" svg:x1="0.931cm" svg:y1="4.142cm" svg:x2="0.931cm" svg:y2="-0.001cm"><text:p/></draw:line><draw:line draw:style-name="gr100" draw:text-style-name="P100" svg:x1="1.76cm" svg:y1="4.142cm" svg:x2="1.76cm" svg:y2="-0.001cm"><text:p/></draw:line><draw:line draw:style-name="gr100" draw:text-style-name="P100" svg:x1="2.588cm" svg:y1="4.142cm" svg:x2="2.588cm" svg:y2="-0.001cm"><text:p/></draw:line><draw:line draw:style-name="gr100" draw:text-style-name="P100" svg:x1="3.417cm" svg:y1="4.142cm" svg:x2="3.417cm" svg:y2="-0.001cm"><text:p/></draw:line><draw:line draw:style-name="gr100" draw:text-style-name="P100" svg:x1="4.244cm" svg:y1="4.142cm" svg:x2="4.244cm" svg:y2="-0.001cm"><text:p/></draw:line><draw:line draw:style-name="gr100" draw:text-style-name="P100" svg:x1="0.517cm" svg:y1="4.142cm" svg:x2="0.517cm" svg:y2="-0.001cm"><text:p/></draw:line><draw:line draw:style-name="gr100" draw:text-style-name="P100" svg:x1="1.346cm" svg:y1="4.142cm" svg:x2="1.346cm" svg:y2="-0.001cm"><text:p/></draw:line><draw:line draw:style-name="gr100" draw:text-style-name="P100" svg:x1="2.175cm" svg:y1="4.142cm" svg:x2="2.175cm" svg:y2="-0.001cm"><text:p/></draw:line><draw:line draw:style-name="gr100" draw:text-style-name="P100" svg:x1="3.002cm" svg:y1="4.142cm" svg:x2="3.002cm" svg:y2="-0.001cm"><text:p/></draw:line><draw:line draw:style-name="gr100" draw:text-style-name="P100" svg:x1="3.831cm" svg:y1="4.142cm" svg:x2="3.831cm" svg:y2="-0.001cm"><text:p/></draw:line><draw:line draw:style-name="gr100" draw:text-style-name="P100" svg:x1="0.104cm" svg:y1="3.726cm" svg:x2="4.244cm" svg:y2="3.726cm"><text:p/></draw:line><draw:line draw:style-name="gr100" draw:text-style-name="P100" svg:x1="0.104cm" svg:y1="2.897cm" svg:x2="4.244cm" svg:y2="2.897cm"><text:p/></draw:line><draw:line draw:style-name="gr100" draw:text-style-name="P100" svg:x1="0.104cm" svg:y1="2.071cm" svg:x2="4.244cm" svg:y2="2.071cm"><text:p/></draw:line><draw:line draw:style-name="gr100" draw:text-style-name="P100" svg:x1="0.104cm" svg:y1="1.242cm" svg:x2="4.244cm" svg:y2="1.242cm"><text:p/></draw:line><draw:line draw:style-name="gr100" draw:text-style-name="P100" svg:x1="0.104cm" svg:y1="0.413cm" svg:x2="4.244cm" svg:y2="0.413cm"><text:p/></draw:line><draw:g draw:style-name="gr35"><draw:line draw:style-name="gr109" draw:text-style-name="P100" svg:x1="0.619cm" svg:y1="3.625cm" svg:x2="0.413cm" svg:y2="3.833cm"><text:p/></draw:line><draw:line draw:style-name="gr109" draw:text-style-name="P100" svg:x1="0.619cm" svg:y1="3.833cm" svg:x2="0.413cm" svg:y2="3.625cm"><text:p/></draw:line></draw:g><draw:g draw:style-name="gr35"><draw:line draw:style-name="gr109" draw:text-style-name="P100" svg:x1="1.862cm" svg:y1="2.376cm" svg:x2="1.656cm" svg:y2="2.582cm"><text:p/></draw:line><draw:line draw:style-name="gr109" draw:text-style-name="P100" svg:x1="1.862cm" svg:y1="2.582cm" svg:x2="1.656cm" svg:y2="2.376cm"><text:p/></draw:line></draw:g><draw:g draw:style-name="gr35"><draw:line draw:style-name="gr109" draw:text-style-name="P100" svg:x1="3.933cm" svg:y1="0.307cm" svg:x2="3.727cm" svg:y2="0.513cm"><text:p/></draw:line><draw:line draw:style-name="gr109" draw:text-style-name="P100" svg:x1="3.933cm" svg:y1="0.513cm" svg:x2="3.727cm" svg:y2="0.307cm"><text:p/></draw:line></draw:g><draw:g draw:style-name="gr35"><draw:line draw:style-name="gr109" draw:text-style-name="P100" svg:x1="0.205cm" svg:y1="4.036cm" svg:x2="0cm" svg:y2="4.241cm"><text:p/></draw:line><draw:line draw:style-name="gr109" draw:text-style-name="P100" svg:x1="0.205cm" svg:y1="4.241cm" svg:x2="0cm" svg:y2="4.036cm"><text:p/></draw:line></draw:g></draw:g></text:span><text:span text:style-name="T43"><text:s text:c="17"/></text:span></text:p>
                <text:p text:style-name="P55"><text:span text:style-name="Bold_5f_niv2"><text:span text:style-name="T44">G</text:span></text:span><text:span text:style-name="Bold_5f_niv2">raphique 1</text:span></text:p>
                <text:p text:style-name="P56"><draw:g text:anchor-type="as-char" draw:z-index="19" draw:name="Forme10" draw:style-name="gr108"><draw:line draw:style-name="gr101" draw:text-style-name="P100" svg:x1="0.104cm" svg:y1="4.143cm" svg:x2="0.104cm" svg:y2="0.001cm"><text:p/></draw:line><draw:line draw:style-name="gr101" draw:text-style-name="P100" svg:x1="0.104cm" svg:y1="4.145cm" svg:x2="4.244cm" svg:y2="4.145cm"><text:p/></draw:line><draw:g draw:style-name="gr35"><draw:line draw:style-name="gr100" draw:text-style-name="P100" svg:x1="0.104cm" svg:y1="2.487cm" svg:x2="4.244cm" svg:y2="2.487cm"><text:p/></draw:line><draw:line draw:style-name="gr100" draw:text-style-name="P100" svg:x1="0.104cm" svg:y1="0.83cm" svg:x2="4.244cm" svg:y2="0.83cm"><text:p/></draw:line><draw:line draw:style-name="gr100" draw:text-style-name="P100" svg:x1="0.104cm" svg:y1="1.658cm" svg:x2="4.244cm" svg:y2="1.658cm"><text:p/></draw:line><draw:line draw:style-name="gr100" draw:text-style-name="P100" svg:x1="0.104cm" svg:y1="0.001cm" svg:x2="4.244cm" svg:y2="0.001cm"><text:p/></draw:line><draw:line draw:style-name="gr100" draw:text-style-name="P100" svg:x1="0.104cm" svg:y1="3.316cm" svg:x2="4.244cm" svg:y2="3.316cm"><text:p/></draw:line><draw:line draw:style-name="gr100" draw:text-style-name="P100" svg:x1="0.931cm" svg:y1="4.143cm" svg:x2="0.931cm" svg:y2="0.001cm"><text:p/></draw:line><draw:line draw:style-name="gr100" draw:text-style-name="P100" svg:x1="1.76cm" svg:y1="4.143cm" svg:x2="1.76cm" svg:y2="0.001cm"><text:p/></draw:line><draw:line draw:style-name="gr100" draw:text-style-name="P100" svg:x1="2.588cm" svg:y1="4.143cm" svg:x2="2.588cm" svg:y2="0.001cm"><text:p/></draw:line><draw:line draw:style-name="gr100" draw:text-style-name="P100" svg:x1="3.417cm" svg:y1="4.143cm" svg:x2="3.417cm" svg:y2="0.001cm"><text:p/></draw:line><draw:line draw:style-name="gr100" draw:text-style-name="P100" svg:x1="4.244cm" svg:y1="4.143cm" svg:x2="4.244cm" svg:y2="0.001cm"><text:p/></draw:line><draw:line draw:style-name="gr100" draw:text-style-name="P100" svg:x1="0.517cm" svg:y1="4.143cm" svg:x2="0.517cm" svg:y2="0.001cm"><text:p/></draw:line><draw:line draw:style-name="gr100" draw:text-style-name="P100" svg:x1="1.346cm" svg:y1="4.143cm" svg:x2="1.346cm" svg:y2="0.001cm"><text:p/></draw:line><draw:line draw:style-name="gr100" draw:text-style-name="P100" svg:x1="2.175cm" svg:y1="4.143cm" svg:x2="2.175cm" svg:y2="0.001cm"><text:p/></draw:line><draw:line draw:style-name="gr100" draw:text-style-name="P100" svg:x1="3.002cm" svg:y1="4.143cm" svg:x2="3.002cm" svg:y2="0.001cm"><text:p/></draw:line><draw:line draw:style-name="gr100" draw:text-style-name="P100" svg:x1="3.831cm" svg:y1="4.143cm" svg:x2="3.831cm" svg:y2="0.001cm"><text:p/></draw:line><draw:line draw:style-name="gr100" draw:text-style-name="P100" svg:x1="0.104cm" svg:y1="3.728cm" svg:x2="4.244cm" svg:y2="3.728cm"><text:p/></draw:line><draw:line draw:style-name="gr100" draw:text-style-name="P100" svg:x1="0.104cm" svg:y1="2.898cm" svg:x2="4.244cm" svg:y2="2.898cm"><text:p/></draw:line><draw:line draw:style-name="gr100" draw:text-style-name="P100" svg:x1="0.104cm" svg:y1="2.07cm" svg:x2="4.244cm" svg:y2="2.07cm"><text:p/></draw:line><draw:line draw:style-name="gr100" draw:text-style-name="P100" svg:x1="0.104cm" svg:y1="1.241cm" svg:x2="4.244cm" svg:y2="1.241cm"><text:p/></draw:line><draw:line draw:style-name="gr100" draw:text-style-name="P100" svg:x1="0.104cm" svg:y1="0.418cm" svg:x2="4.244cm" svg:y2="0.418cm"><text:p/></draw:line></draw:g><draw:g draw:style-name="gr35"><draw:line draw:style-name="gr109" draw:text-style-name="P100" svg:x1="1.035cm" svg:y1="3.624cm" svg:x2="0.829cm" svg:y2="3.832cm"><text:p/></draw:line><draw:line draw:style-name="gr109" draw:text-style-name="P100" svg:x1="1.035cm" svg:y1="3.832cm" svg:x2="0.829cm" svg:y2="3.624cm"><text:p/></draw:line></draw:g><draw:g draw:style-name="gr35"><draw:line draw:style-name="gr109" draw:text-style-name="P100" svg:x1="1.862cm" svg:y1="2.381cm" svg:x2="1.656cm" svg:y2="2.587cm"><text:p/></draw:line><draw:line draw:style-name="gr109" draw:text-style-name="P100" svg:x1="1.862cm" svg:y1="2.587cm" svg:x2="1.656cm" svg:y2="2.381cm"><text:p/></draw:line></draw:g><draw:g draw:style-name="gr35"><draw:line draw:style-name="gr109" draw:text-style-name="P100" svg:x1="2.691cm" svg:y1="0.312cm" svg:x2="2.485cm" svg:y2="0.518cm"><text:p/></draw:line><draw:line draw:style-name="gr109" draw:text-style-name="P100" svg:x1="2.691cm" svg:y1="0.518cm" svg:x2="2.485cm" svg:y2="0.312cm"><text:p/></draw:line></draw:g><draw:g draw:style-name="gr35"><draw:line draw:style-name="gr109" draw:text-style-name="P100" svg:x1="0.205cm" svg:y1="4.041cm" svg:x2="0cm" svg:y2="4.247cm"><text:p/></draw:line><draw:line draw:style-name="gr109" draw:text-style-name="P100" svg:x1="0.205cm" svg:y1="4.247cm" svg:x2="0cm" svg:y2="4.041cm"><text:p/></draw:line></draw:g></draw:g></text:p>
                <text:p text:style-name="P55"><text:span text:style-name="Bold_5f_niv2"><text:span text:style-name="T44">G</text:span></text:span><text:span text:style-name="Bold_5f_niv2">raphique 3</text:span></text:p>
                <text:p text:style-name="P57"><draw:g text:anchor-type="as-char" draw:z-index="20" draw:name="Forme11" draw:style-name="gr110"><draw:line draw:style-name="gr101" draw:text-style-name="P100" svg:x1="0.106cm" svg:y1="4.143cm" svg:x2="0.106cm" svg:y2="0cm"><text:p/></draw:line><draw:line draw:style-name="gr101" draw:text-style-name="P100" svg:x1="0.106cm" svg:y1="4.143cm" svg:x2="4.246cm" svg:y2="4.143cm"><text:p/></draw:line><draw:g draw:style-name="gr35"><draw:line draw:style-name="gr100" draw:text-style-name="P100" svg:x1="0.106cm" svg:y1="2.487cm" svg:x2="4.246cm" svg:y2="2.487cm"><text:p/></draw:line><draw:line draw:style-name="gr100" draw:text-style-name="P100" svg:x1="0.106cm" svg:y1="0.834cm" svg:x2="4.246cm" svg:y2="0.834cm"><text:p/></draw:line><draw:line draw:style-name="gr100" draw:text-style-name="P100" svg:x1="0.106cm" svg:y1="1.658cm" svg:x2="4.246cm" svg:y2="1.658cm"><text:p/></draw:line><draw:line draw:style-name="gr100" draw:text-style-name="P100" svg:x1="0.106cm" svg:y1="0cm" svg:x2="4.246cm" svg:y2="0cm"><text:p/></draw:line><draw:line draw:style-name="gr100" draw:text-style-name="P100" svg:x1="0.106cm" svg:y1="3.314cm" svg:x2="4.246cm" svg:y2="3.314cm"><text:p/></draw:line><draw:line draw:style-name="gr100" draw:text-style-name="P100" svg:x1="0.933cm" svg:y1="4.143cm" svg:x2="0.933cm" svg:y2="0cm"><text:p/></draw:line><draw:line draw:style-name="gr100" draw:text-style-name="P100" svg:x1="1.759cm" svg:y1="4.143cm" svg:x2="1.759cm" svg:y2="0cm"><text:p/></draw:line><draw:line draw:style-name="gr100" draw:text-style-name="P100" svg:x1="2.588cm" svg:y1="4.143cm" svg:x2="2.588cm" svg:y2="0cm"><text:p/></draw:line><draw:line draw:style-name="gr100" draw:text-style-name="P100" svg:x1="3.417cm" svg:y1="4.143cm" svg:x2="3.417cm" svg:y2="0cm"><text:p/></draw:line><draw:line draw:style-name="gr100" draw:text-style-name="P100" svg:x1="4.244cm" svg:y1="4.143cm" svg:x2="4.244cm" svg:y2="0cm"><text:p/></draw:line><draw:line draw:style-name="gr100" draw:text-style-name="P100" svg:x1="0.517cm" svg:y1="4.143cm" svg:x2="0.517cm" svg:y2="0cm"><text:p/></draw:line><draw:line draw:style-name="gr100" draw:text-style-name="P100" svg:x1="1.346cm" svg:y1="4.143cm" svg:x2="1.346cm" svg:y2="0cm"><text:p/></draw:line><draw:line draw:style-name="gr100" draw:text-style-name="P100" svg:x1="2.175cm" svg:y1="4.143cm" svg:x2="2.175cm" svg:y2="0cm"><text:p/></draw:line><draw:line draw:style-name="gr100" draw:text-style-name="P100" svg:x1="3.002cm" svg:y1="4.143cm" svg:x2="3.002cm" svg:y2="0cm"><text:p/></draw:line><draw:line draw:style-name="gr100" draw:text-style-name="P100" svg:x1="3.833cm" svg:y1="4.143cm" svg:x2="3.833cm" svg:y2="0cm"><text:p/></draw:line><draw:line draw:style-name="gr100" draw:text-style-name="P100" svg:x1="0.106cm" svg:y1="3.727cm" svg:x2="4.246cm" svg:y2="3.727cm"><text:p/></draw:line><draw:line draw:style-name="gr100" draw:text-style-name="P100" svg:x1="0.106cm" svg:y1="2.898cm" svg:x2="4.246cm" svg:y2="2.898cm"><text:p/></draw:line><draw:line draw:style-name="gr100" draw:text-style-name="P100" svg:x1="0.106cm" svg:y1="2.074cm" svg:x2="4.246cm" svg:y2="2.074cm"><text:p/></draw:line><draw:line draw:style-name="gr100" draw:text-style-name="P100" svg:x1="0.106cm" svg:y1="1.245cm" svg:x2="4.246cm" svg:y2="1.245cm"><text:p/></draw:line><draw:line draw:style-name="gr100" draw:text-style-name="P100" svg:x1="0.106cm" svg:y1="0.416cm" svg:x2="4.246cm" svg:y2="0.416cm"><text:p/></draw:line></draw:g><draw:g draw:style-name="gr35"><draw:line draw:style-name="gr109" draw:text-style-name="P100" svg:x1="1.035cm" svg:y1="2.379cm" svg:x2="0.829cm" svg:y2="2.585cm"><text:p/></draw:line><draw:line draw:style-name="gr109" draw:text-style-name="P100" svg:x1="1.035cm" svg:y1="2.585cm" svg:x2="0.829cm" svg:y2="2.379cm"><text:p/></draw:line></draw:g><draw:g draw:style-name="gr35"><draw:line draw:style-name="gr109" draw:text-style-name="P100" svg:x1="2.692cm" svg:y1="1.55cm" svg:x2="2.487cm" svg:y2="1.758cm"><text:p/></draw:line><draw:line draw:style-name="gr109" draw:text-style-name="P100" svg:x1="2.692cm" svg:y1="1.758cm" svg:x2="2.487cm" svg:y2="1.55cm"><text:p/></draw:line></draw:g><draw:g draw:style-name="gr35"><draw:line draw:style-name="gr109" draw:text-style-name="P100" svg:x1="4.348cm" svg:y1="0.725cm" svg:x2="4.142cm" svg:y2="0.931cm"><text:p/></draw:line><draw:line draw:style-name="gr109" draw:text-style-name="P100" svg:x1="4.348cm" svg:y1="0.931cm" svg:x2="4.142cm" svg:y2="0.725cm"><text:p/></draw:line></draw:g><draw:g draw:style-name="gr35"><draw:line draw:style-name="gr109" draw:text-style-name="P100" svg:x1="0.206cm" svg:y1="2.799cm" svg:x2="0cm" svg:y2="3.005cm"><text:p/></draw:line><draw:line draw:style-name="gr109" draw:text-style-name="P100" svg:x1="0.206cm" svg:y1="3.005cm" svg:x2="0cm" svg:y2="2.799cm"><text:p/></draw:line></draw:g></draw:g></text:p>
                <text:p text:style-name="P55"><text:span text:style-name="Bold_5f_niv2"><text:span text:style-name="T44">G</text:span></text:span><text:span text:style-name="Bold_5f_niv2">raphique 2</text:span></text:p>
                <text:p text:style-name="P58"><text:s text:c="2"/><draw:g text:anchor-type="as-char" draw:z-index="21" draw:name="Forme12" draw:style-name="gr108"><draw:g draw:style-name="gr71"><draw:line draw:style-name="gr101" draw:text-style-name="P100" svg:x1="0.001cm" svg:y1="4.13cm" svg:x2="0.001cm" svg:y2="0.001cm"><text:p/></draw:line><draw:line draw:style-name="gr101" draw:text-style-name="P100" svg:x1="0.001cm" svg:y1="4.131cm" svg:x2="4.13cm" svg:y2="4.131cm"><text:p/></draw:line><draw:g draw:style-name="gr35"><draw:line draw:style-name="gr100" draw:text-style-name="P100" svg:x1="0.001cm" svg:y1="2.48cm" svg:x2="4.13cm" svg:y2="2.48cm"><text:p/></draw:line><draw:line draw:style-name="gr100" draw:text-style-name="P100" svg:x1="0.001cm" svg:y1="0.829cm" svg:x2="4.13cm" svg:y2="0.829cm"><text:p/></draw:line><draw:line draw:style-name="gr100" draw:text-style-name="P100" svg:x1="0.001cm" svg:y1="1.652cm" svg:x2="4.13cm" svg:y2="1.652cm"><text:p/></draw:line><draw:line draw:style-name="gr100" draw:text-style-name="P100" svg:x1="0.001cm" svg:y1="0.001cm" svg:x2="4.13cm" svg:y2="0.001cm"><text:p/></draw:line><draw:line draw:style-name="gr100" draw:text-style-name="P100" svg:x1="0.001cm" svg:y1="3.303cm" svg:x2="4.13cm" svg:y2="3.303cm"><text:p/></draw:line><draw:line draw:style-name="gr100" draw:text-style-name="P100" svg:x1="0.828cm" svg:y1="4.13cm" svg:x2="0.828cm" svg:y2="0.001cm"><text:p/></draw:line><draw:line draw:style-name="gr100" draw:text-style-name="P100" svg:x1="1.652cm" svg:y1="4.13cm" svg:x2="1.652cm" svg:y2="0.001cm"><text:p/></draw:line><draw:line draw:style-name="gr100" draw:text-style-name="P100" svg:x1="2.479cm" svg:y1="4.13cm" svg:x2="2.479cm" svg:y2="0.001cm"><text:p/></draw:line><draw:line draw:style-name="gr100" draw:text-style-name="P100" svg:x1="3.303cm" svg:y1="4.13cm" svg:x2="3.303cm" svg:y2="0.001cm"><text:p/></draw:line><draw:line draw:style-name="gr100" draw:text-style-name="P100" svg:x1="4.13cm" svg:y1="4.13cm" svg:x2="4.13cm" svg:y2="0.001cm"><text:p/></draw:line><draw:line draw:style-name="gr100" draw:text-style-name="P100" svg:x1="0.412cm" svg:y1="4.13cm" svg:x2="0.412cm" svg:y2="0.001cm"><text:p/></draw:line><draw:line draw:style-name="gr100" draw:text-style-name="P100" svg:x1="1.238cm" svg:y1="4.13cm" svg:x2="1.238cm" svg:y2="0.001cm"><text:p/></draw:line><draw:line draw:style-name="gr100" draw:text-style-name="P100" svg:x1="2.063cm" svg:y1="4.13cm" svg:x2="2.063cm" svg:y2="0.001cm"><text:p/></draw:line><draw:line draw:style-name="gr100" draw:text-style-name="P100" svg:x1="2.889cm" svg:y1="4.13cm" svg:x2="2.889cm" svg:y2="0.001cm"><text:p/></draw:line><draw:line draw:style-name="gr100" draw:text-style-name="P100" svg:x1="3.72cm" svg:y1="4.13cm" svg:x2="3.72cm" svg:y2="0.001cm"><text:p/></draw:line><draw:line draw:style-name="gr100" draw:text-style-name="P100" svg:x1="0.001cm" svg:y1="3.72cm" svg:x2="4.13cm" svg:y2="3.72cm"><text:p/></draw:line><draw:line draw:style-name="gr100" draw:text-style-name="P100" svg:x1="0.001cm" svg:y1="2.889cm" svg:x2="4.13cm" svg:y2="2.889cm"><text:p/></draw:line><draw:line draw:style-name="gr100" draw:text-style-name="P100" svg:x1="0.001cm" svg:y1="2.063cm" svg:x2="4.13cm" svg:y2="2.063cm"><text:p/></draw:line><draw:line draw:style-name="gr100" draw:text-style-name="P100" svg:x1="0.001cm" svg:y1="1.238cm" svg:x2="4.13cm" svg:y2="1.238cm"><text:p/></draw:line><draw:line draw:style-name="gr100" draw:text-style-name="P100" svg:x1="0.001cm" svg:y1="0.412cm" svg:x2="4.13cm" svg:y2="0.412cm"><text:p/></draw:line></draw:g></draw:g><draw:g draw:style-name="gr35"><draw:line draw:style-name="gr109" draw:text-style-name="P100" svg:x1="0.928cm" svg:y1="3.406cm" svg:x2="0.723cm" svg:y2="3.611cm"><text:p/></draw:line><draw:line draw:style-name="gr109" draw:text-style-name="P100" svg:x1="0.928cm" svg:y1="3.611cm" svg:x2="0.723cm" svg:y2="3.406cm"><text:p/></draw:line></draw:g><draw:g draw:style-name="gr35"><draw:line draw:style-name="gr109" draw:text-style-name="P100" svg:x1="1.753cm" svg:y1="2.788cm" svg:x2="1.545cm" svg:y2="2.994cm"><text:p/></draw:line><draw:line draw:style-name="gr109" draw:text-style-name="P100" svg:x1="1.753cm" svg:y1="2.994cm" svg:x2="1.545cm" svg:y2="2.788cm"><text:p/></draw:line></draw:g><draw:g draw:style-name="gr35"><draw:line draw:style-name="gr109" draw:text-style-name="P100" svg:x1="4.23cm" svg:y1="0.933cm" svg:x2="4.025cm" svg:y2="1.141cm"><text:p/></draw:line><draw:line draw:style-name="gr109" draw:text-style-name="P100" svg:x1="4.23cm" svg:y1="1.141cm" svg:x2="4.025cm" svg:y2="0.933cm"><text:p/></draw:line></draw:g><draw:g draw:style-name="gr35"><draw:line draw:style-name="gr109" draw:text-style-name="P100" svg:x1="2.579cm" svg:y1="2.173cm" svg:x2="2.374cm" svg:y2="2.378cm"><text:p/></draw:line><draw:line draw:style-name="gr109" draw:text-style-name="P100" svg:x1="2.579cm" svg:y1="2.378cm" svg:x2="2.374cm" svg:y2="2.173cm"><text:p/></draw:line></draw:g></draw:g></text:p>
                <text:p text:style-name="P59"><text:span text:style-name="Bold_5f_niv2"><text:span text:style-name="T44">G</text:span></text:span><text:span text:style-name="Bold_5f_niv2">raphique 4</text:span></text:p>
              </text:list-header>
            </text:list>
          </text:list-item>
        </text:list>
      </text:section>
      <text:list xml:id="list1872348525" text:style-name="liste_5f_abc">
        <text:list-item>
          <text:list>
            <text:list-item>
              <text:p text:style-name="P65">Parmi les graphiques ci-dessus, quels sont ceux susceptibles de représenter une situation de proportionnalité ? Justifie.</text:p>
            </text:list-item>
          </text:list>
        </text:list-item>
      </text:list>
      <text:list xml:id="list161960606148826" text:continue-list="list2663772382" text:style-name="_5f_Numérotation_20_des_20_exercices_20_livrets">
        <text:list-item>
          <text:list>
            <text:list-header>
              <text:p text:style-name="P71"><text:span text:style-name="_5f_Correction_20_surligné"><text:span text:style-name="T15">Les graphiques 1 et 4, car les points semblent alignés avec l'origine du repère.</text:span></text:span></text:p>
            </text:list-header>
          </text:list>
        </text:list-item>
      </text:list>
      <text:list xml:id="list161959898556696" text:continue-list="list1872348525" text:style-name="liste_5f_abc">
        <text:list-item>
          <text:list>
            <text:list-item>
              <text:p text:style-name="P60">Parmi les graphiques <text:span text:style-name="T44">précédents</text:span>, quels sont ceux qui ne peuvent pas représenter une situation de proportionnalité ? Pourquoi ?</text:p>
            </text:list-item>
          </text:list>
        </text:list-item>
      </text:list>
      <text:list xml:id="list161959308384648" text:continue-list="list161960606148826" text:style-name="_5f_Numérotation_20_des_20_exercices_20_livrets">
        <text:list-item>
          <text:list>
            <text:list-header>
              <text:p text:style-name="P72"><text:span text:style-name="_5f_Correction_20_surligné"><text:span text:style-name="T15">Le graphique 2 (il ne passe pas par l'origine) et le graphique 3 (les points ne sont pas alignés).</text:span></text:span></text:p>
            </text:list-header>
          </text:list>
        </text:list-item>
      </text:list>
      <text:list xml:id="list161961017446264" text:continue-list="list4151224591" text:style-name="Num_5f_Exo">
        <text:list-item>
          <text:list>
            <text:list-item>
              <text:list>
                <text:list-item>
                  <text:list>
                    <text:list-header>
                      <text:h text:style-name="P31" text:outline-level="1"/>
                    </text:list-header>
                    <text:list-item>
                      <text:h text:style-name="P32" text:outline-level="1"> Corinne n’a pas terminé les représentations graphiques de situations de proportionnalité.<text:line-break/>Elle a commencé les graphiques ci‑dessous. Aide‑la à terminer son travail. </text:h>
                    </text:list-item>
                  </text:list>
                </text:list-item>
              </text:list>
            </text:list-item>
          </text:list>
        </text:list-item>
      </text:list>
      <text:list xml:id="list161960298476820" text:continue-list="list161959308384648" text:style-name="_5f_Numérotation_20_des_20_exercices_20_livrets">
        <text:list-header>
          <text:p text:style-name="P52"><draw:g text:anchor-type="as-char" draw:z-index="25" draw:name="Forme13" draw:style-name="gr59"><draw:g draw:style-name="gr71"><draw:line draw:style-name="gr72" draw:text-style-name="P81" svg:x1="0.775cm" svg:y1="3.752cm" svg:x2="0.775cm" svg:y2="-0.001cm"><text:p/></draw:line><draw:line draw:style-name="gr72" draw:text-style-name="P81" svg:x1="0.775cm" svg:y1="3.755cm" svg:x2="8.085cm" svg:y2="3.755cm"><text:p/></draw:line><draw:line draw:style-name="gr73" draw:text-style-name="P81" svg:x1="0.775cm" svg:y1="2.552cm" svg:x2="8.085cm" svg:y2="2.552cm"><text:p/></draw:line><draw:line draw:style-name="gr73" draw:text-style-name="P81" svg:x1="0.775cm" svg:y1="1.349cm" svg:x2="8.085cm" svg:y2="1.349cm"><text:p/></draw:line><draw:line draw:style-name="gr73" draw:text-style-name="P81" svg:x1="0.775cm" svg:y1="1.954cm" svg:x2="8.085cm" svg:y2="1.954cm"><text:p/></draw:line><draw:line draw:style-name="gr73" draw:text-style-name="P81" svg:x1="0.775cm" svg:y1="0.751cm" svg:x2="8.085cm" svg:y2="0.751cm"><text:p/></draw:line><draw:line draw:style-name="gr73" draw:text-style-name="P81" svg:x1="0.775cm" svg:y1="3.152cm" svg:x2="8.085cm" svg:y2="3.152cm"><text:p/></draw:line><draw:line draw:style-name="gr73" draw:text-style-name="P81" svg:x1="1.506cm" svg:y1="3.752cm" svg:x2="1.506cm" svg:y2="-0.001cm"><text:p/></draw:line><draw:line draw:style-name="gr73" draw:text-style-name="P81" svg:x1="2.238cm" svg:y1="3.752cm" svg:x2="2.238cm" svg:y2="-0.001cm"><text:p/></draw:line><draw:line draw:style-name="gr73" draw:text-style-name="P81" svg:x1="2.966cm" svg:y1="3.752cm" svg:x2="2.966cm" svg:y2="-0.001cm"><text:p/></draw:line><draw:line draw:style-name="gr73" draw:text-style-name="P81" svg:x1="3.697cm" svg:y1="3.752cm" svg:x2="3.697cm" svg:y2="-0.001cm"><text:p/></draw:line><draw:line draw:style-name="gr73" draw:text-style-name="P81" svg:x1="4.429cm" svg:y1="3.752cm" svg:x2="4.429cm" svg:y2="-0.001cm"><text:p/></draw:line><draw:line draw:style-name="gr73" draw:text-style-name="P81" svg:x1="1.14cm" svg:y1="3.752cm" svg:x2="1.14cm" svg:y2="-0.001cm"><text:p/></draw:line><draw:line draw:style-name="gr73" draw:text-style-name="P81" svg:x1="1.871cm" svg:y1="3.752cm" svg:x2="1.871cm" svg:y2="-0.001cm"><text:p/></draw:line><draw:line draw:style-name="gr73" draw:text-style-name="P81" svg:x1="2.603cm" svg:y1="3.752cm" svg:x2="2.603cm" svg:y2="-0.001cm"><text:p/></draw:line><draw:line draw:style-name="gr73" draw:text-style-name="P81" svg:x1="3.335cm" svg:y1="3.752cm" svg:x2="3.335cm" svg:y2="-0.001cm"><text:p/></draw:line><draw:line draw:style-name="gr73" draw:text-style-name="P81" svg:x1="4.065cm" svg:y1="3.752cm" svg:x2="4.065cm" svg:y2="-0.001cm"><text:p/></draw:line><draw:line draw:style-name="gr73" draw:text-style-name="P81" svg:x1="0.775cm" svg:y1="3.452cm" svg:x2="8.085cm" svg:y2="3.452cm"><text:p/></draw:line><draw:line draw:style-name="gr73" draw:text-style-name="P81" svg:x1="0.775cm" svg:y1="2.847cm" svg:x2="8.085cm" svg:y2="2.847cm"><text:p/></draw:line><draw:line draw:style-name="gr73" draw:text-style-name="P81" svg:x1="0.775cm" svg:y1="2.249cm" svg:x2="8.085cm" svg:y2="2.249cm"><text:p/></draw:line><draw:line draw:style-name="gr73" draw:text-style-name="P81" svg:x1="0.775cm" svg:y1="1.65cm" svg:x2="8.085cm" svg:y2="1.65cm"><text:p/></draw:line><draw:line draw:style-name="gr73" draw:text-style-name="P81" svg:x1="0.775cm" svg:y1="1.051cm" svg:x2="8.085cm" svg:y2="1.051cm"><text:p/></draw:line><draw:line draw:style-name="gr73" draw:text-style-name="P81" svg:x1="4.795cm" svg:y1="3.752cm" svg:x2="4.795cm" svg:y2="-0.001cm"><text:p/></draw:line><draw:line draw:style-name="gr73" draw:text-style-name="P81" svg:x1="5.162cm" svg:y1="3.752cm" svg:x2="5.162cm" svg:y2="-0.001cm"><text:p/></draw:line><draw:line draw:style-name="gr73" draw:text-style-name="P81" svg:x1="5.526cm" svg:y1="3.752cm" svg:x2="5.526cm" svg:y2="-0.001cm"><text:p/></draw:line><draw:line draw:style-name="gr73" draw:text-style-name="P81" svg:x1="5.892cm" svg:y1="3.752cm" svg:x2="5.892cm" svg:y2="-0.001cm"><text:p/></draw:line><draw:line draw:style-name="gr73" draw:text-style-name="P81" svg:x1="6.256cm" svg:y1="3.752cm" svg:x2="6.256cm" svg:y2="-0.001cm"><text:p/></draw:line><draw:line draw:style-name="gr73" draw:text-style-name="P81" svg:x1="6.623cm" svg:y1="3.752cm" svg:x2="6.623cm" svg:y2="-0.001cm"><text:p/></draw:line><draw:line draw:style-name="gr73" draw:text-style-name="P81" svg:x1="6.986cm" svg:y1="3.752cm" svg:x2="6.986cm" svg:y2="-0.001cm"><text:p/></draw:line><draw:line draw:style-name="gr73" draw:text-style-name="P81" svg:x1="7.355cm" svg:y1="3.752cm" svg:x2="7.355cm" svg:y2="-0.001cm"><text:p/></draw:line><draw:line draw:style-name="gr73" draw:text-style-name="P81" svg:x1="7.717cm" svg:y1="3.752cm" svg:x2="7.717cm" svg:y2="-0.001cm"><text:p/></draw:line><draw:line draw:style-name="gr73" draw:text-style-name="P81" svg:x1="8.087cm" svg:y1="3.752cm" svg:x2="8.087cm" svg:y2="-0.001cm"><text:p/></draw:line><draw:line draw:style-name="gr73" draw:text-style-name="P81" svg:x1="0.775cm" svg:y1="0.453cm" svg:x2="8.085cm" svg:y2="0.453cm"><text:p/></draw:line><draw:line draw:style-name="gr73" draw:text-style-name="P81" svg:x1="0.775cm" svg:y1="0.147cm" svg:x2="8.085cm" svg:y2="0.147cm"><text:p/></draw:line><draw:frame draw:style-name="gr74" draw:text-style-name="P80" svg:width="0.715cm" svg:height="0.632cm" svg:x="0.409cm" svg:y="3.734cm"><draw:text-box><text:p text:style-name="P79"><text:span text:style-name="T52">0</text:span></text:p></draw:text-box></draw:frame><draw:frame draw:style-name="gr74" draw:text-style-name="P80" svg:width="0.715cm" svg:height="0.632cm" svg:x="1.143cm" svg:y="3.748cm"><draw:text-box><text:p text:style-name="P79"><text:span text:style-name="T52">5</text:span></text:p></draw:text-box></draw:frame><draw:frame draw:style-name="gr75" draw:text-style-name="P80" svg:width="0.925cm" svg:height="0.997cm" svg:x="1.794cm" svg:y="3.734cm"><draw:text-box><text:p text:style-name="P79"><text:span text:style-name="T53">10</text:span></text:p></draw:text-box></draw:frame><draw:frame draw:style-name="gr76" draw:text-style-name="P80" svg:width="0.927cm" svg:height="0.632cm" svg:x="2.561cm" svg:y="3.734cm"><draw:text-box><text:p text:style-name="P79"><text:span text:style-name="T53">15</text:span></text:p></draw:text-box></draw:frame><draw:frame draw:style-name="gr76" draw:text-style-name="P85" svg:width="0.927cm" svg:height="0.632cm" svg:x="0.042cm" svg:y="2.882cm"><draw:text-box><text:p text:style-name="P79"><text:span text:style-name="T53">10</text:span></text:p></draw:text-box></draw:frame><draw:frame draw:style-name="gr77" draw:text-style-name="P80" svg:width="0.925cm" svg:height="0.632cm" svg:x="0.067cm" svg:y="2.281cm"><draw:text-box><text:p text:style-name="P79"><text:span text:style-name="T52">20</text:span></text:p></draw:text-box></draw:frame><draw:frame draw:style-name="gr77" draw:text-style-name="P80" svg:width="0.925cm" svg:height="0.632cm" svg:x="0.058cm" svg:y="1.63cm"><draw:text-box><text:p text:style-name="P79"><text:span text:style-name="T53">30</text:span></text:p></draw:text-box></draw:frame><draw:frame draw:style-name="gr76" draw:text-style-name="P80" svg:width="0.927cm" svg:height="0.632cm" svg:x="0.026cm" svg:y="1.069cm"><draw:text-box><text:p text:style-name="P79"><text:span text:style-name="T53">40</text:span></text:p></draw:text-box></draw:frame><draw:frame draw:style-name="gr78" draw:text-style-name="P80" svg:width="0.925cm" svg:height="0.634cm" svg:x="0cm" svg:y="0.441cm"><draw:text-box><text:p text:style-name="P79"><text:span text:style-name="T53">50</text:span></text:p></draw:text-box></draw:frame><draw:g draw:style-name="gr35"><draw:line draw:style-name="gr79" draw:text-style-name="P81" svg:x1="4.52cm" svg:y1="2.478cm" svg:x2="4.337cm" svg:y2="2.628cm"><text:p/></draw:line><draw:line draw:style-name="gr79" draw:text-style-name="P81" svg:x1="4.52cm" svg:y1="2.628cm" svg:x2="4.337cm" svg:y2="2.478cm"><text:p/></draw:line></draw:g><draw:frame draw:style-name="gr76" draw:text-style-name="P80" svg:width="0.927cm" svg:height="0.632cm" svg:x="3.277cm" svg:y="3.747cm"><draw:text-box><text:p text:style-name="P79"><text:span text:style-name="T53">20</text:span></text:p></draw:text-box></draw:frame><draw:frame draw:style-name="gr78" draw:text-style-name="P80" svg:width="0.925cm" svg:height="0.634cm" svg:x="3.969cm" svg:y="3.766cm"><draw:text-box><text:p text:style-name="P79"><text:span text:style-name="T53">25</text:span></text:p></draw:text-box></draw:frame><draw:frame draw:style-name="gr76" draw:text-style-name="P80" svg:width="0.927cm" svg:height="0.632cm" svg:x="4.678cm" svg:y="3.739cm"><draw:text-box><text:p text:style-name="P79"><text:span text:style-name="T53">30</text:span></text:p></draw:text-box></draw:frame><draw:frame draw:style-name="gr77" draw:text-style-name="P80" svg:width="0.925cm" svg:height="0.632cm" svg:x="5.436cm" svg:y="3.739cm"><draw:text-box><text:p text:style-name="P79"><text:span text:style-name="T53">35</text:span></text:p></draw:text-box></draw:frame><draw:frame draw:style-name="gr77" draw:text-style-name="P80" svg:width="0.925cm" svg:height="0.632cm" svg:x="6.202cm" svg:y="3.754cm"><draw:text-box><text:p text:style-name="P79"><text:span text:style-name="T53">40</text:span></text:p></draw:text-box></draw:frame><draw:frame draw:style-name="gr77" draw:text-style-name="P80" svg:width="0.925cm" svg:height="0.632cm" svg:x="6.925cm" svg:y="3.761cm"><draw:text-box><text:p text:style-name="P79"><text:span text:style-name="T53">45</text:span></text:p></draw:text-box></draw:frame></draw:g><draw:line draw:style-name="gr80" draw:text-style-name="P83" svg:x1="0.687cm" svg:y1="3.186cm" svg:x2="0.827cm" svg:y2="3.186cm"><text:p/></draw:line><draw:line draw:style-name="gr80" draw:text-style-name="P83" svg:x1="1.544cm" svg:y1="3.858cm" svg:x2="1.544cm" svg:y2="3.717cm"><text:p/></draw:line><draw:line draw:name="Forme2_0" draw:style-name="gr81" draw:text-style-name="P84" svg:x1="0.767cm" svg:y1="3.735cm" svg:x2="8.08cm" svg:y2="1.35cm"><text:p/></draw:line></draw:g></text:p>
          <text:p text:style-name="P53"><text:span text:style-name="_5f_pointillés_20_gris"><text:span text:style-name="T12"><draw:g text:anchor-type="as-char" draw:z-index="27" draw:name="Objet de groupe 1" draw:style-name="gr1"><draw:frame draw:style-name="gr2" draw:text-style-name="P80" svg:width="0.717cm" svg:height="0.638cm" svg:x="0.469cm" svg:y="4.068cm"><draw:text-box><text:p text:style-name="P79"><text:span text:style-name="T52">0</text:span></text:p></draw:text-box></draw:frame><draw:line draw:style-name="gr3" draw:text-style-name="P81" svg:x1="0.807cm" svg:y1="2.813cm" svg:x2="8.229cm" svg:y2="2.813cm"><text:p/></draw:line><draw:line draw:style-name="gr4" draw:text-style-name="P81" svg:x1="0.807cm" svg:y1="1.543cm" svg:x2="8.229cm" svg:y2="1.543cm"><text:p/></draw:line><draw:line draw:style-name="gr5" draw:text-style-name="P81" svg:x1="0.807cm" svg:y1="2.178cm" svg:x2="8.229cm" svg:y2="2.178cm"><text:p/></draw:line><draw:line draw:style-name="gr6" draw:text-style-name="P81" svg:x1="0.807cm" svg:y1="0.908cm" svg:x2="8.229cm" svg:y2="0.908cm"><text:p/></draw:line><draw:line draw:style-name="gr7" draw:text-style-name="P81" svg:x1="0.807cm" svg:y1="3.448cm" svg:x2="8.229cm" svg:y2="3.448cm"><text:p/></draw:line><draw:line draw:style-name="gr8" draw:text-style-name="P81" svg:x1="1.55cm" svg:y1="4.088cm" svg:x2="1.55cm" svg:y2="0.113cm"><text:p/></draw:line><draw:line draw:style-name="gr9" draw:text-style-name="P81" svg:x1="2.291cm" svg:y1="4.088cm" svg:x2="2.291cm" svg:y2="0.113cm"><text:p/></draw:line><draw:line draw:style-name="gr10" draw:text-style-name="P81" svg:x1="3.032cm" svg:y1="4.088cm" svg:x2="3.032cm" svg:y2="0.113cm"><text:p/></draw:line><draw:line draw:style-name="gr11" draw:text-style-name="P81" svg:x1="3.776cm" svg:y1="4.088cm" svg:x2="3.776cm" svg:y2="0.113cm"><text:p/></draw:line><draw:line draw:style-name="gr12" draw:text-style-name="P81" svg:x1="4.517cm" svg:y1="4.088cm" svg:x2="4.517cm" svg:y2="0.113cm"><text:p/></draw:line><draw:line draw:style-name="gr13" draw:text-style-name="P81" svg:x1="1.178cm" svg:y1="4.088cm" svg:x2="1.178cm" svg:y2="0.113cm"><text:p/></draw:line><draw:line draw:style-name="gr14" draw:text-style-name="P81" svg:x1="1.919cm" svg:y1="4.088cm" svg:x2="1.919cm" svg:y2="0.113cm"><text:p/></draw:line><draw:line draw:style-name="gr15" draw:text-style-name="P81" svg:x1="2.665cm" svg:y1="4.088cm" svg:x2="2.665cm" svg:y2="0.113cm"><text:p/></draw:line><draw:line draw:style-name="gr16" draw:text-style-name="P81" svg:x1="3.406cm" svg:y1="4.088cm" svg:x2="3.406cm" svg:y2="0.113cm"><text:p/></draw:line><draw:line draw:style-name="gr17" draw:text-style-name="P81" svg:x1="4.148cm" svg:y1="4.088cm" svg:x2="4.148cm" svg:y2="0.113cm"><text:p/></draw:line><draw:line draw:style-name="gr18" draw:text-style-name="P81" svg:x1="0.807cm" svg:y1="3.769cm" svg:x2="8.229cm" svg:y2="3.769cm"><text:p/></draw:line><draw:line draw:style-name="gr19" draw:text-style-name="P81" svg:x1="0.807cm" svg:y1="3.134cm" svg:x2="8.229cm" svg:y2="3.134cm"><text:p/></draw:line><draw:line draw:style-name="gr20" draw:text-style-name="P81" svg:x1="0.807cm" svg:y1="2.499cm" svg:x2="8.229cm" svg:y2="2.499cm"><text:p/></draw:line><draw:line draw:style-name="gr21" draw:text-style-name="P81" svg:x1="0.807cm" svg:y1="1.863cm" svg:x2="8.229cm" svg:y2="1.863cm"><text:p/></draw:line><draw:line draw:style-name="gr22" draw:text-style-name="P81" svg:x1="0.807cm" svg:y1="1.229cm" svg:x2="8.229cm" svg:y2="1.229cm"><text:p/></draw:line><draw:line draw:style-name="gr23" draw:text-style-name="P81" svg:x1="4.889cm" svg:y1="4.088cm" svg:x2="4.889cm" svg:y2="0.113cm"><text:p/></draw:line><draw:line draw:style-name="gr24" draw:text-style-name="P81" svg:x1="5.261cm" svg:y1="4.088cm" svg:x2="5.261cm" svg:y2="0.113cm"><text:p/></draw:line><draw:line draw:style-name="gr25" draw:text-style-name="P81" svg:x1="5.632cm" svg:y1="4.088cm" svg:x2="5.632cm" svg:y2="0.113cm"><text:p/></draw:line><draw:line draw:style-name="gr26" draw:text-style-name="P81" svg:x1="6.004cm" svg:y1="4.088cm" svg:x2="6.004cm" svg:y2="0.113cm"><text:p/></draw:line><draw:line draw:style-name="gr27" draw:text-style-name="P81" svg:x1="6.371cm" svg:y1="4.088cm" svg:x2="6.371cm" svg:y2="0.113cm"><text:p/></draw:line><draw:line draw:style-name="gr28" draw:text-style-name="P81" svg:x1="6.745cm" svg:y1="4.088cm" svg:x2="6.745cm" svg:y2="0.113cm"><text:p/></draw:line><draw:line draw:style-name="gr29" draw:text-style-name="P81" svg:x1="7.115cm" svg:y1="4.088cm" svg:x2="7.115cm" svg:y2="0.113cm"><text:p/></draw:line><draw:line draw:style-name="gr30" draw:text-style-name="P81" svg:x1="7.489cm" svg:y1="4.088cm" svg:x2="7.489cm" svg:y2="0.113cm"><text:p/></draw:line><draw:line draw:style-name="gr31" draw:text-style-name="P81" svg:x1="7.856cm" svg:y1="4.088cm" svg:x2="7.856cm" svg:y2="0.113cm"><text:p/></draw:line><draw:line draw:style-name="gr32" draw:text-style-name="P81" svg:x1="8.23cm" svg:y1="4.088cm" svg:x2="8.23cm" svg:y2="0.113cm"><text:p/></draw:line><draw:line draw:style-name="gr33" draw:text-style-name="P81" svg:x1="0.807cm" svg:y1="0.591cm" svg:x2="8.229cm" svg:y2="0.591cm"><text:p/></draw:line><draw:line draw:style-name="gr34" draw:text-style-name="P81" svg:x1="0.807cm" svg:y1="0.273cm" svg:x2="8.229cm" svg:y2="0.273cm"><text:p/></draw:line><draw:g draw:style-name="gr35"><draw:line draw:style-name="gr36" draw:text-style-name="P81" svg:x1="4.612cm" svg:y1="2.103cm" svg:x2="4.425cm" svg:y2="2.262cm"><text:p/></draw:line><draw:line draw:style-name="gr37" draw:text-style-name="P81" svg:x1="4.612cm" svg:y1="2.262cm" svg:x2="4.425cm" svg:y2="2.103cm"><text:p/></draw:line></draw:g><draw:frame draw:style-name="gr38" draw:text-style-name="P82" svg:width="1.689cm" svg:height="0.385cm" svg:x="4.708cm" svg:y="1.901cm"><draw:text-box><text:p text:style-name="P79"><text:span text:style-name="T52">(10 ; 15)</text:span></text:p></draw:text-box></draw:frame><draw:line draw:style-name="gr39" draw:text-style-name="P81" svg:x1="0.797cm" svg:y1="4.112cm" svg:x2="0.797cm" svg:y2="0.138cm"><text:p/></draw:line><draw:line draw:style-name="gr40" draw:text-style-name="P81" svg:x1="0.797cm" svg:y1="4.109cm" svg:x2="8.219cm" svg:y2="4.109cm"><text:p/></draw:line><draw:line draw:style-name="gr41" draw:text-style-name="P83" svg:x1="0.741cm" svg:y1="3.463cm" svg:x2="0.882cm" svg:y2="3.463cm"><text:p/></draw:line><draw:line draw:name="Forme2_ 2" draw:style-name="gr42" draw:text-style-name="P84" svg:x1="0.794cm" svg:y1="4.111cm" svg:x2="8.227cm" svg:y2="0.273cm"><text:p/></draw:line><draw:frame draw:style-name="gr43" draw:text-style-name="P85" svg:width="0.715cm" svg:height="0.632cm" svg:x="0.122cm" svg:y="3.18cm"><draw:text-box><text:p text:style-name="P79"><text:span text:style-name="T53">5</text:span></text:p></draw:text-box></draw:frame><draw:frame draw:style-name="gr44" draw:text-style-name="P80" svg:width="0.909cm" svg:height="0.997cm" svg:x="1.141cm" svg:y="4.087cm"><draw:text-box><text:p text:style-name="P79"><text:span text:style-name="T53">2</text:span></text:p></draw:text-box></draw:frame><draw:line draw:style-name="gr45" draw:text-style-name="P83" svg:x1="1.548cm" svg:y1="4.18cm" svg:x2="1.548cm" svg:y2="4.039cm"><text:p/></draw:line><draw:frame draw:style-name="gr46" draw:text-style-name="P80" svg:width="0.909cm" svg:height="0.997cm" svg:x="1.956cm" svg:y="4.064cm"><draw:text-box><text:p text:style-name="P79"><text:span text:style-name="T53">4</text:span></text:p></draw:text-box></draw:frame><draw:frame draw:style-name="gr47" draw:text-style-name="P80" svg:width="0.909cm" svg:height="0.997cm" svg:x="2.665cm" svg:y="4.043cm"><draw:text-box><text:p text:style-name="P79"><text:span text:style-name="T53">6</text:span></text:p></draw:text-box></draw:frame><draw:frame draw:style-name="gr48" draw:text-style-name="P80" svg:width="0.911cm" svg:height="0.999cm" svg:x="3.427cm" svg:y="4.053cm"><draw:text-box><text:p text:style-name="P79"><text:span text:style-name="T53">8</text:span></text:p></draw:text-box></draw:frame><draw:frame draw:style-name="gr49" draw:text-style-name="P80" svg:width="0.927cm" svg:height="1.001cm" svg:x="4.083cm" svg:y="4.055cm"><draw:text-box><text:p text:style-name="P79"><text:span text:style-name="T53">10</text:span></text:p></draw:text-box></draw:frame><draw:frame draw:style-name="gr50" draw:text-style-name="P80" svg:width="0.927cm" svg:height="0.997cm" svg:x="4.847cm" svg:y="4.045cm"><draw:text-box><text:p text:style-name="P79"><text:span text:style-name="T53">12</text:span></text:p></draw:text-box></draw:frame><draw:frame draw:style-name="gr51" draw:text-style-name="P80" svg:width="0.929cm" svg:height="0.997cm" svg:x="5.546cm" svg:y="4.055cm"><draw:text-box><text:p text:style-name="P79"><text:span text:style-name="T53">14</text:span></text:p></draw:text-box></draw:frame><draw:frame draw:style-name="gr52" draw:text-style-name="P80" svg:width="0.927cm" svg:height="0.997cm" svg:x="6.299cm" svg:y="4.023cm"><draw:text-box><text:p text:style-name="P79"><text:span text:style-name="T53">16</text:span></text:p></draw:text-box></draw:frame><draw:frame draw:style-name="gr53" draw:text-style-name="P80" svg:width="0.927cm" svg:height="0.997cm" svg:x="7.04cm" svg:y="4.045cm"><draw:text-box><text:p text:style-name="P79"><text:span text:style-name="T53">18</text:span></text:p></draw:text-box></draw:frame><draw:frame draw:style-name="gr54" draw:text-style-name="P85" svg:width="0.925cm" svg:height="0.632cm" svg:x="0.048cm" svg:y="2.503cm"><draw:text-box><text:p text:style-name="P79"><text:span text:style-name="T53">10</text:span></text:p></draw:text-box></draw:frame><draw:frame draw:style-name="gr55" draw:text-style-name="P85" svg:width="0.925cm" svg:height="0.634cm" svg:x="0.048cm" svg:y="1.873cm"><draw:text-box><text:p text:style-name="P79"><text:span text:style-name="T53">15</text:span></text:p></draw:text-box></draw:frame><draw:frame draw:style-name="gr56" draw:text-style-name="P85" svg:width="0.925cm" svg:height="0.634cm" svg:x="0.042cm" svg:y="1.252cm"><draw:text-box><text:p text:style-name="P79"><text:span text:style-name="T53">20</text:span></text:p></draw:text-box></draw:frame><draw:frame draw:style-name="gr57" draw:text-style-name="P85" svg:width="0.925cm" svg:height="0.636cm" svg:x="0.067cm" svg:y="0.624cm"><draw:text-box><text:p text:style-name="P79"><text:span text:style-name="T53">25</text:span></text:p></draw:text-box></draw:frame><draw:frame draw:style-name="gr58" draw:text-style-name="P85" svg:width="0.925cm" svg:height="0.634cm" svg:x="0cm" svg:y="0cm"><draw:text-box><text:p text:style-name="P79"><text:span text:style-name="T53">30</text:span></text:p></draw:text-box></draw:frame></draw:g></text:span></text:span></text:p>
        </text:list-header>
      </text:list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office:value-type="string">
            <text:list xml:id="list161959693779874" text:continue-list="list161961017446264" text:style-name="Num_5f_Exo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4" text:outline-level="1"> Un drôle d’épicier utilise le graphique suivant pour indiquer le prix de ses oranges aux clients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161960313613064" text:continue-list="list161959898556696" text:style-name="liste_5f_abc">
              <text:list-item>
                <text:list>
                  <text:list-item text:start-value="1">
                    <text:p text:style-name="P41"><text:span text:style-name="_5f_pointillés_20_gris"><text:span text:style-name="T29">Que</text:span></text:span><text:span text:style-name="_5f_pointillés_20_gris"><text:span text:style-name="T30">l</text:span></text:span><text:span text:style-name="_5f_pointillés_20_gris"><text:span text:style-name="T29">l</text:span></text:span><text:span text:style-name="_5f_pointillés_20_gris"><text:span text:style-name="T30">e masse</text:span></text:span><text:span text:style-name="_5f_pointillés_20_gris"><text:span text:style-name="T25"> d’orange</text:span></text:span><text:span text:style-name="_5f_pointillés_20_gris"><text:span text:style-name="T26">s</text:span></text:span><text:span text:style-name="_5f_pointillés_20_gris"><text:span text:style-name="T25"> peut-on acheter avec</text:span></text:span><text:span text:style-name="_5f_pointillés_20_gris"><text:span text:style-name="T24"> </text:span></text:span><text:span text:style-name="_5f_pointillés_20_gris"><text:span text:style-name="T25">8 € ?</text:span></text:span></text:p>
                  </text:list-item>
                </text:list>
              </text:list-item>
            </text:list>
          </table:table-cell>
          <table:table-cell office:value-type="string">
            <text:p text:style-name="P24"><draw:g text:anchor-type="as-char" draw:z-index="22" draw:name="Forme15" draw:style-name="gr104"><draw:line draw:style-name="gr101" draw:text-style-name="P102" svg:x1="0.713cm" svg:y1="3.8cm" svg:x2="0.713cm" svg:y2="0.102cm"><text:p/></draw:line><draw:line draw:style-name="gr101" draw:text-style-name="P102" svg:x1="0.713cm" svg:y1="3.793cm" svg:x2="4.743cm" svg:y2="3.793cm"><text:p/></draw:line><draw:line draw:style-name="gr100" draw:text-style-name="P102" svg:x1="0.713cm" svg:y1="2.313cm" svg:x2="4.743cm" svg:y2="2.313cm"><text:p/></draw:line><draw:line draw:style-name="gr100" draw:text-style-name="P102" svg:x1="0.713cm" svg:y1="0.841cm" svg:x2="4.743cm" svg:y2="0.841cm"><text:p/></draw:line><draw:line draw:style-name="gr100" draw:text-style-name="P102" svg:x1="0.713cm" svg:y1="1.58cm" svg:x2="4.743cm" svg:y2="1.58cm"><text:p/></draw:line><draw:line draw:style-name="gr100" draw:text-style-name="P102" svg:x1="0.713cm" svg:y1="0.102cm" svg:x2="4.743cm" svg:y2="0.102cm"><text:p/></draw:line><draw:line draw:style-name="gr100" draw:text-style-name="P102" svg:x1="0.713cm" svg:y1="3.053cm" svg:x2="4.743cm" svg:y2="3.053cm"><text:p/></draw:line><draw:line draw:style-name="gr100" draw:text-style-name="P102" svg:x1="1.522cm" svg:y1="3.8cm" svg:x2="1.522cm" svg:y2="0.102cm"><text:p/></draw:line><draw:line draw:style-name="gr100" draw:text-style-name="P102" svg:x1="2.327cm" svg:y1="3.8cm" svg:x2="2.327cm" svg:y2="0.102cm"><text:p/></draw:line><draw:line draw:style-name="gr100" draw:text-style-name="P102" svg:x1="3.133cm" svg:y1="3.8cm" svg:x2="3.133cm" svg:y2="0.102cm"><text:p/></draw:line><draw:line draw:style-name="gr100" draw:text-style-name="P102" svg:x1="3.941cm" svg:y1="3.8cm" svg:x2="3.941cm" svg:y2="0.102cm"><text:p/></draw:line><draw:line draw:style-name="gr100" draw:text-style-name="P102" svg:x1="4.744cm" svg:y1="3.8cm" svg:x2="4.744cm" svg:y2="0.102cm"><text:p/></draw:line><draw:line draw:style-name="gr100" draw:text-style-name="P102" svg:x1="1.117cm" svg:y1="3.8cm" svg:x2="1.117cm" svg:y2="0.102cm"><text:p/></draw:line><draw:line draw:style-name="gr100" draw:text-style-name="P102" svg:x1="1.923cm" svg:y1="3.8cm" svg:x2="1.923cm" svg:y2="0.102cm"><text:p/></draw:line><draw:line draw:style-name="gr100" draw:text-style-name="P102" svg:x1="2.732cm" svg:y1="3.8cm" svg:x2="2.732cm" svg:y2="0.102cm"><text:p/></draw:line><draw:line draw:style-name="gr100" draw:text-style-name="P102" svg:x1="3.537cm" svg:y1="3.8cm" svg:x2="3.537cm" svg:y2="0.102cm"><text:p/></draw:line><draw:line draw:style-name="gr100" draw:text-style-name="P102" svg:x1="4.341cm" svg:y1="3.8cm" svg:x2="4.341cm" svg:y2="0.102cm"><text:p/></draw:line><draw:line draw:style-name="gr100" draw:text-style-name="P102" svg:x1="0.713cm" svg:y1="3.428cm" svg:x2="4.743cm" svg:y2="3.428cm"><text:p/></draw:line><draw:line draw:style-name="gr100" draw:text-style-name="P102" svg:x1="0.713cm" svg:y1="2.686cm" svg:x2="4.743cm" svg:y2="2.686cm"><text:p/></draw:line><draw:line draw:style-name="gr100" draw:text-style-name="P102" svg:x1="0.713cm" svg:y1="1.947cm" svg:x2="4.743cm" svg:y2="1.947cm"><text:p/></draw:line><draw:line draw:style-name="gr100" draw:text-style-name="P102" svg:x1="0.713cm" svg:y1="1.208cm" svg:x2="4.743cm" svg:y2="1.208cm"><text:p/></draw:line><draw:line draw:style-name="gr100" draw:text-style-name="P102" svg:x1="0.713cm" svg:y1="0.47cm" svg:x2="4.743cm" svg:y2="0.47cm"><text:p/></draw:line><draw:frame draw:style-name="gr105" draw:text-style-name="P103" svg:width="0.444cm" svg:height="0.373cm" svg:x="4.343cm" svg:y="3.926cm"><draw:text-box><text:p text:style-name="P94"><text:span text:style-name="T62">kg</text:span></text:p></draw:text-box></draw:frame><draw:frame draw:style-name="gr102" draw:text-style-name="P103" svg:width="0.81cm" svg:height="0.623cm" svg:x="0cm" svg:y="0cm"><draw:text-box><text:p text:style-name="P94"><text:span text:style-name="T62">€</text:span></text:p></draw:text-box></draw:frame><draw:line draw:style-name="gr106" draw:text-style-name="P102" svg:x1="0.713cm" svg:y1="3.799cm" svg:x2="4.743cm" svg:y2="0.841cm"><text:p/></draw:line><draw:frame draw:style-name="gr98" draw:text-style-name="P104" svg:width="0.708cm" svg:height="0.623cm" svg:x="1.224cm" svg:y="3.794cm"><draw:text-box><text:p text:style-name="P94"><text:span text:style-name="T62">2</text:span></text:p></draw:text-box></draw:frame><draw:frame draw:style-name="gr98" draw:text-style-name="P104" svg:width="0.708cm" svg:height="0.623cm" svg:x="0.183cm" svg:y="2.806cm"><draw:text-box><text:p text:style-name="P94"><text:span text:style-name="T62">4</text:span></text:p></draw:text-box></draw:frame><draw:frame draw:style-name="gr98" draw:text-style-name="P104" svg:width="0.708cm" svg:height="0.623cm" svg:x="0.183cm" svg:y="2.037cm"><draw:text-box><text:p text:style-name="P94"><text:span text:style-name="T62">8</text:span></text:p></draw:text-box></draw:frame><draw:frame draw:style-name="gr99" draw:text-style-name="P104" svg:width="0.909cm" svg:height="0.623cm" svg:x="0cm" svg:y="1.279cm"><draw:text-box><text:p text:style-name="P94"><text:span text:style-name="T62">12</text:span></text:p></draw:text-box></draw:frame><draw:frame draw:style-name="gr99" draw:text-style-name="P104" svg:width="0.909cm" svg:height="0.623cm" svg:x="0cm" svg:y="0.54cm"><draw:text-box><text:p text:style-name="P94"><text:span text:style-name="T62">16</text:span></text:p></draw:text-box></draw:frame><draw:frame draw:style-name="gr98" draw:text-style-name="P104" svg:width="0.708cm" svg:height="0.623cm" svg:x="2.027cm" svg:y="3.794cm"><draw:text-box><text:p text:style-name="P94"><text:span text:style-name="T62">4</text:span></text:p></draw:text-box></draw:frame><draw:frame draw:style-name="gr98" draw:text-style-name="P104" svg:width="0.708cm" svg:height="0.623cm" svg:x="2.731cm" svg:y="3.794cm"><draw:text-box><text:p text:style-name="P94"><text:span text:style-name="T62">6</text:span></text:p></draw:text-box></draw:frame><draw:frame draw:style-name="gr98" draw:text-style-name="P104" svg:width="0.708cm" svg:height="0.623cm" svg:x="3.637cm" svg:y="3.794cm"><draw:text-box><text:p text:style-name="P94"><text:span text:style-name="T62">8</text:span></text:p></draw:text-box></draw:frame><draw:frame draw:style-name="gr98" draw:text-style-name="P104" svg:width="0.708cm" svg:height="0.623cm" svg:x="0.187cm" svg:y="3.761cm"><draw:text-box><text:p text:style-name="P94"><text:span text:style-name="T62">0</text:span></text:p></draw:text-box></draw:frame><draw:line draw:style-name="gr107" draw:text-style-name="P105" svg:x1="0.669cm" svg:y1="3.074cm" svg:x2="0.81cm" svg:y2="3.074cm"><text:p/></draw:line><draw:line draw:style-name="gr107" draw:text-style-name="P105" svg:x1="1.531cm" svg:y1="3.861cm" svg:x2="1.531cm" svg:y2="3.733cm"><text:p/></draw:line></draw:g><text:s text:c="6"/></text:p>
          </table:table-cell>
        </table:table-row>
      </table:table>
      <text:list xml:id="list161959445864542" text:continue-list="list161960298476820" text:style-name="_5f_Numérotation_20_des_20_exercices_20_livrets">
        <text:list-item>
          <text:list>
            <text:list-header>
              <text:p text:style-name="P74"><text:span text:style-name="_5f_Correction_20_surligné"><text:span text:style-name="T15">D'après le graphique, le prix est proportionnel à la masse (points alignés avec l'origine), et 5 kg coûtent 8 €. Donc </text:span></text:span><text:span text:style-name="_5f_Correction_20_surligné"><text:span text:style-name="T16">on peut acheter 5 Kg </text:span></text:span><text:span text:style-name="_5f_Correction_20_surligné"><text:span text:style-name="T21">d’oranges</text:span></text:span><text:span text:style-name="_5f_Correction_20_surligné"><text:span text:style-name="T16">.</text:span></text:span></text:p>
            </text:list-header>
          </text:list>
        </text:list-item>
      </text:list>
      <text:list xml:id="list161959772328626" text:continue-list="list161960313613064" text:style-name="liste_5f_abc">
        <text:list-item>
          <text:list>
            <text:list-item>
              <text:p text:style-name="P38"><text:span text:style-name="_5f_pointillés_20_gris"><text:span text:style-name="T25">Quel est le prix d’un kilogramme d’oranges ?</text:span></text:span></text:p>
            </text:list-item>
          </text:list>
        </text:list-item>
      </text:list>
      <text:list text:style-name="L1">
        <text:list-header>
          <text:p text:style-name="P42"><text:span text:style-name="_5f_Correction_20_surligné"><text:span text:style-name="T15">Donc 1 kg coûte 1,60 € <text:s/>(</text:span></text:span><text:span text:style-name="_5f_Correction_20_surligné"><text:span text:style-name="T17">car </text:span></text:span><text:span text:style-name="_5f_Correction_20_surligné"><text:span text:style-name="T15">8 ÷ 5 </text:span></text:span><text:span text:style-name="_5f_Correction_20_surligné"><text:span text:style-name="T17">= 1,60  </text:span></text:span><text:span text:style-name="_5f_Correction_20_surligné"><text:span text:style-name="T15">).</text:span></text:span></text:p>
        </text:list-header>
      </text:list>
      <text:p text:style-name="P25"><text:span text:style-name="_5f_pointillés_20_gris"><text:span text:style-name="T12"/></text:span></text:p>
      <text:p text:style-name="P25"><text:span text:style-name="_5f_pointillés_20_gris"><text:span text:style-name="T12"/></text:span></text:p>
      <text:p text:style-name="P25"><text:span text:style-name="_5f_pointillés_20_gris"><text:span text:style-name="T12"/></text:span></text:p>
      <text:p text:style-name="P25"><text:span text:style-name="_5f_pointillés_20_gris"><text:span text:style-name="T12"/></text:span></text:p>
      <text:list xml:id="list161960070676416" text:continue-list="list161959693779874" text:style-name="Num_5f_Exo">
        <text:list-item>
          <text:h text:style-name="P34" text:outline-level="1"><draw:g text:anchor-type="paragraph" draw:z-index="23" draw:name="Forme16" draw:style-name="gr97"><draw:frame draw:style-name="gr98" draw:text-style-name="P99" svg:width="0.708cm" svg:height="0.623cm" svg:x="6.363cm" svg:y="3.783cm"><draw:text-box><text:p text:style-name="P94"><text:span text:style-name="T61">3</text:span></text:p></draw:text-box></draw:frame><draw:frame draw:style-name="gr99" draw:text-style-name="P99" svg:width="0.909cm" svg:height="0.623cm" svg:x="3.461cm" svg:y="1.236cm"><draw:text-box><text:p text:style-name="P94"><text:span text:style-name="T61">30</text:span></text:p></draw:text-box></draw:frame><draw:line draw:style-name="gr100" draw:text-style-name="P100" svg:x1="4.332cm" svg:y1="2.295cm" svg:x2="8.972cm" svg:y2="2.295cm"><text:p/></draw:line><draw:line draw:style-name="gr100" draw:text-style-name="P100" svg:x1="4.332cm" svg:y1="0.785cm" svg:x2="8.972cm" svg:y2="0.785cm"><text:p/></draw:line><draw:line draw:style-name="gr100" draw:text-style-name="P100" svg:x1="4.332cm" svg:y1="1.54cm" svg:x2="8.972cm" svg:y2="1.54cm"><text:p/></draw:line><draw:line draw:style-name="gr100" draw:text-style-name="P100" svg:x1="4.332cm" svg:y1="3.05cm" svg:x2="8.972cm" svg:y2="3.05cm"><text:p/></draw:line><draw:line draw:style-name="gr100" draw:text-style-name="P100" svg:x1="5.108cm" svg:y1="3.81cm" svg:x2="5.108cm" svg:y2="0.785cm"><text:p/></draw:line><draw:line draw:style-name="gr100" draw:text-style-name="P100" svg:x1="5.879cm" svg:y1="3.81cm" svg:x2="5.879cm" svg:y2="0.785cm"><text:p/></draw:line><draw:line draw:style-name="gr100" draw:text-style-name="P100" svg:x1="6.648cm" svg:y1="3.81cm" svg:x2="6.648cm" svg:y2="0.785cm"><text:p/></draw:line><draw:line draw:style-name="gr100" draw:text-style-name="P100" svg:x1="7.424cm" svg:y1="3.81cm" svg:x2="7.424cm" svg:y2="0.785cm"><text:p/></draw:line><draw:line draw:style-name="gr100" draw:text-style-name="P100" svg:x1="8.195cm" svg:y1="3.81cm" svg:x2="8.195cm" svg:y2="0.785cm"><text:p/></draw:line><draw:line draw:style-name="gr100" draw:text-style-name="P100" svg:x1="4.72cm" svg:y1="3.81cm" svg:x2="4.72cm" svg:y2="0.785cm"><text:p/></draw:line><draw:line draw:style-name="gr100" draw:text-style-name="P100" svg:x1="5.493cm" svg:y1="3.81cm" svg:x2="5.493cm" svg:y2="0.785cm"><text:p/></draw:line><draw:line draw:style-name="gr100" draw:text-style-name="P100" svg:x1="6.267cm" svg:y1="3.81cm" svg:x2="6.267cm" svg:y2="0.785cm"><text:p/></draw:line><draw:line draw:style-name="gr100" draw:text-style-name="P100" svg:x1="7.036cm" svg:y1="3.81cm" svg:x2="7.036cm" svg:y2="0.785cm"><text:p/></draw:line><draw:line draw:style-name="gr100" draw:text-style-name="P100" svg:x1="7.805cm" svg:y1="3.81cm" svg:x2="7.805cm" svg:y2="0.785cm"><text:p/></draw:line><draw:line draw:style-name="gr100" draw:text-style-name="P100" svg:x1="4.332cm" svg:y1="3.427cm" svg:x2="8.972cm" svg:y2="3.427cm"><text:p/></draw:line><draw:line draw:style-name="gr100" draw:text-style-name="P100" svg:x1="4.332cm" svg:y1="2.676cm" svg:x2="8.972cm" svg:y2="2.676cm"><text:p/></draw:line><draw:line draw:style-name="gr100" draw:text-style-name="P100" svg:x1="4.332cm" svg:y1="1.917cm" svg:x2="8.972cm" svg:y2="1.917cm"><text:p/></draw:line><draw:line draw:style-name="gr100" draw:text-style-name="P100" svg:x1="4.332cm" svg:y1="1.159cm" svg:x2="8.972cm" svg:y2="1.159cm"><text:p/></draw:line><draw:line draw:style-name="gr101" draw:text-style-name="P100" svg:x1="4.332cm" svg:y1="3.81cm" svg:x2="4.332cm" svg:y2="0.501cm"><text:p/></draw:line><draw:line draw:style-name="gr100" draw:text-style-name="P100" svg:x1="8.583cm" svg:y1="3.81cm" svg:x2="8.583cm" svg:y2="0.785cm"><text:p/></draw:line><draw:line draw:style-name="gr100" draw:text-style-name="P100" svg:x1="8.966cm" svg:y1="3.81cm" svg:x2="8.966cm" svg:y2="0.785cm"><text:p/></draw:line><draw:frame draw:style-name="gr98" draw:text-style-name="P99" svg:width="0.708cm" svg:height="0.623cm" svg:x="3.948cm" svg:y="3.783cm"><draw:text-box><text:p text:style-name="P94"><text:span text:style-name="T61">0</text:span></text:p></draw:text-box></draw:frame><draw:frame draw:style-name="gr98" draw:text-style-name="P99" svg:width="0.708cm" svg:height="0.623cm" svg:x="4.819cm" svg:y="3.783cm"><draw:text-box><text:p text:style-name="P94"><text:span text:style-name="T61">1</text:span></text:p></draw:text-box></draw:frame><draw:frame draw:style-name="gr98" draw:text-style-name="P99" svg:width="0.708cm" svg:height="0.623cm" svg:x="5.59cm" svg:y="3.783cm"><draw:text-box><text:p text:style-name="P94"><text:span text:style-name="T61">2</text:span></text:p></draw:text-box></draw:frame><draw:frame draw:style-name="gr98" draw:text-style-name="P99" svg:width="0.708cm" svg:height="0.623cm" svg:x="7.132cm" svg:y="3.783cm"><draw:text-box><text:p text:style-name="P94"><text:span text:style-name="T61">4</text:span></text:p></draw:text-box></draw:frame><draw:frame draw:style-name="gr98" draw:text-style-name="P99" svg:width="0.708cm" svg:height="0.623cm" svg:x="7.807cm" svg:y="3.783cm"><draw:text-box><text:p text:style-name="P94"><text:span text:style-name="T61">5</text:span></text:p></draw:text-box></draw:frame><draw:frame draw:style-name="gr98" draw:text-style-name="P99" svg:width="0.708cm" svg:height="0.623cm" svg:x="8.673cm" svg:y="3.783cm"><draw:text-box><text:p text:style-name="P94"><text:span text:style-name="T61">6</text:span></text:p></draw:text-box></draw:frame><draw:frame draw:style-name="gr99" draw:text-style-name="P99" svg:width="0.909cm" svg:height="0.623cm" svg:x="3.461cm" svg:y="2.746cm"><draw:text-box><text:p text:style-name="P94"><text:span text:style-name="T61">10</text:span></text:p></draw:text-box></draw:frame><draw:frame draw:style-name="gr99" draw:text-style-name="P99" svg:width="0.909cm" svg:height="0.623cm" svg:x="3.461cm" svg:y="1.989cm"><draw:text-box><text:p text:style-name="P94"><text:span text:style-name="T61">20</text:span></text:p></draw:text-box></draw:frame><draw:frame draw:style-name="gr99" draw:text-style-name="P99" svg:width="0.909cm" svg:height="0.623cm" svg:x="3.461cm" svg:y="0.478cm"><draw:text-box><text:p text:style-name="P94"><text:span text:style-name="T61">40</text:span></text:p></draw:text-box></draw:frame><draw:frame draw:style-name="gr102" draw:text-style-name="P101" svg:width="1.911cm" svg:height="0.623cm" svg:x="7.569cm" svg:y="3.272cm"><draw:text-box><text:p text:style-name="P94"><text:span text:style-name="T61">Heures</text:span></text:p></draw:text-box></draw:frame><draw:frame draw:style-name="gr102" draw:text-style-name="P101" svg:width="4.317cm" svg:height="0.623cm" svg:x="4.235cm" svg:y="0.319cm"><draw:text-box><text:p text:style-name="P94"><text:span text:style-name="T61">Tonnes de kérosène</text:span></text:p></draw:text-box></draw:frame><draw:line draw:style-name="gr103" draw:text-style-name="P100" svg:x1="4.332cm" svg:y1="3.807cm" svg:x2="8.966cm" svg:y2="1.076cm"><text:p/></draw:line><draw:line draw:style-name="gr101" draw:text-style-name="P100" svg:x1="4.332cm" svg:y1="3.808cm" svg:x2="9.154cm" svg:y2="3.808cm"><text:p/></draw:line></draw:g><text:soft-page-break/> <text:span text:style-name="Bold_5f_niv2"><text:span text:style-name="T45">Consommation</text:span></text:span></text:h>
        </text:list-item>
      </text:list>
      <text:h text:style-name="P35" text:outline-level="1">Un avionneur donne la consommation moyenne de l’un de ses avions moyen courrier grâce au graphique ci‑contre.</text:h>
      <text:list xml:id="list161960030186210" text:continue-list="list161959772328626" text:style-name="liste_5f_abc">
        <text:list-item text:start-value="1">
          <text:p text:style-name="P66">Avec 20 t de kérosène, combien de temps cet avion peut-il voler ? Donne une valeur approchée.</text:p>
        </text:list-item>
      </text:list>
      <text:list xml:id="list161959300122206" text:continue-list="list161959445864542" text:style-name="_5f_Numérotation_20_des_20_exercices_20_livrets">
        <text:list-header>
          <text:p text:style-name="P70"><text:span text:style-name="_5f_Correction_20_surligné"><text:span text:style-name="T15">Avec 20 t de kérosène, </text:span></text:span><text:span text:style-name="_5f_Correction_20_surligné"><text:span text:style-name="T19">il</text:span></text:span><text:span text:style-name="_5f_Correction_20_surligné"><text:span text:style-name="T15"> peut voler environ 3,3 h soit environ 3 h 20 min.</text:span></text:span></text:p>
        </text:list-header>
      </text:list>
      <text:list xml:id="list161959798668324" text:continue-list="list161960030186210" text:style-name="liste_5f_abc">
        <text:list-item>
          <text:p text:style-name="P67">Donne une estimation de la masse de kérosène, en tonnes, consommée pour un vol d’une durée de 2 h.</text:p>
        </text:list-item>
      </text:list>
      <text:list xml:id="list161960943153522" text:continue-list="list161959300122206" text:style-name="_5f_Numérotation_20_des_20_exercices_20_livrets">
        <text:list-item>
          <text:list>
            <text:list-header>
              <text:p text:style-name="P73"><text:span text:style-name="_5f_Correction_20_surligné"><text:span text:style-name="T15">L'avion consomme environ 12 </text:span></text:span><text:span text:style-name="_5f_Correction_20_surligné"><text:span text:style-name="T18">tonnes</text:span></text:span><text:span text:style-name="_5f_Correction_20_surligné"><text:span text:style-name="T15"> de kérosène </text:span></text:span><text:span text:style-name="_5f_Correction_20_surligné"><text:span text:style-name="T22">pour un vol d’une durée de 2 h</text:span></text:span><text:span text:style-name="_5f_Correction_20_surligné"><text:span text:style-name="T15">.</text:span></text:span></text:p>
              <text:p text:style-name="P73"><text:span text:style-name="_5f_Correction_20_surligné"><text:span text:style-name="T15"/></text:span></text:p>
            </text:list-header>
          </text:list>
        </text:list-item>
      </text:list>
      <text:list xml:id="list161959575725330" text:continue-list="list161960070676416" text:style-name="Num_5f_Exo">
        <text:list-item>
          <text:h text:style-name="P33" text:outline-level="1"> Dans un magasin, on vend des tee-shirts. Un <text:s text:c="3"/>tee-shirt coûte 5 € au prix normal. Les cinq derniers jours du mois de juillet, pour écouler son stock, le magasin fait une promotion. <text:span text:style-name="T37">Le prix de 3 tee-shirts est alors de</text:span> 12 €.</text:h>
        </text:list-item>
      </text:list>
      <text:list xml:id="list161959873970517" text:continue-list="list161959798668324" text:style-name="liste_5f_abc">
        <text:list-item text:start-value="1">
          <text:p text:style-name="P61">Complète le tableau suivant.</text:p>
        </text:list-item>
      </text:list>
      <table:table table:name="Tableau9" table:style-name="Tableau9">
        <table:table-column table:style-name="Tableau9.A"/>
        <table:table-column table:style-name="Tableau9.B" table:number-columns-repeated="7"/>
        <table:table-row table:style-name="Tableau9.1">
          <table:table-cell table:style-name="Tableau9.A1" office:value-type="string">
            <text:list xml:id="list161960603573686" text:continue-list="list161960943153522" text:style-name="_5f_Numérotation_20_des_20_exercices_20_livrets">
              <text:list-header>
                <text:p text:style-name="P47">Nbr<text:span text:style-name="T44">e</text:span> de tee-shirts</text:p>
              </text:list-header>
            </text:list>
          </table:table-cell>
          <table:table-cell table:style-name="Tableau9.B1" office:value-type="string">
            <text:list xml:id="list161960927680048" text:continue-numbering="true" text:style-name="_5f_Numérotation_20_des_20_exercices_20_livrets">
              <text:list-header>
                <text:p text:style-name="P48">1</text:p>
              </text:list-header>
            </text:list>
          </table:table-cell>
          <table:table-cell table:style-name="Tableau9.C1" office:value-type="string">
            <text:list xml:id="list161959188510274" text:continue-numbering="true" text:style-name="_5f_Numérotation_20_des_20_exercices_20_livrets">
              <text:list-header>
                <text:p text:style-name="P48">2</text:p>
              </text:list-header>
            </text:list>
          </table:table-cell>
          <table:table-cell table:style-name="Tableau9.D1" office:value-type="string">
            <text:list xml:id="list161959083030292" text:continue-numbering="true" text:style-name="_5f_Numérotation_20_des_20_exercices_20_livrets">
              <text:list-header>
                <text:p text:style-name="P48">3</text:p>
              </text:list-header>
            </text:list>
          </table:table-cell>
          <table:table-cell table:style-name="Tableau9.E1" office:value-type="string">
            <text:list xml:id="list161959853197128" text:continue-numbering="true" text:style-name="_5f_Numérotation_20_des_20_exercices_20_livrets">
              <text:list-header>
                <text:p text:style-name="P48">4</text:p>
              </text:list-header>
            </text:list>
          </table:table-cell>
          <table:table-cell table:style-name="Tableau9.F1" office:value-type="string">
            <text:list xml:id="list161960527597418" text:continue-numbering="true" text:style-name="_5f_Numérotation_20_des_20_exercices_20_livrets">
              <text:list-header>
                <text:p text:style-name="P48">5</text:p>
              </text:list-header>
            </text:list>
          </table:table-cell>
          <table:table-cell table:style-name="Tableau9.G1" office:value-type="string">
            <text:list xml:id="list161959294875053" text:continue-numbering="true" text:style-name="_5f_Numérotation_20_des_20_exercices_20_livrets">
              <text:list-header>
                <text:p text:style-name="P48">6</text:p>
              </text:list-header>
            </text:list>
          </table:table-cell>
          <table:table-cell table:style-name="Tableau9.H1" office:value-type="string">
            <text:list xml:id="list161960202200806" text:continue-numbering="true" text:style-name="_5f_Numérotation_20_des_20_exercices_20_livrets">
              <text:list-header>
                <text:p text:style-name="P48">7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161960747771176" text:continue-numbering="true" text:style-name="_5f_Numérotation_20_des_20_exercices_20_livrets">
              <text:list-header>
                <text:p text:style-name="P47">Au prix normal</text:p>
              </text:list-header>
            </text:list>
          </table:table-cell>
          <table:table-cell table:style-name="Tableau9.B2" office:value-type="float" office:value="5">
            <text:list xml:id="list161959378731830" text:continue-numbering="true" text:style-name="_5f_Numérotation_20_des_20_exercices_20_livrets">
              <text:list-header>
                <text:p text:style-name="P49"><text:span text:style-name="_5f_correction_20_surlignée">5</text:span></text:p>
              </text:list-header>
            </text:list>
          </table:table-cell>
          <table:table-cell table:style-name="Tableau9.C2" office:value-type="float" office:value="10">
            <text:list xml:id="list161961118208700" text:continue-numbering="true" text:style-name="_5f_Numérotation_20_des_20_exercices_20_livrets">
              <text:list-header>
                <text:p text:style-name="P49"><text:span text:style-name="_5f_correction_20_surlignée">10</text:span></text:p>
              </text:list-header>
            </text:list>
          </table:table-cell>
          <table:table-cell table:style-name="Tableau9.D2" office:value-type="float" office:value="15">
            <text:list xml:id="list161960394850468" text:continue-numbering="true" text:style-name="_5f_Numérotation_20_des_20_exercices_20_livrets">
              <text:list-header>
                <text:p text:style-name="P49"><text:span text:style-name="_5f_correction_20_surlignée">15</text:span></text:p>
              </text:list-header>
            </text:list>
          </table:table-cell>
          <table:table-cell table:style-name="Tableau9.E2" office:value-type="float" office:value="20">
            <text:list xml:id="list161959089254200" text:continue-numbering="true" text:style-name="_5f_Numérotation_20_des_20_exercices_20_livrets">
              <text:list-header>
                <text:p text:style-name="P49"><text:span text:style-name="_5f_correction_20_surlignée">20</text:span></text:p>
              </text:list-header>
            </text:list>
          </table:table-cell>
          <table:table-cell table:style-name="Tableau9.F2" office:value-type="float" office:value="25">
            <text:list xml:id="list161960969136468" text:continue-numbering="true" text:style-name="_5f_Numérotation_20_des_20_exercices_20_livrets">
              <text:list-header>
                <text:p text:style-name="P49"><text:span text:style-name="_5f_correction_20_surlignée">25</text:span></text:p>
              </text:list-header>
            </text:list>
          </table:table-cell>
          <table:table-cell table:style-name="Tableau9.G2" office:value-type="float" office:value="30">
            <text:list xml:id="list161961040418091" text:continue-numbering="true" text:style-name="_5f_Numérotation_20_des_20_exercices_20_livrets">
              <text:list-header>
                <text:p text:style-name="P49"><text:span text:style-name="_5f_correction_20_surlignée">30</text:span></text:p>
              </text:list-header>
            </text:list>
          </table:table-cell>
          <table:table-cell table:style-name="Tableau9.H2" office:value-type="float" office:value="35">
            <text:list xml:id="list161959828055846" text:continue-numbering="true" text:style-name="_5f_Numérotation_20_des_20_exercices_20_livrets">
              <text:list-header>
                <text:p text:style-name="P49"><text:span text:style-name="_5f_correction_20_surlignée">35</text:span>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161959464316171" text:continue-numbering="true" text:style-name="_5f_Numérotation_20_des_20_exercices_20_livrets">
              <text:list-header>
                <text:p text:style-name="P47">Au prix soldé</text:p>
              </text:list-header>
            </text:list>
          </table:table-cell>
          <table:table-cell table:style-name="Tableau9.B3" office:value-type="string">
            <text:list xml:id="list161960740783560" text:continue-numbering="true" text:style-name="_5f_Numérotation_20_des_20_exercices_20_livrets">
              <text:list-header>
                <text:p text:style-name="P50"><text:span text:style-name="_5f_correction_20_surlignée"><text:span text:style-name="T51">5</text:span></text:span></text:p>
              </text:list-header>
            </text:list>
          </table:table-cell>
          <table:table-cell table:style-name="Tableau9.C3" office:value-type="string">
            <text:list xml:id="list161959180297068" text:continue-numbering="true" text:style-name="_5f_Numérotation_20_des_20_exercices_20_livrets">
              <text:list-header>
                <text:p text:style-name="P50"><text:span text:style-name="_5f_correction_20_surlignée"><text:span text:style-name="T51">10</text:span></text:span></text:p>
              </text:list-header>
            </text:list>
          </table:table-cell>
          <table:table-cell table:style-name="Tableau9.D3" office:value-type="float" office:value="12">
            <text:list xml:id="list161960213921301" text:continue-numbering="true" text:style-name="_5f_Numérotation_20_des_20_exercices_20_livrets">
              <text:list-header>
                <text:p text:style-name="P49"><text:span text:style-name="_5f_correction_20_surlignée">12</text:span></text:p>
              </text:list-header>
            </text:list>
          </table:table-cell>
          <table:table-cell table:style-name="Tableau9.E3" office:value-type="string">
            <text:list xml:id="list161959514810128" text:continue-numbering="true" text:style-name="_5f_Numérotation_20_des_20_exercices_20_livrets">
              <text:list-header>
                <text:p text:style-name="P50"><text:span text:style-name="_5f_correction_20_surlignée"><text:span text:style-name="T51">17</text:span></text:span></text:p>
              </text:list-header>
            </text:list>
          </table:table-cell>
          <table:table-cell table:style-name="Tableau9.F3" office:value-type="string">
            <text:list xml:id="list161960995582186" text:continue-numbering="true" text:style-name="_5f_Numérotation_20_des_20_exercices_20_livrets">
              <text:list-header>
                <text:p text:style-name="P50"><text:span text:style-name="_5f_correction_20_surlignée"><text:span text:style-name="T51">22</text:span></text:span></text:p>
              </text:list-header>
            </text:list>
          </table:table-cell>
          <table:table-cell table:style-name="Tableau9.G3" office:value-type="float" office:value="24">
            <text:list xml:id="list161960307129020" text:continue-numbering="true" text:style-name="_5f_Numérotation_20_des_20_exercices_20_livrets">
              <text:list-header>
                <text:p text:style-name="P49"><text:span text:style-name="_5f_correction_20_surlignée">24</text:span></text:p>
              </text:list-header>
            </text:list>
          </table:table-cell>
          <table:table-cell table:style-name="Tableau9.H3" office:value-type="string">
            <text:list xml:id="list161960305166137" text:continue-numbering="true" text:style-name="_5f_Numérotation_20_des_20_exercices_20_livrets">
              <text:list-header>
                <text:p text:style-name="P50"><text:span text:style-name="_5f_correction_20_surlignée"><text:span text:style-name="T51">29</text:span></text:span></text:p>
              </text:list-header>
            </text:list>
          </table:table-cell>
        </table:table-row>
      </table:table>
      <text:list xml:id="list161961062359370" text:continue-list="list161959873970517" text:style-name="liste_5f_abc">
        <text:list-item>
          <text:p text:style-name="P68">Sur le papier millimétré ci-dessous, trace un repère dans lequel <text:span text:style-name="T46">0,5</text:span> cm en abscisse<text:span text:style-name="T50">s</text:span> représente un tee-shirt et <text:span text:style-name="T46">0,5 </text:span>cm en ordonnée<text:span text:style-name="T50">s</text:span> représente 5 €.</text:p>
        </text:list-item>
      </text:list>
      <text:list xml:id="list161960445193832" text:continue-list="list161960305166137" text:style-name="_5f_Numérotation_20_des_20_exercices_20_livrets">
        <text:list-item>
          <text:list>
            <text:list-header>
              <text:p text:style-name="P46"><draw:g text:anchor-type="as-char" draw:z-index="26" draw:name="Forme17" draw:style-name="gr59"><draw:g draw:style-name="gr35"><draw:line draw:style-name="gr60" draw:text-style-name="P83" svg:x1="8.099cm" svg:y1="0.005cm" svg:x2="8.099cm" svg:y2="7.002cm"><text:p/></draw:line><draw:line draw:style-name="gr60" draw:text-style-name="P83" svg:x1="8.2cm" svg:y1="0.005cm" svg:x2="8.2cm" svg:y2="7.002cm"><text:p/></draw:line><draw:line draw:style-name="gr60" draw:text-style-name="P83" svg:x1="8.298cm" svg:y1="0.005cm" svg:x2="8.298cm" svg:y2="7.002cm"><text:p/></draw:line><draw:line draw:style-name="gr60" draw:text-style-name="P83" svg:x1="8.403cm" svg:y1="0.005cm" svg:x2="8.403cm" svg:y2="7.002cm"><text:p/></draw:line><draw:line draw:style-name="gr60" draw:text-style-name="P83" svg:x1="8.599cm" svg:y1="0.005cm" svg:x2="8.599cm" svg:y2="7.002cm"><text:p/></draw:line><draw:line draw:style-name="gr60" draw:text-style-name="P83" svg:x1="8.701cm" svg:y1="0.005cm" svg:x2="8.701cm" svg:y2="7.002cm"><text:p/></draw:line><draw:line draw:style-name="gr60" draw:text-style-name="P83" svg:x1="8.798cm" svg:y1="0.005cm" svg:x2="8.798cm" svg:y2="7.002cm"><text:p/></draw:line><draw:line draw:style-name="gr60" draw:text-style-name="P83" svg:x1="8.899cm" svg:y1="0.005cm" svg:x2="8.899cm" svg:y2="7.002cm"><text:p/></draw:line><draw:line draw:style-name="gr60" draw:text-style-name="P83" svg:x1="0.1cm" svg:y1="-0.001cm" svg:x2="0.1cm" svg:y2="6.999cm"><text:p/></draw:line><draw:line draw:style-name="gr60" draw:text-style-name="P83" svg:x1="0.202cm" svg:y1="-0.001cm" svg:x2="0.202cm" svg:y2="6.999cm"><text:p/></draw:line><draw:line draw:style-name="gr60" draw:text-style-name="P83" svg:x1="0.3cm" svg:y1="-0.001cm" svg:x2="0.3cm" svg:y2="6.999cm"><text:p/></draw:line><draw:line draw:style-name="gr60" draw:text-style-name="P83" svg:x1="0.403cm" svg:y1="-0.001cm" svg:x2="0.403cm" svg:y2="6.999cm"><text:p/></draw:line><draw:line draw:style-name="gr60" draw:text-style-name="P83" svg:x1="0.599cm" svg:y1="-0.001cm" svg:x2="0.599cm" svg:y2="6.999cm"><text:p/></draw:line><draw:line draw:style-name="gr60" draw:text-style-name="P83" svg:x1="0.702cm" svg:y1="-0.001cm" svg:x2="0.702cm" svg:y2="6.999cm"><text:p/></draw:line><draw:line draw:style-name="gr60" draw:text-style-name="P83" svg:x1="0.799cm" svg:y1="-0.001cm" svg:x2="0.799cm" svg:y2="6.999cm"><text:p/></draw:line><draw:line draw:style-name="gr60" draw:text-style-name="P83" svg:x1="0.903cm" svg:y1="-0.001cm" svg:x2="0.903cm" svg:y2="6.999cm"><text:p/></draw:line><draw:line draw:style-name="gr60" draw:text-style-name="P83" svg:x1="1.098cm" svg:y1="-0.001cm" svg:x2="1.098cm" svg:y2="6.999cm"><text:p/></draw:line><draw:line draw:style-name="gr60" draw:text-style-name="P83" svg:x1="1.2cm" svg:y1="-0.001cm" svg:x2="1.2cm" svg:y2="6.999cm"><text:p/></draw:line><draw:line draw:style-name="gr60" draw:text-style-name="P83" svg:x1="1.297cm" svg:y1="-0.001cm" svg:x2="1.297cm" svg:y2="6.999cm"><text:p/></draw:line><draw:line draw:style-name="gr60" draw:text-style-name="P83" svg:x1="1.398cm" svg:y1="-0.001cm" svg:x2="1.398cm" svg:y2="6.999cm"><text:p/></draw:line><draw:line draw:style-name="gr60" draw:text-style-name="P83" svg:x1="1.598cm" svg:y1="-0.001cm" svg:x2="1.598cm" svg:y2="6.999cm"><text:p/></draw:line><draw:line draw:style-name="gr60" draw:text-style-name="P83" svg:x1="1.701cm" svg:y1="-0.001cm" svg:x2="1.701cm" svg:y2="6.999cm"><text:p/></draw:line><draw:line draw:style-name="gr60" draw:text-style-name="P83" svg:x1="1.798cm" svg:y1="-0.001cm" svg:x2="1.798cm" svg:y2="6.999cm"><text:p/></draw:line><draw:line draw:style-name="gr60" draw:text-style-name="P83" svg:x1="1.897cm" svg:y1="-0.001cm" svg:x2="1.897cm" svg:y2="6.999cm"><text:p/></draw:line><draw:line draw:style-name="gr60" draw:text-style-name="P83" svg:x1="2.098cm" svg:y1="-0.001cm" svg:x2="2.098cm" svg:y2="6.999cm"><text:p/></draw:line><draw:line draw:style-name="gr60" draw:text-style-name="P83" svg:x1="2.203cm" svg:y1="-0.001cm" svg:x2="2.203cm" svg:y2="6.999cm"><text:p/></draw:line><draw:line draw:style-name="gr60" draw:text-style-name="P83" svg:x1="2.3cm" svg:y1="-0.001cm" svg:x2="2.3cm" svg:y2="6.999cm"><text:p/></draw:line><draw:line draw:style-name="gr60" draw:text-style-name="P83" svg:x1="2.398cm" svg:y1="-0.001cm" svg:x2="2.398cm" svg:y2="6.999cm"><text:p/></draw:line><draw:line draw:style-name="gr60" draw:text-style-name="P83" svg:x1="2.598cm" svg:y1="-0.001cm" svg:x2="2.598cm" svg:y2="6.999cm"><text:p/></draw:line><draw:line draw:style-name="gr60" draw:text-style-name="P83" svg:x1="2.699cm" svg:y1="-0.001cm" svg:x2="2.699cm" svg:y2="6.999cm"><text:p/></draw:line><draw:line draw:style-name="gr60" draw:text-style-name="P83" svg:x1="2.801cm" svg:y1="-0.001cm" svg:x2="2.801cm" svg:y2="6.999cm"><text:p/></draw:line><draw:line draw:style-name="gr60" draw:text-style-name="P83" svg:x1="2.899cm" svg:y1="-0.001cm" svg:x2="2.899cm" svg:y2="6.999cm"><text:p/></draw:line><draw:line draw:style-name="gr60" draw:text-style-name="P83" svg:x1="3.099cm" svg:y1="-0.001cm" svg:x2="3.099cm" svg:y2="6.999cm"><text:p/></draw:line><draw:line draw:style-name="gr60" draw:text-style-name="P83" svg:x1="3.199cm" svg:y1="-0.001cm" svg:x2="3.199cm" svg:y2="6.999cm"><text:p/></draw:line><draw:line draw:style-name="gr60" draw:text-style-name="P83" svg:x1="3.299cm" svg:y1="-0.001cm" svg:x2="3.299cm" svg:y2="6.999cm"><text:p/></draw:line><draw:line draw:style-name="gr60" draw:text-style-name="P83" svg:x1="3.397cm" svg:y1="-0.001cm" svg:x2="3.397cm" svg:y2="6.999cm"><text:p/></draw:line><draw:line draw:style-name="gr60" draw:text-style-name="P83" svg:x1="3.599cm" svg:y1="-0.001cm" svg:x2="3.599cm" svg:y2="6.999cm"><text:p/></draw:line><draw:line draw:style-name="gr60" draw:text-style-name="P83" svg:x1="3.698cm" svg:y1="-0.001cm" svg:x2="3.698cm" svg:y2="6.999cm"><text:p/></draw:line><draw:line draw:style-name="gr60" draw:text-style-name="P83" svg:x1="3.8cm" svg:y1="-0.001cm" svg:x2="3.8cm" svg:y2="6.999cm"><text:p/></draw:line><draw:line draw:style-name="gr60" draw:text-style-name="P83" svg:x1="3.897cm" svg:y1="-0.001cm" svg:x2="3.897cm" svg:y2="6.999cm"><text:p/></draw:line><draw:line draw:style-name="gr60" draw:text-style-name="P83" svg:x1="4.1cm" svg:y1="-0.001cm" svg:x2="4.1cm" svg:y2="6.999cm"><text:p/></draw:line><draw:line draw:style-name="gr60" draw:text-style-name="P83" svg:x1="4.198cm" svg:y1="-0.001cm" svg:x2="4.198cm" svg:y2="6.999cm"><text:p/></draw:line><draw:line draw:style-name="gr60" draw:text-style-name="P83" svg:x1="4.301cm" svg:y1="-0.001cm" svg:x2="4.301cm" svg:y2="6.999cm"><text:p/></draw:line><draw:line draw:style-name="gr60" draw:text-style-name="P83" svg:x1="4.398cm" svg:y1="-0.001cm" svg:x2="4.398cm" svg:y2="6.999cm"><text:p/></draw:line><draw:line draw:style-name="gr60" draw:text-style-name="P83" svg:x1="4.599cm" svg:y1="-0.001cm" svg:x2="4.599cm" svg:y2="6.999cm"><text:p/></draw:line><draw:line draw:style-name="gr60" draw:text-style-name="P83" svg:x1="4.697cm" svg:y1="-0.001cm" svg:x2="4.697cm" svg:y2="6.999cm"><text:p/></draw:line><draw:line draw:style-name="gr60" draw:text-style-name="P83" svg:x1="4.801cm" svg:y1="-0.001cm" svg:x2="4.801cm" svg:y2="6.999cm"><text:p/></draw:line><draw:line draw:style-name="gr60" draw:text-style-name="P83" svg:x1="4.898cm" svg:y1="-0.001cm" svg:x2="4.898cm" svg:y2="6.999cm"><text:p/></draw:line><draw:line draw:style-name="gr60" draw:text-style-name="P83" svg:x1="5.1cm" svg:y1="-0.001cm" svg:x2="5.1cm" svg:y2="6.996cm"><text:p/></draw:line><draw:line draw:style-name="gr60" draw:text-style-name="P83" svg:x1="5.197cm" svg:y1="-0.001cm" svg:x2="5.197cm" svg:y2="6.996cm"><text:p/></draw:line><draw:line draw:style-name="gr60" draw:text-style-name="P83" svg:x1="5.298cm" svg:y1="-0.001cm" svg:x2="5.298cm" svg:y2="6.996cm"><text:p/></draw:line><draw:line draw:style-name="gr60" draw:text-style-name="P83" svg:x1="5.399cm" svg:y1="-0.001cm" svg:x2="5.399cm" svg:y2="6.996cm"><text:p/></draw:line><draw:line draw:style-name="gr60" draw:text-style-name="P83" svg:x1="5.601cm" svg:y1="-0.001cm" svg:x2="5.601cm" svg:y2="6.996cm"><text:p/></draw:line><draw:line draw:style-name="gr60" draw:text-style-name="P83" svg:x1="5.698cm" svg:y1="-0.001cm" svg:x2="5.698cm" svg:y2="6.996cm"><text:p/></draw:line><draw:line draw:style-name="gr60" draw:text-style-name="P83" svg:x1="5.798cm" svg:y1="-0.001cm" svg:x2="5.798cm" svg:y2="6.996cm"><text:p/></draw:line><draw:line draw:style-name="gr60" draw:text-style-name="P83" svg:x1="5.899cm" svg:y1="-0.001cm" svg:x2="5.899cm" svg:y2="6.996cm"><text:p/></draw:line><draw:line draw:style-name="gr60" draw:text-style-name="P83" svg:x1="6.102cm" svg:y1="-0.001cm" svg:x2="6.102cm" svg:y2="6.996cm"><text:p/></draw:line><draw:line draw:style-name="gr60" draw:text-style-name="P83" svg:x1="6.199cm" svg:y1="-0.001cm" svg:x2="6.199cm" svg:y2="6.996cm"><text:p/></draw:line><draw:line draw:style-name="gr60" draw:text-style-name="P83" svg:x1="6.299cm" svg:y1="-0.001cm" svg:x2="6.299cm" svg:y2="6.996cm"><text:p/></draw:line><draw:line draw:style-name="gr60" draw:text-style-name="P83" svg:x1="6.401cm" svg:y1="-0.001cm" svg:x2="6.401cm" svg:y2="6.996cm"><text:p/></draw:line><draw:line draw:style-name="gr60" draw:text-style-name="P83" svg:x1="6.599cm" svg:y1="-0.001cm" svg:x2="6.599cm" svg:y2="6.996cm"><text:p/></draw:line><draw:line draw:style-name="gr60" draw:text-style-name="P83" svg:x1="6.7cm" svg:y1="-0.001cm" svg:x2="6.7cm" svg:y2="6.996cm"><text:p/></draw:line><draw:line draw:style-name="gr60" draw:text-style-name="P83" svg:x1="6.799cm" svg:y1="-0.001cm" svg:x2="6.799cm" svg:y2="6.996cm"><text:p/></draw:line><draw:line draw:style-name="gr60" draw:text-style-name="P83" svg:x1="6.902cm" svg:y1="-0.001cm" svg:x2="6.902cm" svg:y2="6.996cm"><text:p/></draw:line><draw:line draw:style-name="gr60" draw:text-style-name="P83" svg:x1="7.099cm" svg:y1="-0.001cm" svg:x2="7.099cm" svg:y2="6.996cm"><text:p/></draw:line><draw:line draw:style-name="gr60" draw:text-style-name="P83" svg:x1="7.2cm" svg:y1="-0.001cm" svg:x2="7.2cm" svg:y2="6.996cm"><text:p/></draw:line><draw:line draw:style-name="gr60" draw:text-style-name="P83" svg:x1="7.298cm" svg:y1="-0.001cm" svg:x2="7.298cm" svg:y2="6.996cm"><text:p/></draw:line><draw:line draw:style-name="gr60" draw:text-style-name="P83" svg:x1="7.403cm" svg:y1="-0.001cm" svg:x2="7.403cm" svg:y2="6.996cm"><text:p/></draw:line><draw:line draw:style-name="gr60" draw:text-style-name="P83" svg:x1="7.599cm" svg:y1="-0.001cm" svg:x2="7.599cm" svg:y2="6.996cm"><text:p/></draw:line><draw:line draw:style-name="gr60" draw:text-style-name="P83" svg:x1="7.701cm" svg:y1="-0.001cm" svg:x2="7.701cm" svg:y2="6.996cm"><text:p/></draw:line><draw:line draw:style-name="gr60" draw:text-style-name="P83" svg:x1="7.798cm" svg:y1="-0.001cm" svg:x2="7.798cm" svg:y2="6.996cm"><text:p/></draw:line><draw:line draw:style-name="gr60" draw:text-style-name="P83" svg:x1="7.899cm" svg:y1="-0.001cm" svg:x2="7.899cm" svg:y2="6.996cm"><text:p/></draw:line><draw:line draw:style-name="gr60" draw:text-style-name="P83" svg:x1="-0.001cm" svg:y1="0.103cm" svg:x2="8.996cm" svg:y2="0.103cm"><text:p/></draw:line><draw:line draw:style-name="gr60" draw:text-style-name="P83" svg:x1="-0.001cm" svg:y1="0.206cm" svg:x2="8.996cm" svg:y2="0.206cm"><text:p/></draw:line><draw:line draw:style-name="gr60" draw:text-style-name="P83" svg:x1="-0.001cm" svg:y1="0.303cm" svg:x2="8.996cm" svg:y2="0.303cm"><text:p/></draw:line><draw:line draw:style-name="gr60" draw:text-style-name="P83" svg:x1="-0.001cm" svg:y1="0.407cm" svg:x2="8.996cm" svg:y2="0.407cm"><text:p/></draw:line><draw:line draw:style-name="gr60" draw:text-style-name="P83" svg:x1="-0.001cm" svg:y1="0.601cm" svg:x2="8.996cm" svg:y2="0.601cm"><text:p/></draw:line><draw:line draw:style-name="gr60" draw:text-style-name="P83" svg:x1="-0.001cm" svg:y1="0.7cm" svg:x2="8.996cm" svg:y2="0.7cm"><text:p/></draw:line><draw:line draw:style-name="gr60" draw:text-style-name="P83" svg:x1="-0.001cm" svg:y1="0.804cm" svg:x2="8.996cm" svg:y2="0.804cm"><text:p/></draw:line><draw:line draw:style-name="gr60" draw:text-style-name="P83" svg:x1="-0.001cm" svg:y1="0.908cm" svg:x2="8.996cm" svg:y2="0.908cm"><text:p/></draw:line><draw:line draw:style-name="gr60" draw:text-style-name="P83" svg:x1="-0.001cm" svg:y1="1.102cm" svg:x2="8.996cm" svg:y2="1.102cm"><text:p/></draw:line><draw:line draw:style-name="gr60" draw:text-style-name="P83" svg:x1="-0.001cm" svg:y1="1.2cm" svg:x2="8.996cm" svg:y2="1.2cm"><text:p/></draw:line><draw:line draw:style-name="gr60" draw:text-style-name="P83" svg:x1="-0.001cm" svg:y1="1.297cm" svg:x2="8.996cm" svg:y2="1.297cm"><text:p/></draw:line><draw:line draw:style-name="gr60" draw:text-style-name="P83" svg:x1="-0.001cm" svg:y1="1.402cm" svg:x2="8.996cm" svg:y2="1.402cm"><text:p/></draw:line><draw:line draw:style-name="gr60" draw:text-style-name="P83" svg:x1="-0.001cm" svg:y1="1.599cm" svg:x2="8.996cm" svg:y2="1.599cm"><text:p/></draw:line><draw:line draw:style-name="gr60" draw:text-style-name="P83" svg:x1="-0.001cm" svg:y1="1.703cm" svg:x2="8.996cm" svg:y2="1.703cm"><text:p/></draw:line><draw:line draw:style-name="gr60" draw:text-style-name="P83" svg:x1="-0.001cm" svg:y1="1.8cm" svg:x2="8.996cm" svg:y2="1.8cm"><text:p/></draw:line><draw:line draw:style-name="gr60" draw:text-style-name="P83" svg:x1="-0.001cm" svg:y1="1.901cm" svg:x2="8.996cm" svg:y2="1.901cm"><text:p/></draw:line><draw:line draw:style-name="gr60" draw:text-style-name="P83" svg:x1="-0.001cm" svg:y1="2.104cm" svg:x2="8.996cm" svg:y2="2.104cm"><text:p/></draw:line><draw:line draw:style-name="gr60" draw:text-style-name="P83" svg:x1="-0.001cm" svg:y1="2.203cm" svg:x2="8.996cm" svg:y2="2.203cm"><text:p/></draw:line><draw:line draw:style-name="gr60" draw:text-style-name="P83" svg:x1="-0.001cm" svg:y1="2.3cm" svg:x2="8.996cm" svg:y2="2.3cm"><text:p/></draw:line><draw:line draw:style-name="gr60" draw:text-style-name="P83" svg:x1="-0.001cm" svg:y1="2.398cm" svg:x2="8.996cm" svg:y2="2.398cm"><text:p/></draw:line><draw:line draw:style-name="gr60" draw:text-style-name="P83" svg:x1="-0.001cm" svg:y1="2.596cm" svg:x2="8.996cm" svg:y2="2.596cm"><text:p/></draw:line><draw:line draw:style-name="gr60" draw:text-style-name="P83" svg:x1="-0.001cm" svg:y1="2.702cm" svg:x2="8.996cm" svg:y2="2.702cm"><text:p/></draw:line><draw:line draw:style-name="gr60" draw:text-style-name="P83" svg:x1="-0.001cm" svg:y1="2.799cm" svg:x2="8.996cm" svg:y2="2.799cm"><text:p/></draw:line><draw:line draw:style-name="gr60" draw:text-style-name="P83" svg:x1="-0.001cm" svg:y1="2.897cm" svg:x2="8.996cm" svg:y2="2.897cm"><text:p/></draw:line><draw:line draw:style-name="gr60" draw:text-style-name="P83" svg:x1="-0.001cm" svg:y1="3.097cm" svg:x2="8.996cm" svg:y2="3.097cm"><text:p/></draw:line><draw:line draw:style-name="gr60" draw:text-style-name="P83" svg:x1="-0.001cm" svg:y1="3.196cm" svg:x2="8.996cm" svg:y2="3.196cm"><text:p/></draw:line><draw:line draw:style-name="gr60" draw:text-style-name="P83" svg:x1="-0.001cm" svg:y1="3.298cm" svg:x2="8.996cm" svg:y2="3.298cm"><text:p/></draw:line><draw:line draw:style-name="gr60" draw:text-style-name="P83" svg:x1="-0.001cm" svg:y1="3.397cm" svg:x2="8.996cm" svg:y2="3.397cm"><text:p/></draw:line><draw:line draw:style-name="gr60" draw:text-style-name="P83" svg:x1="-0.001cm" svg:y1="3.598cm" svg:x2="8.996cm" svg:y2="3.598cm"><text:p/></draw:line><draw:line draw:style-name="gr60" draw:text-style-name="P83" svg:x1="-0.001cm" svg:y1="3.695cm" svg:x2="8.996cm" svg:y2="3.695cm"><text:p/></draw:line><draw:line draw:style-name="gr60" draw:text-style-name="P83" svg:x1="-0.001cm" svg:y1="3.799cm" svg:x2="8.996cm" svg:y2="3.799cm"><text:p/></draw:line><draw:line draw:style-name="gr60" draw:text-style-name="P83" svg:x1="-0.001cm" svg:y1="3.896cm" svg:x2="8.996cm" svg:y2="3.896cm"><text:p/></draw:line><draw:line draw:style-name="gr60" draw:text-style-name="P83" svg:x1="-0.001cm" svg:y1="4.092cm" svg:x2="8.996cm" svg:y2="4.092cm"><text:p/></draw:line><draw:line draw:style-name="gr60" draw:text-style-name="P83" svg:x1="-0.001cm" svg:y1="4.196cm" svg:x2="8.996cm" svg:y2="4.196cm"><text:p/></draw:line><draw:line draw:style-name="gr60" draw:text-style-name="P83" svg:x1="-0.001cm" svg:y1="4.3cm" svg:x2="8.996cm" svg:y2="4.3cm"><text:p/></draw:line><draw:line draw:style-name="gr60" draw:text-style-name="P83" svg:x1="-0.001cm" svg:y1="4.397cm" svg:x2="8.996cm" svg:y2="4.397cm"><text:p/></draw:line><draw:line draw:style-name="gr60" draw:text-style-name="P83" svg:x1="-0.001cm" svg:y1="4.593cm" svg:x2="8.996cm" svg:y2="4.593cm"><text:p/></draw:line><draw:line draw:style-name="gr60" draw:text-style-name="P83" svg:x1="-0.001cm" svg:y1="4.695cm" svg:x2="8.996cm" svg:y2="4.695cm"><text:p/></draw:line><draw:line draw:style-name="gr60" draw:text-style-name="P83" svg:x1="-0.001cm" svg:y1="4.793cm" svg:x2="8.996cm" svg:y2="4.793cm"><text:p/></draw:line><draw:line draw:style-name="gr60" draw:text-style-name="P83" svg:x1="-0.001cm" svg:y1="4.898cm" svg:x2="8.996cm" svg:y2="4.898cm"><text:p/></draw:line><draw:line draw:style-name="gr60" draw:text-style-name="P83" svg:x1="-0.001cm" svg:y1="5.099cm" svg:x2="8.996cm" svg:y2="5.099cm"><text:p/></draw:line><draw:line draw:style-name="gr60" draw:text-style-name="P83" svg:x1="-0.001cm" svg:y1="5.192cm" svg:x2="8.996cm" svg:y2="5.192cm"><text:p/></draw:line><draw:line draw:style-name="gr60" draw:text-style-name="P83" svg:x1="-0.001cm" svg:y1="5.293cm" svg:x2="8.996cm" svg:y2="5.293cm"><text:p/></draw:line><draw:line draw:style-name="gr60" draw:text-style-name="P83" svg:x1="-0.001cm" svg:y1="5.39cm" svg:x2="8.996cm" svg:y2="5.39cm"><text:p/></draw:line><draw:line draw:style-name="gr60" draw:text-style-name="P83" svg:x1="-0.001cm" svg:y1="5.596cm" svg:x2="8.996cm" svg:y2="5.596cm"><text:p/></draw:line><draw:line draw:style-name="gr60" draw:text-style-name="P83" svg:x1="-0.001cm" svg:y1="5.693cm" svg:x2="8.996cm" svg:y2="5.693cm"><text:p/></draw:line><draw:line draw:style-name="gr60" draw:text-style-name="P83" svg:x1="-0.001cm" svg:y1="5.794cm" svg:x2="8.996cm" svg:y2="5.794cm"><text:p/></draw:line><draw:line draw:style-name="gr60" draw:text-style-name="P83" svg:x1="-0.001cm" svg:y1="5.891cm" svg:x2="8.996cm" svg:y2="5.891cm"><text:p/></draw:line><draw:line draw:style-name="gr60" draw:text-style-name="P83" svg:x1="-0.001cm" svg:y1="6.092cm" svg:x2="8.996cm" svg:y2="6.092cm"><text:p/></draw:line><draw:line draw:style-name="gr60" draw:text-style-name="P83" svg:x1="-0.001cm" svg:y1="6.189cm" svg:x2="8.996cm" svg:y2="6.189cm"><text:p/></draw:line><draw:line draw:style-name="gr60" draw:text-style-name="P83" svg:x1="-0.001cm" svg:y1="6.295cm" svg:x2="8.996cm" svg:y2="6.295cm"><text:p/></draw:line><draw:line draw:style-name="gr60" draw:text-style-name="P83" svg:x1="-0.001cm" svg:y1="6.393cm" svg:x2="8.996cm" svg:y2="6.393cm"><text:p/></draw:line><draw:line draw:style-name="gr60" draw:text-style-name="P83" svg:x1="-0.001cm" svg:y1="6.593cm" svg:x2="8.996cm" svg:y2="6.593cm"><text:p/></draw:line><draw:line draw:style-name="gr60" draw:text-style-name="P83" svg:x1="-0.001cm" svg:y1="6.69cm" svg:x2="8.996cm" svg:y2="6.69cm"><text:p/></draw:line><draw:line draw:style-name="gr60" draw:text-style-name="P83" svg:x1="-0.001cm" svg:y1="6.789cm" svg:x2="8.996cm" svg:y2="6.789cm"><text:p/></draw:line><draw:line draw:style-name="gr60" draw:text-style-name="P83" svg:x1="-0.001cm" svg:y1="6.893cm" svg:x2="8.996cm" svg:y2="6.893cm"><text:p/></draw:line><draw:line draw:style-name="gr61" draw:text-style-name="P83" svg:x1="0.499cm" svg:y1="-0.001cm" svg:x2="0.499cm" svg:y2="6.999cm"><text:p/></draw:line><draw:line draw:style-name="gr61" draw:text-style-name="P83" svg:x1="1.5cm" svg:y1="-0.001cm" svg:x2="1.5cm" svg:y2="6.999cm"><text:p/></draw:line><draw:line draw:style-name="gr61" draw:text-style-name="P83" svg:x1="2.501cm" svg:y1="-0.001cm" svg:x2="2.501cm" svg:y2="6.999cm"><text:p/></draw:line><draw:line draw:style-name="gr61" draw:text-style-name="P83" svg:x1="3.502cm" svg:y1="-0.001cm" svg:x2="3.502cm" svg:y2="6.999cm"><text:p/></draw:line><draw:line draw:style-name="gr61" draw:text-style-name="P83" svg:x1="4.498cm" svg:y1="-0.001cm" svg:x2="4.498cm" svg:y2="6.999cm"><text:p/></draw:line><draw:line draw:style-name="gr61" draw:text-style-name="P83" svg:x1="5.498cm" svg:y1="-0.001cm" svg:x2="5.498cm" svg:y2="6.996cm"><text:p/></draw:line><draw:line draw:style-name="gr61" draw:text-style-name="P83" svg:x1="6.498cm" svg:y1="-0.001cm" svg:x2="6.498cm" svg:y2="6.996cm"><text:p/></draw:line><draw:line draw:style-name="gr61" draw:text-style-name="P83" svg:x1="7.5cm" svg:y1="-0.001cm" svg:x2="7.5cm" svg:y2="6.996cm"><text:p/></draw:line><draw:line draw:style-name="gr61" draw:text-style-name="P83" svg:x1="-0.001cm" svg:y1="0.504cm" svg:x2="8.996cm" svg:y2="0.504cm"><text:p/></draw:line><draw:line draw:style-name="gr61" draw:text-style-name="P83" svg:x1="-0.001cm" svg:y1="1.499cm" svg:x2="8.996cm" svg:y2="1.499cm"><text:p/></draw:line><draw:line draw:style-name="gr61" draw:text-style-name="P83" svg:x1="-0.001cm" svg:y1="2.5cm" svg:x2="8.996cm" svg:y2="2.5cm"><text:p/></draw:line><draw:line draw:style-name="gr61" draw:text-style-name="P83" svg:x1="-0.001cm" svg:y1="3.501cm" svg:x2="8.996cm" svg:y2="3.501cm"><text:p/></draw:line><draw:line draw:style-name="gr61" draw:text-style-name="P83" svg:x1="-0.001cm" svg:y1="4.494cm" svg:x2="8.996cm" svg:y2="4.494cm"><text:p/></draw:line><draw:line draw:style-name="gr61" draw:text-style-name="P83" svg:x1="-0.001cm" svg:y1="5.496cm" svg:x2="8.996cm" svg:y2="5.496cm"><text:p/></draw:line><draw:line draw:style-name="gr61" draw:text-style-name="P83" svg:x1="-0.001cm" svg:y1="6.49cm" svg:x2="8.996cm" svg:y2="6.49cm"><text:p/></draw:line><draw:line draw:style-name="gr62" draw:text-style-name="P83" svg:x1="-0.001cm" svg:y1="-0.001cm" svg:x2="-0.001cm" svg:y2="6.999cm"><text:p/></draw:line><draw:line draw:style-name="gr63" draw:text-style-name="P83" svg:x1="1cm" svg:y1="-0.001cm" svg:x2="1cm" svg:y2="6.999cm"><text:p/></draw:line><draw:line draw:style-name="gr63" draw:text-style-name="P83" svg:x1="1.999cm" svg:y1="-0.001cm" svg:x2="1.999cm" svg:y2="6.999cm"><text:p/></draw:line><draw:line draw:style-name="gr63" draw:text-style-name="P83" svg:x1="3.002cm" svg:y1="-0.001cm" svg:x2="3.002cm" svg:y2="6.999cm"><text:p/></draw:line><draw:line draw:style-name="gr63" draw:text-style-name="P83" svg:x1="3.998cm" svg:y1="-0.001cm" svg:x2="3.998cm" svg:y2="6.999cm"><text:p/></draw:line><draw:line draw:style-name="gr63" draw:text-style-name="P83" svg:x1="4.997cm" svg:y1="-0.001cm" svg:x2="4.997cm" svg:y2="6.999cm"><text:p/></draw:line><draw:line draw:style-name="gr63" draw:text-style-name="P83" svg:x1="5.997cm" svg:y1="-0.001cm" svg:x2="5.997cm" svg:y2="6.996cm"><text:p/></draw:line><draw:line draw:style-name="gr63" draw:text-style-name="P83" svg:x1="6.999cm" svg:y1="-0.001cm" svg:x2="6.999cm" svg:y2="6.996cm"><text:p/></draw:line><draw:line draw:style-name="gr63" draw:text-style-name="P83" svg:x1="-0.001cm" svg:y1="-0.001cm" svg:x2="8.996cm" svg:y2="-0.001cm"><text:p/></draw:line><draw:line draw:style-name="gr63" draw:text-style-name="P83" svg:x1="-0.001cm" svg:y1="1.005cm" svg:x2="8.996cm" svg:y2="1.005cm"><text:p/></draw:line><draw:line draw:style-name="gr63" draw:text-style-name="P83" svg:x1="-0.001cm" svg:y1="1.998cm" svg:x2="8.996cm" svg:y2="1.998cm"><text:p/></draw:line><draw:line draw:style-name="gr63" draw:text-style-name="P83" svg:x1="-0.001cm" svg:y1="3cm" svg:x2="8.996cm" svg:y2="3cm"><text:p/></draw:line><draw:line draw:style-name="gr63" draw:text-style-name="P83" svg:x1="-0.001cm" svg:y1="3.996cm" svg:x2="8.996cm" svg:y2="3.996cm"><text:p/></draw:line><draw:line draw:style-name="gr63" draw:text-style-name="P83" svg:x1="-0.001cm" svg:y1="4.995cm" svg:x2="8.996cm" svg:y2="4.995cm"><text:p/></draw:line><draw:line draw:style-name="gr63" draw:text-style-name="P83" svg:x1="-0.001cm" svg:y1="5.995cm" svg:x2="8.996cm" svg:y2="5.995cm"><text:p/></draw:line><draw:line draw:style-name="gr63" draw:text-style-name="P83" svg:x1="-0.001cm" svg:y1="6.99cm" svg:x2="8.996cm" svg:y2="6.99cm"><text:p/></draw:line><draw:line draw:style-name="gr63" draw:text-style-name="P83" svg:x1="7.999cm" svg:y1="-0.001cm" svg:x2="7.999cm" svg:y2="6.996cm"><text:p/></draw:line><draw:line draw:style-name="gr61" draw:text-style-name="P83" svg:x1="8.5cm" svg:y1="0.005cm" svg:x2="8.5cm" svg:y2="7.002cm"><text:p/></draw:line><draw:line draw:style-name="gr63" draw:text-style-name="P83" svg:x1="8.999cm" svg:y1="0.005cm" svg:x2="8.999cm" svg:y2="7.002cm"><text:p/></draw:line></draw:g><draw:line draw:style-name="gr64" draw:text-style-name="P86" svg:x1="1.001cm" svg:y1="6.009cm" svg:x2="0.992cm" svg:y2="0.08cm"><text:p/></draw:line><draw:line draw:style-name="gr65" draw:text-style-name="P86" svg:x1="1.001cm" svg:y1="6.011cm" svg:x2="8.292cm" svg:y2="6.011cm"><text:p/></draw:line><draw:frame draw:style-name="gr66" draw:text-style-name="P87" svg:width="0.331cm" svg:height="0.648cm" svg:x="0.674cm" svg:y="5.786cm"><draw:text-box><text:p text:style-name="P79"><text:span text:style-name="T54">0</text:span></text:p></draw:text-box></draw:frame><draw:frame draw:style-name="gr66" draw:text-style-name="P87" svg:width="0.331cm" svg:height="0.648cm" svg:x="1.341cm" svg:y="5.921cm"><draw:text-box><text:p text:style-name="P79"><text:span text:style-name="T54">1</text:span></text:p></draw:text-box></draw:frame><draw:frame draw:style-name="gr66" draw:text-style-name="P87" svg:width="0.329cm" svg:height="0.648cm" svg:x="1.854cm" svg:y="5.921cm"><draw:text-box><text:p text:style-name="P79"><text:span text:style-name="T54">2</text:span></text:p></draw:text-box></draw:frame><draw:frame draw:style-name="gr67" draw:text-style-name="P87" svg:width="0.332cm" svg:height="0.646cm" svg:x="2.334cm" svg:y="5.925cm"><draw:text-box><text:p text:style-name="P79"><text:span text:style-name="T54">3</text:span></text:p></draw:text-box></draw:frame><draw:frame draw:style-name="gr66" draw:text-style-name="P87" svg:width="0.329cm" svg:height="0.648cm" svg:x="2.849cm" svg:y="5.913cm"><draw:text-box><text:p text:style-name="P79"><text:span text:style-name="T54">4</text:span></text:p></draw:text-box></draw:frame><draw:frame draw:style-name="gr66" draw:text-style-name="P87" svg:width="0.329cm" svg:height="0.648cm" svg:x="3.38cm" svg:y="5.921cm"><draw:text-box><text:p text:style-name="P79"><text:span text:style-name="T54">5</text:span></text:p></draw:text-box></draw:frame><draw:frame draw:style-name="gr66" draw:text-style-name="P87" svg:width="0.332cm" svg:height="0.648cm" svg:x="3.821cm" svg:y="5.913cm"><draw:text-box><text:p text:style-name="P79"><text:span text:style-name="T54">6</text:span></text:p></draw:text-box></draw:frame><draw:frame draw:style-name="gr66" draw:text-style-name="P87" svg:width="0.331cm" svg:height="0.648cm" svg:x="4.364cm" svg:y="5.913cm"><draw:text-box><text:p text:style-name="P79"><text:span text:style-name="T54">7</text:span></text:p></draw:text-box></draw:frame><draw:frame draw:style-name="gr67" draw:text-style-name="P87" svg:width="0.329cm" svg:height="0.646cm" svg:x="4.858cm" svg:y="5.904cm"><draw:text-box><text:p text:style-name="P79"><text:span text:style-name="T54">8</text:span></text:p></draw:text-box></draw:frame><draw:frame draw:style-name="gr68" draw:text-style-name="P87" svg:width="3.641cm" svg:height="0.743cm" svg:x="4.837cm" svg:y="5.401cm"><draw:text-box><text:p text:style-name="P79"><text:span text:style-name="T54">Nombres de tee-shirt</text:span></text:p></draw:text-box></draw:frame><draw:frame draw:style-name="gr68" draw:text-style-name="P87" svg:width="3.645cm" svg:height="0.743cm" svg:x="0.885cm" svg:y="0.062cm"><draw:text-box><text:p text:style-name="P79"><text:span text:style-name="T54">Prix en €</text:span></text:p></draw:text-box></draw:frame><draw:frame draw:style-name="gr66" draw:text-style-name="P87" svg:width="0.331cm" svg:height="0.648cm" svg:x="0.695cm" svg:y="5.189cm"><draw:text-box><text:p text:style-name="P79"><text:span text:style-name="T54">5</text:span></text:p></draw:text-box></draw:frame><draw:frame draw:style-name="gr66" draw:text-style-name="P87" svg:width="0.927cm" svg:height="0.648cm" svg:x="0.288cm" svg:y="4.667cm"><draw:text-box><text:p text:style-name="P79"><text:span text:style-name="T54">10</text:span></text:p></draw:text-box></draw:frame><draw:frame draw:style-name="gr67" draw:text-style-name="P87" svg:width="0.925cm" svg:height="0.646cm" svg:x="0.3cm" svg:y="4.177cm"><draw:text-box><text:p text:style-name="P79"><text:span text:style-name="T54">15</text:span></text:p></draw:text-box></draw:frame><draw:frame draw:style-name="gr67" draw:text-style-name="P87" svg:width="0.929cm" svg:height="0.646cm" svg:x="0.288cm" svg:y="3.683cm"><draw:text-box><text:p text:style-name="P79"><text:span text:style-name="T54">20</text:span></text:p></draw:text-box></draw:frame><draw:frame draw:style-name="gr66" draw:text-style-name="P87" svg:width="0.929cm" svg:height="0.648cm" svg:x="0.288cm" svg:y="3.21cm"><draw:text-box><text:p text:style-name="P79"><text:span text:style-name="T54">25</text:span></text:p></draw:text-box></draw:frame><draw:frame draw:style-name="gr66" draw:text-style-name="P87" svg:width="0.929cm" svg:height="0.648cm" svg:x="0.288cm" svg:y="2.708cm"><draw:text-box><text:p text:style-name="P79"><text:span text:style-name="T54">30</text:span></text:p></draw:text-box></draw:frame><draw:frame draw:style-name="gr66" draw:text-style-name="P87" svg:width="0.929cm" svg:height="0.648cm" svg:x="0.288cm" svg:y="2.207cm"><draw:text-box><text:p text:style-name="P79"><text:span text:style-name="T54">35</text:span></text:p></draw:text-box></draw:frame><draw:frame draw:style-name="gr67" draw:text-style-name="P87" svg:width="0.925cm" svg:height="0.646cm" svg:x="0.3cm" svg:y="1.704cm"><draw:text-box><text:p text:style-name="P79"><text:span text:style-name="T54">40</text:span></text:p></draw:text-box></draw:frame><draw:g draw:style-name="gr35"><draw:line draw:style-name="gr69" draw:text-style-name="P86" svg:x1="3.898cm" svg:y1="3.598cm" svg:x2="4.149cm" svg:y2="3.598cm"><text:p/></draw:line><draw:line draw:style-name="gr69" draw:text-style-name="P88" svg:x1="4.004cm" svg:y1="3.479cm" svg:x2="4.004cm" svg:y2="3.72cm"><text:p/></draw:line></draw:g><draw:g draw:style-name="gr35"><draw:line draw:style-name="gr70" draw:text-style-name="P86" svg:x1="4.391cm" svg:y1="2.506cm" svg:x2="4.642cm" svg:y2="2.506cm"><text:p/></draw:line><draw:line draw:style-name="gr70" draw:text-style-name="P86" svg:x1="4.497cm" svg:y1="2.39cm" svg:x2="4.497cm" svg:y2="2.631cm"><text:p/></draw:line></draw:g><draw:g draw:style-name="gr35"><draw:line draw:style-name="gr70" draw:text-style-name="P86" svg:x1="3.88cm" svg:y1="3cm" svg:x2="4.131cm" svg:y2="3cm"><text:p/></draw:line><draw:line draw:style-name="gr70" draw:text-style-name="P86" svg:x1="3.986cm" svg:y1="2.882cm" svg:x2="3.986cm" svg:y2="3.123cm"><text:p/></draw:line></draw:g><draw:g draw:style-name="gr35"><draw:line draw:style-name="gr70" draw:text-style-name="P86" svg:x1="3.387cm" svg:y1="3.494cm" svg:x2="3.638cm" svg:y2="3.494cm"><text:p/></draw:line><draw:line draw:style-name="gr70" draw:text-style-name="P86" svg:x1="3.493cm" svg:y1="3.374cm" svg:x2="3.493cm" svg:y2="3.615cm"><text:p/></draw:line></draw:g><draw:g draw:style-name="gr35"><draw:line draw:style-name="gr70" draw:text-style-name="P86" svg:x1="2.895cm" svg:y1="4.003cm" svg:x2="3.146cm" svg:y2="4.003cm"><text:p/></draw:line><draw:line draw:style-name="gr70" draw:text-style-name="P86" svg:x1="3.001cm" svg:y1="3.889cm" svg:x2="3.001cm" svg:y2="4.13cm"><text:p/></draw:line></draw:g><draw:g draw:style-name="gr35"><draw:line draw:style-name="gr70" draw:text-style-name="P86" svg:x1="2.393cm" svg:y1="4.495cm" svg:x2="2.644cm" svg:y2="4.495cm"><text:p/></draw:line><draw:line draw:style-name="gr70" draw:text-style-name="P86" svg:x1="2.499cm" svg:y1="4.383cm" svg:x2="2.499cm" svg:y2="4.624cm"><text:p/></draw:line></draw:g><draw:g draw:style-name="gr35"><draw:line draw:style-name="gr70" draw:text-style-name="P86" svg:x1="1.88cm" svg:y1="4.997cm" svg:x2="2.131cm" svg:y2="4.997cm"><text:p/></draw:line><draw:line draw:style-name="gr70" draw:text-style-name="P86" svg:x1="1.986cm" svg:y1="4.882cm" svg:x2="1.986cm" svg:y2="5.123cm"><text:p/></draw:line></draw:g><draw:g draw:style-name="gr35"><draw:line draw:style-name="gr70" draw:text-style-name="P86" svg:x1="1.379cm" svg:y1="5.489cm" svg:x2="1.63cm" svg:y2="5.489cm"><text:p/></draw:line><draw:line draw:style-name="gr70" draw:text-style-name="P86" svg:x1="1.485cm" svg:y1="5.376cm" svg:x2="1.485cm" svg:y2="5.617cm"><text:p/></draw:line></draw:g><draw:g draw:style-name="gr35"><draw:line draw:style-name="gr69" draw:text-style-name="P86" svg:x1="2.383cm" svg:y1="4.774cm" svg:x2="2.634cm" svg:y2="4.774cm"><text:p/></draw:line><draw:line draw:style-name="gr69" draw:text-style-name="P88" svg:x1="2.489cm" svg:y1="4.658cm" svg:x2="2.489cm" svg:y2="4.899cm"><text:p/></draw:line></draw:g><draw:g draw:style-name="gr35"><draw:line draw:style-name="gr69" draw:text-style-name="P86" svg:x1="1.384cm" svg:y1="5.475cm" svg:x2="1.635cm" svg:y2="5.475cm"><text:p/></draw:line><draw:line draw:style-name="gr69" draw:text-style-name="P88" svg:x1="1.49cm" svg:y1="5.36cm" svg:x2="1.49cm" svg:y2="5.601cm"><text:p/></draw:line></draw:g><draw:g draw:style-name="gr35"><draw:line draw:style-name="gr69" draw:text-style-name="P86" svg:x1="1.885cm" svg:y1="4.976cm" svg:x2="2.136cm" svg:y2="4.976cm"><text:p/></draw:line><draw:line draw:style-name="gr69" draw:text-style-name="P88" svg:x1="1.991cm" svg:y1="4.861cm" svg:x2="1.991cm" svg:y2="5.102cm"><text:p/></draw:line></draw:g><draw:g draw:style-name="gr35"><draw:line draw:style-name="gr69" draw:text-style-name="P86" svg:x1="2.884cm" svg:y1="4.277cm" svg:x2="3.135cm" svg:y2="4.277cm"><text:p/></draw:line><draw:line draw:style-name="gr69" draw:text-style-name="P88" svg:x1="2.99cm" svg:y1="4.159cm" svg:x2="2.99cm" svg:y2="4.4cm"><text:p/></draw:line></draw:g><draw:g draw:style-name="gr35"><draw:line draw:style-name="gr69" draw:text-style-name="P86" svg:x1="3.385cm" svg:y1="3.776cm" svg:x2="3.636cm" svg:y2="3.776cm"><text:p/></draw:line><draw:line draw:style-name="gr69" draw:text-style-name="P88" svg:x1="3.491cm" svg:y1="3.66cm" svg:x2="3.491cm" svg:y2="3.901cm"><text:p/></draw:line></draw:g><draw:g draw:style-name="gr35"><draw:line draw:style-name="gr69" draw:text-style-name="P86" svg:x1="4.399cm" svg:y1="3.098cm" svg:x2="4.65cm" svg:y2="3.098cm"><text:p/></draw:line><draw:line draw:style-name="gr69" draw:text-style-name="P88" svg:x1="4.505cm" svg:y1="2.98cm" svg:x2="4.505cm" svg:y2="3.221cm"><text:p/></draw:line></draw:g></draw:g></text:p>
            </text:list-header>
          </text:list>
        </text:list-item>
      </text:list>
      <text:list xml:id="list161960381921803" text:continue-list="list161961062359370" text:style-name="liste_5f_abc">
        <text:list-item>
          <text:p text:style-name="P60">Place en bleu les points correspondants à la situation normale et en vert les points correspondants à la situation des soldes.</text:p>
        </text:list-item>
        <text:list-item>
          <text:p text:style-name="P62">Que remarques-tu ?</text:p>
        </text:list-item>
      </text:list>
      <text:list xml:id="list161959578854571" text:continue-list="list161960445193832" text:style-name="_5f_Numérotation_20_des_20_exercices_20_livrets">
        <text:list-item>
          <text:list>
            <text:list-header>
              <text:p text:style-name="P51"><text:span text:style-name="_5f_Correction_20_surligné"><text:span text:style-name="T15">Le prix avec le </text:span></text:span><text:span text:style-name="_5f_Correction_20_surligné"><text:span text:style-name="T20">premier </text:span></text:span><text:span text:style-name="_5f_Correction_20_surligné"><text:span text:style-name="T15"><text:s/>tarif est proportionnel au nombre de t‑shirt achetés (les points bleus sont alignés avec l'origine).</text:span></text:span></text:p>
            </text:list-header>
          </text:list>
        </text:list-item>
      </text:list>
      <text:p text:style-name="_5f_Paragraphe_20_corrigé"><text:span text:style-name="_5f_Correction_20_surligné">A</text:span><text:span text:style-name="_5f_Correction_20_surligné"><text:span text:style-name="T10">vec le tarif soldé les po</text:span></text:span><text:span text:style-name="_5f_Correction_20_surligné"><text:span text:style-name="T11">in</text:span></text:span><text:span text:style-name="_5f_Correction_20_surligné"><text:span text:style-name="T10">ts verts ne sont plus alignés avec l’origine du repère. Ce n’est pas un tarif proportionnel au nombre de t-shirts achetés.</text:span></text:span></text:p>
      <text:list xml:id="list161960179127131" text:continue-numbering="true" text:style-name="_5f_Numérotation_20_des_20_exercices_20_livrets">
        <text:list-header>
          <text:p text:style-name="P43"><text:span text:style-name="_5f_pointillés_20_gris"><text:span text:style-name="T12"/></text:span></text:p>
        </text:list-header>
      </text:list>
      <text:list xml:id="list161960569593041" text:continue-list="list161959575725330" text:style-name="Num_5f_Exo">
        <text:list-header>
          <text:h text:style-name="P36" text:outline-level="1"/>
        </text:list-header>
        <text:list-item>
          <text:h text:style-name="P37" text:outline-level="1"> Sur le graphique ci-dessous, <text:span text:style-name="T38">o</text:span><text:span text:style-name="T50">n a représenté l’altitude atteinte en fonction du temps.</text:span></text:h>
        </text:list-item>
      </text:list>
      <text:p text:style-name="P27"><draw:g text:anchor-type="paragraph" draw:z-index="24" draw:name="Forme2" draw:style-name="gr82"><draw:line draw:style-name="gr60" draw:text-style-name="P89" svg:x1="8.172cm" svg:y1="0.169cm" svg:x2="8.172cm" svg:y2="7.166cm"><text:p/></draw:line><draw:line draw:style-name="gr60" draw:text-style-name="P89" svg:x1="8.273cm" svg:y1="0.169cm" svg:x2="8.273cm" svg:y2="7.166cm"><text:p/></draw:line><draw:line draw:style-name="gr60" draw:text-style-name="P89" svg:x1="8.371cm" svg:y1="0.169cm" svg:x2="8.371cm" svg:y2="7.166cm"><text:p/></draw:line><draw:line draw:style-name="gr60" draw:text-style-name="P89" svg:x1="8.476cm" svg:y1="0.169cm" svg:x2="8.476cm" svg:y2="7.166cm"><text:p/></draw:line><draw:line draw:style-name="gr60" draw:text-style-name="P89" svg:x1="8.672cm" svg:y1="0.169cm" svg:x2="8.672cm" svg:y2="7.166cm"><text:p/></draw:line><draw:line draw:style-name="gr60" draw:text-style-name="P89" svg:x1="8.774cm" svg:y1="0.169cm" svg:x2="8.774cm" svg:y2="7.166cm"><text:p/></draw:line><draw:line draw:style-name="gr60" draw:text-style-name="P89" svg:x1="8.871cm" svg:y1="0.169cm" svg:x2="8.871cm" svg:y2="7.166cm"><text:p/></draw:line><draw:line draw:style-name="gr60" draw:text-style-name="P89" svg:x1="8.972cm" svg:y1="0.169cm" svg:x2="8.972cm" svg:y2="7.166cm"><text:p/></draw:line><draw:line draw:style-name="gr60" draw:text-style-name="P89" svg:x1="0.173cm" svg:y1="0.157cm" svg:x2="0.173cm" svg:y2="7.157cm"><text:p/></draw:line><draw:line draw:style-name="gr60" draw:text-style-name="P89" svg:x1="0.275cm" svg:y1="0.157cm" svg:x2="0.275cm" svg:y2="7.157cm"><text:p/></draw:line><draw:line draw:style-name="gr60" draw:text-style-name="P89" svg:x1="0.373cm" svg:y1="0.157cm" svg:x2="0.373cm" svg:y2="7.157cm"><text:p/></draw:line><draw:line draw:style-name="gr60" draw:text-style-name="P89" svg:x1="0.476cm" svg:y1="0.157cm" svg:x2="0.476cm" svg:y2="7.157cm"><text:p/></draw:line><draw:line draw:style-name="gr60" draw:text-style-name="P89" svg:x1="0.672cm" svg:y1="0.157cm" svg:x2="0.672cm" svg:y2="7.157cm"><text:p/></draw:line><draw:line draw:style-name="gr60" draw:text-style-name="P89" svg:x1="0.775cm" svg:y1="0.157cm" svg:x2="0.775cm" svg:y2="7.157cm"><text:p/></draw:line><draw:line draw:style-name="gr60" draw:text-style-name="P89" svg:x1="0.872cm" svg:y1="0.157cm" svg:x2="0.872cm" svg:y2="7.157cm"><text:p/></draw:line><draw:line draw:style-name="gr60" draw:text-style-name="P89" svg:x1="0.976cm" svg:y1="0.157cm" svg:x2="0.976cm" svg:y2="7.157cm"><text:p/></draw:line><draw:line draw:style-name="gr60" draw:text-style-name="P89" svg:x1="1.171cm" svg:y1="0.157cm" svg:x2="1.171cm" svg:y2="7.157cm"><text:p/></draw:line><draw:line draw:style-name="gr60" draw:text-style-name="P89" svg:x1="1.272cm" svg:y1="0.157cm" svg:x2="1.272cm" svg:y2="7.157cm"><text:p/></draw:line><draw:line draw:style-name="gr60" draw:text-style-name="P89" svg:x1="1.369cm" svg:y1="0.157cm" svg:x2="1.369cm" svg:y2="7.157cm"><text:p/></draw:line><draw:line draw:style-name="gr60" draw:text-style-name="P89" svg:x1="1.471cm" svg:y1="0.157cm" svg:x2="1.471cm" svg:y2="7.157cm"><text:p/></draw:line><draw:line draw:style-name="gr60" draw:text-style-name="P89" svg:x1="1.671cm" svg:y1="0.157cm" svg:x2="1.671cm" svg:y2="7.157cm"><text:p/></draw:line><draw:line draw:style-name="gr60" draw:text-style-name="P89" svg:x1="1.774cm" svg:y1="0.157cm" svg:x2="1.774cm" svg:y2="7.157cm"><text:p/></draw:line><draw:line draw:style-name="gr60" draw:text-style-name="P89" svg:x1="1.871cm" svg:y1="0.157cm" svg:x2="1.871cm" svg:y2="7.157cm"><text:p/></draw:line><draw:line draw:style-name="gr60" draw:text-style-name="P89" svg:x1="1.97cm" svg:y1="0.157cm" svg:x2="1.97cm" svg:y2="7.157cm"><text:p/></draw:line><draw:line draw:style-name="gr60" draw:text-style-name="P89" svg:x1="2.171cm" svg:y1="0.157cm" svg:x2="2.171cm" svg:y2="7.157cm"><text:p/></draw:line><draw:line draw:style-name="gr60" draw:text-style-name="P89" svg:x1="2.276cm" svg:y1="0.157cm" svg:x2="2.276cm" svg:y2="7.157cm"><text:p/></draw:line><draw:line draw:style-name="gr60" draw:text-style-name="P89" svg:x1="2.373cm" svg:y1="0.157cm" svg:x2="2.373cm" svg:y2="7.157cm"><text:p/></draw:line><draw:line draw:style-name="gr60" draw:text-style-name="P89" svg:x1="2.471cm" svg:y1="0.157cm" svg:x2="2.471cm" svg:y2="7.157cm"><text:p/></draw:line><draw:line draw:style-name="gr60" draw:text-style-name="P89" svg:x1="2.669cm" svg:y1="0.157cm" svg:x2="2.669cm" svg:y2="7.157cm"><text:p/></draw:line><draw:line draw:style-name="gr60" draw:text-style-name="P89" svg:x1="2.772cm" svg:y1="0.157cm" svg:x2="2.772cm" svg:y2="7.157cm"><text:p/></draw:line><draw:line draw:style-name="gr60" draw:text-style-name="P89" svg:x1="2.874cm" svg:y1="0.157cm" svg:x2="2.874cm" svg:y2="7.157cm"><text:p/></draw:line><draw:line draw:style-name="gr60" draw:text-style-name="P89" svg:x1="2.972cm" svg:y1="0.157cm" svg:x2="2.972cm" svg:y2="7.157cm"><text:p/></draw:line><draw:line draw:style-name="gr60" draw:text-style-name="P89" svg:x1="3.172cm" svg:y1="0.157cm" svg:x2="3.172cm" svg:y2="7.157cm"><text:p/></draw:line><draw:line draw:style-name="gr60" draw:text-style-name="P89" svg:x1="3.272cm" svg:y1="0.157cm" svg:x2="3.272cm" svg:y2="7.157cm"><text:p/></draw:line><draw:line draw:style-name="gr60" draw:text-style-name="P89" svg:x1="3.371cm" svg:y1="0.157cm" svg:x2="3.371cm" svg:y2="7.157cm"><text:p/></draw:line><draw:line draw:style-name="gr60" draw:text-style-name="P89" svg:x1="3.47cm" svg:y1="0.157cm" svg:x2="3.47cm" svg:y2="7.157cm"><text:p/></draw:line><draw:line draw:style-name="gr60" draw:text-style-name="P89" svg:x1="3.672cm" svg:y1="0.157cm" svg:x2="3.672cm" svg:y2="7.157cm"><text:p/></draw:line><draw:line draw:style-name="gr60" draw:text-style-name="P89" svg:x1="3.771cm" svg:y1="0.157cm" svg:x2="3.771cm" svg:y2="7.157cm"><text:p/></draw:line><draw:line draw:style-name="gr60" draw:text-style-name="P89" svg:x1="3.872cm" svg:y1="0.157cm" svg:x2="3.872cm" svg:y2="7.157cm"><text:p/></draw:line><draw:line draw:style-name="gr60" draw:text-style-name="P89" svg:x1="3.969cm" svg:y1="0.157cm" svg:x2="3.969cm" svg:y2="7.157cm"><text:p/></draw:line><draw:line draw:style-name="gr60" draw:text-style-name="P89" svg:x1="4.173cm" svg:y1="0.157cm" svg:x2="4.173cm" svg:y2="7.157cm"><text:p/></draw:line><draw:line draw:style-name="gr60" draw:text-style-name="P89" svg:x1="4.271cm" svg:y1="0.157cm" svg:x2="4.271cm" svg:y2="7.157cm"><text:p/></draw:line><draw:line draw:style-name="gr60" draw:text-style-name="P89" svg:x1="4.374cm" svg:y1="0.157cm" svg:x2="4.374cm" svg:y2="7.157cm"><text:p/></draw:line><draw:line draw:style-name="gr60" draw:text-style-name="P89" svg:x1="4.471cm" svg:y1="0.157cm" svg:x2="4.471cm" svg:y2="7.157cm"><text:p/></draw:line><draw:line draw:style-name="gr60" draw:text-style-name="P89" svg:x1="4.671cm" svg:y1="0.157cm" svg:x2="4.671cm" svg:y2="7.157cm"><text:p/></draw:line><draw:line draw:style-name="gr60" draw:text-style-name="P89" svg:x1="4.768cm" svg:y1="0.157cm" svg:x2="4.768cm" svg:y2="7.157cm"><text:p/></draw:line><draw:line draw:style-name="gr60" draw:text-style-name="P89" svg:x1="4.874cm" svg:y1="0.157cm" svg:x2="4.874cm" svg:y2="7.157cm"><text:p/></draw:line><draw:line draw:style-name="gr60" draw:text-style-name="P89" svg:x1="4.971cm" svg:y1="0.157cm" svg:x2="4.971cm" svg:y2="7.157cm"><text:p/></draw:line><draw:line draw:style-name="gr60" draw:text-style-name="P89" svg:x1="5.173cm" svg:y1="0.157cm" svg:x2="5.173cm" svg:y2="7.154cm"><text:p/></draw:line><draw:line draw:style-name="gr60" draw:text-style-name="P89" svg:x1="5.269cm" svg:y1="0.157cm" svg:x2="5.269cm" svg:y2="7.154cm"><text:p/></draw:line><draw:line draw:style-name="gr60" draw:text-style-name="P89" svg:x1="5.371cm" svg:y1="0.157cm" svg:x2="5.371cm" svg:y2="7.154cm"><text:p/></draw:line><draw:line draw:style-name="gr60" draw:text-style-name="P89" svg:x1="5.472cm" svg:y1="0.157cm" svg:x2="5.472cm" svg:y2="7.154cm"><text:p/></draw:line><draw:line draw:style-name="gr60" draw:text-style-name="P89" svg:x1="5.674cm" svg:y1="0.157cm" svg:x2="5.674cm" svg:y2="7.154cm"><text:p/></draw:line><draw:line draw:style-name="gr60" draw:text-style-name="P89" svg:x1="5.771cm" svg:y1="0.157cm" svg:x2="5.771cm" svg:y2="7.154cm"><text:p/></draw:line><draw:line draw:style-name="gr60" draw:text-style-name="P89" svg:x1="5.871cm" svg:y1="0.157cm" svg:x2="5.871cm" svg:y2="7.154cm"><text:p/></draw:line><draw:line draw:style-name="gr60" draw:text-style-name="P89" svg:x1="5.971cm" svg:y1="0.157cm" svg:x2="5.971cm" svg:y2="7.154cm"><text:p/></draw:line><draw:line draw:style-name="gr60" draw:text-style-name="P89" svg:x1="6.175cm" svg:y1="0.157cm" svg:x2="6.175cm" svg:y2="7.154cm"><text:p/></draw:line><draw:line draw:style-name="gr60" draw:text-style-name="P89" svg:x1="6.272cm" svg:y1="0.157cm" svg:x2="6.272cm" svg:y2="7.154cm"><text:p/></draw:line><draw:line draw:style-name="gr60" draw:text-style-name="P89" svg:x1="6.372cm" svg:y1="0.157cm" svg:x2="6.372cm" svg:y2="7.154cm"><text:p/></draw:line><draw:line draw:style-name="gr60" draw:text-style-name="P89" svg:x1="6.474cm" svg:y1="0.157cm" svg:x2="6.474cm" svg:y2="7.154cm"><text:p/></draw:line><draw:line draw:style-name="gr60" draw:text-style-name="P89" svg:x1="6.672cm" svg:y1="0.157cm" svg:x2="6.672cm" svg:y2="7.154cm"><text:p/></draw:line><draw:line draw:style-name="gr60" draw:text-style-name="P89" svg:x1="6.773cm" svg:y1="0.157cm" svg:x2="6.773cm" svg:y2="7.154cm"><text:p/></draw:line><draw:line draw:style-name="gr60" draw:text-style-name="P89" svg:x1="6.872cm" svg:y1="0.157cm" svg:x2="6.872cm" svg:y2="7.154cm"><text:p/></draw:line><draw:line draw:style-name="gr60" draw:text-style-name="P89" svg:x1="6.975cm" svg:y1="0.157cm" svg:x2="6.975cm" svg:y2="7.154cm"><text:p/></draw:line><draw:line draw:style-name="gr60" draw:text-style-name="P89" svg:x1="7.172cm" svg:y1="0.157cm" svg:x2="7.172cm" svg:y2="7.154cm"><text:p/></draw:line><draw:line draw:style-name="gr60" draw:text-style-name="P89" svg:x1="7.271cm" svg:y1="0.157cm" svg:x2="7.271cm" svg:y2="7.154cm"><text:p/></draw:line><draw:line draw:style-name="gr60" draw:text-style-name="P89" svg:x1="7.371cm" svg:y1="0.157cm" svg:x2="7.371cm" svg:y2="7.154cm"><text:p/></draw:line><draw:line draw:style-name="gr60" draw:text-style-name="P89" svg:x1="7.476cm" svg:y1="0.157cm" svg:x2="7.476cm" svg:y2="7.154cm"><text:p/></draw:line><draw:line draw:style-name="gr60" draw:text-style-name="P89" svg:x1="7.672cm" svg:y1="0.157cm" svg:x2="7.672cm" svg:y2="7.154cm"><text:p/></draw:line><draw:line draw:style-name="gr60" draw:text-style-name="P89" svg:x1="7.774cm" svg:y1="0.157cm" svg:x2="7.774cm" svg:y2="7.154cm"><text:p/></draw:line><draw:line draw:style-name="gr60" draw:text-style-name="P89" svg:x1="7.871cm" svg:y1="0.157cm" svg:x2="7.871cm" svg:y2="7.154cm"><text:p/></draw:line><draw:line draw:style-name="gr60" draw:text-style-name="P89" svg:x1="7.972cm" svg:y1="0.157cm" svg:x2="7.972cm" svg:y2="7.154cm"><text:p/></draw:line><draw:line draw:style-name="gr60" draw:text-style-name="P89" svg:x1="0.072cm" svg:y1="0.266cm" svg:x2="9.069cm" svg:y2="0.266cm"><text:p/></draw:line><draw:line draw:style-name="gr60" draw:text-style-name="P89" svg:x1="0.072cm" svg:y1="0.37cm" svg:x2="9.069cm" svg:y2="0.37cm"><text:p/></draw:line><draw:line draw:style-name="gr60" draw:text-style-name="P89" svg:x1="0.072cm" svg:y1="0.467cm" svg:x2="9.069cm" svg:y2="0.467cm"><text:p/></draw:line><draw:line draw:style-name="gr60" draw:text-style-name="P89" svg:x1="0.072cm" svg:y1="0.567cm" svg:x2="9.069cm" svg:y2="0.567cm"><text:p/></draw:line><draw:line draw:style-name="gr60" draw:text-style-name="P89" svg:x1="0.072cm" svg:y1="0.761cm" svg:x2="9.069cm" svg:y2="0.761cm"><text:p/></draw:line><draw:line draw:style-name="gr60" draw:text-style-name="P89" svg:x1="0.072cm" svg:y1="0.858cm" svg:x2="9.069cm" svg:y2="0.858cm"><text:p/></draw:line><draw:line draw:style-name="gr60" draw:text-style-name="P89" svg:x1="0.072cm" svg:y1="0.968cm" svg:x2="9.069cm" svg:y2="0.968cm"><text:p/></draw:line><draw:line draw:style-name="gr60" draw:text-style-name="P89" svg:x1="0.072cm" svg:y1="1.072cm" svg:x2="9.069cm" svg:y2="1.072cm"><text:p/></draw:line><draw:line draw:style-name="gr60" draw:text-style-name="P89" svg:x1="0.072cm" svg:y1="1.266cm" svg:x2="9.069cm" svg:y2="1.266cm"><text:p/></draw:line><draw:line draw:style-name="gr60" draw:text-style-name="P89" svg:x1="0.072cm" svg:y1="1.363cm" svg:x2="9.069cm" svg:y2="1.363cm"><text:p/></draw:line><draw:line draw:style-name="gr60" draw:text-style-name="P89" svg:x1="0.072cm" svg:y1="1.456cm" svg:x2="9.069cm" svg:y2="1.456cm"><text:p/></draw:line><draw:line draw:style-name="gr60" draw:text-style-name="P89" svg:x1="0.072cm" svg:y1="1.566cm" svg:x2="9.069cm" svg:y2="1.566cm"><text:p/></draw:line><draw:line draw:style-name="gr60" draw:text-style-name="P89" svg:x1="0.072cm" svg:y1="1.76cm" svg:x2="9.069cm" svg:y2="1.76cm"><text:p/></draw:line><draw:line draw:style-name="gr60" draw:text-style-name="P89" svg:x1="0.072cm" svg:y1="1.864cm" svg:x2="9.069cm" svg:y2="1.864cm"><text:p/></draw:line><draw:line draw:style-name="gr60" draw:text-style-name="P89" svg:x1="0.072cm" svg:y1="1.961cm" svg:x2="9.069cm" svg:y2="1.961cm"><text:p/></draw:line><draw:line draw:style-name="gr60" draw:text-style-name="P89" svg:x1="0.072cm" svg:y1="2.061cm" svg:x2="9.069cm" svg:y2="2.061cm"><text:p/></draw:line><draw:line draw:style-name="gr60" draw:text-style-name="P89" svg:x1="0.072cm" svg:y1="2.268cm" svg:x2="9.069cm" svg:y2="2.268cm"><text:p/></draw:line><draw:line draw:style-name="gr60" draw:text-style-name="P89" svg:x1="0.072cm" svg:y1="2.365cm" svg:x2="9.069cm" svg:y2="2.365cm"><text:p/></draw:line><draw:line draw:style-name="gr60" draw:text-style-name="P89" svg:x1="0.072cm" svg:y1="2.462cm" svg:x2="9.069cm" svg:y2="2.462cm"><text:p/></draw:line><draw:line draw:style-name="gr60" draw:text-style-name="P89" svg:x1="0.072cm" svg:y1="2.559cm" svg:x2="9.069cm" svg:y2="2.559cm"><text:p/></draw:line><draw:line draw:style-name="gr60" draw:text-style-name="P89" svg:x1="0.072cm" svg:y1="2.76cm" svg:x2="9.069cm" svg:y2="2.76cm"><text:p/></draw:line><draw:line draw:style-name="gr60" draw:text-style-name="P89" svg:x1="0.072cm" svg:y1="2.866cm" svg:x2="9.069cm" svg:y2="2.866cm"><text:p/></draw:line><draw:line draw:style-name="gr60" draw:text-style-name="P89" svg:x1="0.072cm" svg:y1="2.963cm" svg:x2="9.069cm" svg:y2="2.963cm"><text:p/></draw:line><draw:line draw:style-name="gr60" draw:text-style-name="P89" svg:x1="0.072cm" svg:y1="3.06cm" svg:x2="9.069cm" svg:y2="3.06cm"><text:p/></draw:line><draw:line draw:style-name="gr60" draw:text-style-name="P89" svg:x1="0.072cm" svg:y1="3.261cm" svg:x2="9.069cm" svg:y2="3.261cm"><text:p/></draw:line><draw:line draw:style-name="gr60" draw:text-style-name="P89" svg:x1="0.072cm" svg:y1="3.358cm" svg:x2="9.069cm" svg:y2="3.358cm"><text:p/></draw:line><draw:line draw:style-name="gr60" draw:text-style-name="P89" svg:x1="0.072cm" svg:y1="3.458cm" svg:x2="9.069cm" svg:y2="3.458cm"><text:p/></draw:line><draw:line draw:style-name="gr60" draw:text-style-name="P89" svg:x1="0.072cm" svg:y1="3.555cm" svg:x2="9.069cm" svg:y2="3.555cm"><text:p/></draw:line><draw:line draw:style-name="gr60" draw:text-style-name="P89" svg:x1="0.072cm" svg:y1="3.762cm" svg:x2="9.069cm" svg:y2="3.762cm"><text:p/></draw:line><draw:line draw:style-name="gr60" draw:text-style-name="P89" svg:x1="0.072cm" svg:y1="3.859cm" svg:x2="9.069cm" svg:y2="3.859cm"><text:p/></draw:line><draw:line draw:style-name="gr60" draw:text-style-name="P89" svg:x1="0.072cm" svg:y1="3.963cm" svg:x2="9.069cm" svg:y2="3.963cm"><text:p/></draw:line><draw:line draw:style-name="gr60" draw:text-style-name="P89" svg:x1="0.072cm" svg:y1="4.06cm" svg:x2="9.069cm" svg:y2="4.06cm"><text:p/></draw:line><draw:line draw:style-name="gr60" draw:text-style-name="P89" svg:x1="0.072cm" svg:y1="4.25cm" svg:x2="9.069cm" svg:y2="4.25cm"><text:p/></draw:line><draw:line draw:style-name="gr60" draw:text-style-name="P89" svg:x1="0.072cm" svg:y1="4.36cm" svg:x2="9.069cm" svg:y2="4.36cm"><text:p/></draw:line><draw:line draw:style-name="gr60" draw:text-style-name="P89" svg:x1="0.072cm" svg:y1="4.464cm" svg:x2="9.069cm" svg:y2="4.464cm"><text:p/></draw:line><draw:line draw:style-name="gr60" draw:text-style-name="P89" svg:x1="0.072cm" svg:y1="4.561cm" svg:x2="9.069cm" svg:y2="4.561cm"><text:p/></draw:line><draw:line draw:style-name="gr60" draw:text-style-name="P89" svg:x1="0.072cm" svg:y1="4.755cm" svg:x2="9.069cm" svg:y2="4.755cm"><text:p/></draw:line><draw:line draw:style-name="gr60" draw:text-style-name="P89" svg:x1="0.072cm" svg:y1="4.852cm" svg:x2="9.069cm" svg:y2="4.852cm"><text:p/></draw:line><draw:line draw:style-name="gr60" draw:text-style-name="P89" svg:x1="0.072cm" svg:y1="4.952cm" svg:x2="9.069cm" svg:y2="4.952cm"><text:p/></draw:line><draw:line draw:style-name="gr60" draw:text-style-name="P89" svg:x1="0.072cm" svg:y1="5.062cm" svg:x2="9.069cm" svg:y2="5.062cm"><text:p/></draw:line><draw:line draw:style-name="gr60" draw:text-style-name="P89" svg:x1="0.072cm" svg:y1="5.263cm" svg:x2="9.069cm" svg:y2="5.263cm"><text:p/></draw:line><draw:line draw:style-name="gr60" draw:text-style-name="P89" svg:x1="0.072cm" svg:y1="5.353cm" svg:x2="9.069cm" svg:y2="5.353cm"><text:p/></draw:line><draw:line draw:style-name="gr60" draw:text-style-name="P89" svg:x1="0.072cm" svg:y1="5.457cm" svg:x2="9.069cm" svg:y2="5.457cm"><text:p/></draw:line><draw:line draw:style-name="gr60" draw:text-style-name="P89" svg:x1="0.072cm" svg:y1="5.55cm" svg:x2="9.069cm" svg:y2="5.55cm"><text:p/></draw:line><draw:line draw:style-name="gr60" draw:text-style-name="P89" svg:x1="0.072cm" svg:y1="5.757cm" svg:x2="9.069cm" svg:y2="5.757cm"><text:p/></draw:line><draw:line draw:style-name="gr60" draw:text-style-name="P89" svg:x1="0.072cm" svg:y1="5.854cm" svg:x2="9.069cm" svg:y2="5.854cm"><text:p/></draw:line><draw:line draw:style-name="gr60" draw:text-style-name="P89" svg:x1="0.072cm" svg:y1="5.958cm" svg:x2="9.069cm" svg:y2="5.958cm"><text:p/></draw:line><draw:line draw:style-name="gr60" draw:text-style-name="P89" svg:x1="0.072cm" svg:y1="6.055cm" svg:x2="9.069cm" svg:y2="6.055cm"><text:p/></draw:line><draw:line draw:style-name="gr60" draw:text-style-name="P89" svg:x1="0.072cm" svg:y1="6.249cm" svg:x2="9.069cm" svg:y2="6.249cm"><text:p/></draw:line><draw:line draw:style-name="gr60" draw:text-style-name="P89" svg:x1="0.072cm" svg:y1="6.346cm" svg:x2="9.069cm" svg:y2="6.346cm"><text:p/></draw:line><draw:line draw:style-name="gr60" draw:text-style-name="P89" svg:x1="0.072cm" svg:y1="6.459cm" svg:x2="9.069cm" svg:y2="6.459cm"><text:p/></draw:line><draw:line draw:style-name="gr60" draw:text-style-name="P89" svg:x1="0.072cm" svg:y1="6.556cm" svg:x2="9.069cm" svg:y2="6.556cm"><text:p/></draw:line><draw:line draw:style-name="gr60" draw:text-style-name="P89" svg:x1="0.072cm" svg:y1="6.757cm" svg:x2="9.069cm" svg:y2="6.757cm"><text:p/></draw:line><draw:line draw:style-name="gr60" draw:text-style-name="P89" svg:x1="0.072cm" svg:y1="6.854cm" svg:x2="9.069cm" svg:y2="6.854cm"><text:p/></draw:line><draw:line draw:style-name="gr60" draw:text-style-name="P89" svg:x1="0.072cm" svg:y1="6.947cm" svg:x2="9.069cm" svg:y2="6.947cm"><text:p/></draw:line><draw:line draw:style-name="gr60" draw:text-style-name="P89" svg:x1="0.072cm" svg:y1="7.057cm" svg:x2="9.069cm" svg:y2="7.057cm"><text:p/></draw:line><draw:line draw:style-name="gr61" draw:text-style-name="P89" svg:x1="0.57cm" svg:y1="0.157cm" svg:x2="0.57cm" svg:y2="7.157cm"><text:p/></draw:line><draw:line draw:style-name="gr61" draw:text-style-name="P89" svg:x1="1.573cm" svg:y1="0.157cm" svg:x2="1.573cm" svg:y2="7.157cm"><text:p/></draw:line><draw:line draw:style-name="gr61" draw:text-style-name="P89" svg:x1="2.572cm" svg:y1="0.157cm" svg:x2="2.572cm" svg:y2="7.157cm"><text:p/></draw:line><draw:line draw:style-name="gr61" draw:text-style-name="P89" svg:x1="3.575cm" svg:y1="0.157cm" svg:x2="3.575cm" svg:y2="7.157cm"><text:p/></draw:line><draw:line draw:style-name="gr61" draw:text-style-name="P89" svg:x1="4.571cm" svg:y1="0.157cm" svg:x2="4.571cm" svg:y2="7.157cm"><text:p/></draw:line><draw:line draw:style-name="gr61" draw:text-style-name="P89" svg:x1="5.571cm" svg:y1="0.157cm" svg:x2="5.571cm" svg:y2="7.154cm"><text:p/></draw:line><draw:line draw:style-name="gr61" draw:text-style-name="P89" svg:x1="6.571cm" svg:y1="0.157cm" svg:x2="6.571cm" svg:y2="7.154cm"><text:p/></draw:line><draw:line draw:style-name="gr61" draw:text-style-name="P89" svg:x1="7.573cm" svg:y1="0.157cm" svg:x2="7.573cm" svg:y2="7.154cm"><text:p/></draw:line><draw:line draw:style-name="gr61" draw:text-style-name="P89" svg:x1="0.072cm" svg:y1="0.664cm" svg:x2="9.069cm" svg:y2="0.664cm"><text:p/></draw:line><draw:line draw:style-name="gr61" draw:text-style-name="P89" svg:x1="0.072cm" svg:y1="1.663cm" svg:x2="9.069cm" svg:y2="1.663cm"><text:p/></draw:line><draw:line draw:style-name="gr61" draw:text-style-name="P89" svg:x1="0.072cm" svg:y1="2.663cm" svg:x2="9.069cm" svg:y2="2.663cm"><text:p/></draw:line><draw:line draw:style-name="gr61" draw:text-style-name="P89" svg:x1="0.072cm" svg:y1="3.665cm" svg:x2="9.069cm" svg:y2="3.665cm"><text:p/></draw:line><draw:line draw:style-name="gr61" draw:text-style-name="P89" svg:x1="0.072cm" svg:y1="4.658cm" svg:x2="9.069cm" svg:y2="4.658cm"><text:p/></draw:line><draw:line draw:style-name="gr61" draw:text-style-name="P89" svg:x1="0.072cm" svg:y1="5.66cm" svg:x2="9.069cm" svg:y2="5.66cm"><text:p/></draw:line><draw:line draw:style-name="gr61" draw:text-style-name="P89" svg:x1="0.072cm" svg:y1="6.653cm" svg:x2="9.069cm" svg:y2="6.653cm"><text:p/></draw:line><draw:line draw:style-name="gr62" draw:text-style-name="P89" svg:x1="0.072cm" svg:y1="0.157cm" svg:x2="0.072cm" svg:y2="7.157cm"><text:p/></draw:line><draw:line draw:style-name="gr63" draw:text-style-name="P89" svg:x1="1.073cm" svg:y1="0.157cm" svg:x2="1.073cm" svg:y2="7.157cm"><text:p/></draw:line><draw:line draw:style-name="gr63" draw:text-style-name="P89" svg:x1="2.072cm" svg:y1="0.157cm" svg:x2="2.072cm" svg:y2="7.157cm"><text:p/></draw:line><draw:line draw:style-name="gr63" draw:text-style-name="P89" svg:x1="3.075cm" svg:y1="0.157cm" svg:x2="3.075cm" svg:y2="7.157cm"><text:p/></draw:line><draw:line draw:style-name="gr63" draw:text-style-name="P89" svg:x1="4.071cm" svg:y1="0.157cm" svg:x2="4.071cm" svg:y2="7.157cm"><text:p/></draw:line><draw:line draw:style-name="gr63" draw:text-style-name="P89" svg:x1="5.07cm" svg:y1="0.157cm" svg:x2="5.07cm" svg:y2="7.157cm"><text:p/></draw:line><draw:line draw:style-name="gr63" draw:text-style-name="P89" svg:x1="6.068cm" svg:y1="0.157cm" svg:x2="6.068cm" svg:y2="7.154cm"><text:p/></draw:line><draw:line draw:style-name="gr63" draw:text-style-name="P89" svg:x1="7.072cm" svg:y1="0.157cm" svg:x2="7.072cm" svg:y2="7.154cm"><text:p/></draw:line><draw:line draw:style-name="gr63" draw:text-style-name="P89" svg:x1="0.072cm" svg:y1="0.157cm" svg:x2="9.069cm" svg:y2="0.157cm"><text:p/></draw:line><draw:line draw:style-name="gr63" draw:text-style-name="P89" svg:x1="0.072cm" svg:y1="1.169cm" svg:x2="9.069cm" svg:y2="1.169cm"><text:p/></draw:line><draw:line draw:style-name="gr63" draw:text-style-name="P89" svg:x1="0.072cm" svg:y1="2.155cm" svg:x2="9.069cm" svg:y2="2.155cm"><text:p/></draw:line><draw:line draw:style-name="gr63" draw:text-style-name="P89" svg:x1="0.072cm" svg:y1="3.164cm" svg:x2="9.069cm" svg:y2="3.164cm"><text:p/></draw:line><draw:line draw:style-name="gr63" draw:text-style-name="P89" svg:x1="0.072cm" svg:y1="4.154cm" svg:x2="9.069cm" svg:y2="4.154cm"><text:p/></draw:line><draw:line draw:style-name="gr63" draw:text-style-name="P89" svg:x1="0.072cm" svg:y1="5.159cm" svg:x2="9.069cm" svg:y2="5.159cm"><text:p/></draw:line><draw:line draw:style-name="gr63" draw:text-style-name="P89" svg:x1="0.072cm" svg:y1="6.155cm" svg:x2="9.069cm" svg:y2="6.155cm"><text:p/></draw:line><draw:line draw:style-name="gr63" draw:text-style-name="P89" svg:x1="0.072cm" svg:y1="7.154cm" svg:x2="9.069cm" svg:y2="7.154cm"><text:p/></draw:line><draw:line draw:style-name="gr63" draw:text-style-name="P89" svg:x1="8.07cm" svg:y1="0.157cm" svg:x2="8.07cm" svg:y2="7.154cm"><text:p/></draw:line><draw:line draw:style-name="gr61" draw:text-style-name="P89" svg:x1="8.571cm" svg:y1="0.169cm" svg:x2="8.571cm" svg:y2="7.166cm"><text:p/></draw:line><draw:line draw:style-name="gr63" draw:text-style-name="P89" svg:x1="9.072cm" svg:y1="0.169cm" svg:x2="9.072cm" svg:y2="7.166cm"><text:p/></draw:line><draw:line draw:style-name="gr83" draw:text-style-name="P90" svg:x1="1.072cm" svg:y1="7.158cm" svg:x2="1.072cm" svg:y2="0.157cm"><text:p/></draw:line><draw:frame draw:style-name="gr84" draw:text-style-name="P91" svg:width="1.223cm" svg:height="1.075cm" svg:x="0.485cm" svg:y="4.03cm"><draw:text-box><text:p text:style-name="P79"><text:span text:style-name="T55">0</text:span></text:p><text:p text:style-name="P79"><text:span text:style-name="T55"/></text:p></draw:text-box></draw:frame><draw:line draw:style-name="gr85" draw:text-style-name="P90" svg:x1="6.087cm" svg:y1="4.009cm" svg:x2="6.087cm" svg:y2="4.324cm"><text:p/></draw:line><draw:frame draw:style-name="gr84" draw:text-style-name="P91" svg:width="1.223cm" svg:height="1.075cm" svg:x="5.621cm" svg:y="4.205cm"><draw:text-box><text:p text:style-name="P79"><text:span text:style-name="T55">10</text:span></text:p><text:p text:style-name="P79"><text:span text:style-name="T55"/></text:p></draw:text-box></draw:frame><draw:line draw:style-name="gr85" draw:text-style-name="P90" svg:x1="3.587cm" svg:y1="4.009cm" svg:x2="3.587cm" svg:y2="4.324cm"><text:p/></draw:line><draw:frame draw:style-name="gr86" draw:text-style-name="P91" svg:width="1.223cm" svg:height="1.703cm" svg:x="3.231cm" svg:y="4.196cm"><draw:text-box><text:p text:style-name="P79"><text:span text:style-name="T55">5</text:span></text:p><text:p text:style-name="P79"><text:span text:style-name="T55"/></text:p></draw:text-box></draw:frame><draw:line draw:style-name="gr85" draw:text-style-name="P90" svg:x1="1.578cm" svg:y1="4.009cm" svg:x2="1.578cm" svg:y2="4.324cm"><text:p/></draw:line><draw:frame draw:style-name="gr84" draw:text-style-name="P91" svg:width="1.223cm" svg:height="1.075cm" svg:x="1.229cm" svg:y="4.203cm"><draw:text-box><text:p text:style-name="P79"><text:span text:style-name="T55">1</text:span></text:p><text:p text:style-name="P79"><text:span text:style-name="T55"/></text:p></draw:text-box></draw:frame><draw:line draw:style-name="gr85" draw:text-style-name="P90" svg:x1="0.894cm" svg:y1="3.141cm" svg:x2="1.23cm" svg:y2="3.144cm"><text:p/></draw:line><draw:frame draw:style-name="gr87" draw:text-style-name="P92" svg:width="1.223cm" svg:height="1.071cm" svg:x="-0.12cm" svg:y="2.688cm"><draw:text-box><text:p text:style-name="P79"><text:span text:style-name="T55">100</text:span></text:p><text:p text:style-name="P79"><text:span text:style-name="T56"/></text:p></draw:text-box></draw:frame><draw:line draw:style-name="gr85" draw:text-style-name="P90" svg:x1="0.891cm" svg:y1="1.155cm" svg:x2="1.227cm" svg:y2="1.158cm"><text:p/></draw:line><draw:frame draw:style-name="gr88" draw:text-style-name="P92" svg:width="1.223cm" svg:height="1.07cm" svg:x="-0.129cm" svg:y="0.693cm"><draw:text-box><text:p text:style-name="P79"><text:span text:style-name="T55">300</text:span></text:p><text:p text:style-name="P79"><text:span text:style-name="T56"/></text:p></draw:text-box></draw:frame><draw:line draw:style-name="gr85" draw:text-style-name="P90" svg:x1="0.904cm" svg:y1="5.145cm" svg:x2="1.24cm" svg:y2="5.148cm"><text:p/></draw:line><draw:frame draw:style-name="gr89" draw:text-style-name="P92" svg:width="1.519cm" svg:height="1.468cm" svg:x="-0.15cm" svg:y="4.669cm"><draw:text-box><text:p text:style-name="P79"><text:span text:style-name="T55">-100</text:span></text:p><text:p text:style-name="P79"><text:span text:style-name="T56"/></text:p></draw:text-box></draw:frame><draw:frame draw:style-name="gr87" draw:text-style-name="P92" svg:width="1.221cm" svg:height="1.071cm" svg:x="0.25cm" svg:y="0cm"><draw:text-box><text:p text:style-name="P79"><text:span text:style-name="T55">m</text:span></text:p><text:p text:style-name="P79"><text:span text:style-name="T56"/></text:p></draw:text-box></draw:frame><draw:frame draw:style-name="gr84" draw:text-style-name="P91" svg:width="1.223cm" svg:height="1.075cm" svg:x="7.867cm" svg:y="4.119cm"><draw:text-box><text:p text:style-name="P79"><text:span text:style-name="T55">min</text:span></text:p><text:p text:style-name="P79"><text:span text:style-name="T55"/></text:p></draw:text-box></draw:frame><draw:path draw:style-name="gr90" draw:text-style-name="P90" svg:width="2.604cm" svg:height="0.611cm" draw:transform="skewX (0.028623399732707) rotate (0.980176907920015) translate (0.590598762638069cm 3.79565550259571cm)" svg:viewBox="0 0 2605 612" svg:d="M0 611l658 1c658 1 1947-612 1947-612"><text:p/></draw:path><draw:path draw:style-name="gr91" draw:text-style-name="P90" svg:width="2.339cm" svg:height="2.142cm" draw:transform="rotate (1.22260314102203) translate (2.04106944444443cm 1.63723611111115cm)" svg:viewBox="0 0 2340 2143" svg:d="M0 0c334 0 579 322 579 322l537 545 1224 1276"><text:p/></draw:path><draw:path draw:style-name="gr92" draw:text-style-name="P90" svg:width="7.195cm" svg:height="3.568cm" draw:transform="rotate (0.530056493830678) translate (1.03501624157585cm 4.08264607594698cm)" svg:viewBox="0 0 7196 3569" svg:d="M0 91c761 0 1220-87 1214-91-7-4 656 85 736 98l553 199 4693 3272"><text:p/></draw:path><draw:line draw:style-name="gr93" draw:text-style-name="P90" svg:x1="1.057cm" svg:y1="4.166cm" svg:x2="6.067cm" svg:y2="6.169cm"><text:p/></draw:line><draw:path draw:style-name="gr94" draw:text-style-name="P90" svg:width="6.318cm" svg:height="3.874cm" draw:transform="skewX (0.00122173047639597) rotate (-0.554491103358599) translate (3.13652034210313cm 0.881007671994552cm)" svg:viewBox="0 0 6319 3875" svg:d="M0 3875c2719 1 2677-19 2677-19l216-33 119-214 274-1239c0 0 83-243 84-233s58-121 58-121l94-105 2797-1911"><text:p/></draw:path><draw:line draw:style-name="gr93" draw:text-style-name="P90" svg:x1="6.045cm" svg:y1="6.16cm" svg:x2="9.068cm" svg:y2="6.152cm"><text:p/></draw:line><draw:line draw:style-name="gr83" draw:text-style-name="P90" svg:x1="0.045cm" svg:y1="4.161cm" svg:x2="9.079cm" svg:y2="4.136cm"><text:p/></draw:line><draw:line draw:style-name="gr95" draw:text-style-name="P93" svg:x1="8.506cm" svg:y1="4.208cm" svg:x2="9.077cm" svg:y2="4.173cm"><text:p/></draw:line><draw:frame draw:style-name="gr96" draw:text-style-name="P95" svg:width="1.001cm" svg:height="0.65cm" svg:x="2.826cm" svg:y="0.215cm"><draw:text-box><text:p text:style-name="P94"><text:span text:style-name="T57"></text:span></text:p></draw:text-box></draw:frame><draw:frame draw:style-name="gr96" draw:text-style-name="P96" svg:width="1.001cm" svg:height="0.65cm" svg:x="5.87cm" svg:y="2.679cm"><draw:text-box><text:p text:style-name="P94"><text:span text:style-name="T58"></text:span></text:p></draw:text-box></draw:frame><draw:frame draw:style-name="gr96" draw:text-style-name="P97" svg:width="1.001cm" svg:height="0.65cm" svg:x="3.843cm" svg:y="4.189cm"><draw:text-box><text:p text:style-name="P94"><text:span text:style-name="T59"></text:span></text:p></draw:text-box></draw:frame><draw:frame draw:style-name="gr96" draw:text-style-name="P98" svg:width="1.001cm" svg:height="0.65cm" svg:x="3.999cm" svg:y="5.516cm"><draw:text-box><text:p text:style-name="P94"><text:span text:style-name="T60"></text:span></text:p></draw:text-box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list xml:id="list161959404233434" text:continue-list="list161960381921803" text:style-name="liste_5f_abc">
        <text:list-item text:start-value="1">
          <text:p text:style-name="P60"><text:span text:style-name="T8">Q</text:span><text:span text:style-name="T9">uel graphique correspond</text:span><text:span text:style-name="T47"> à une situation de proportionnalité sur les dix premières minutes ?</text:span></text:p>
          <text:p text:style-name="P45"><text:span text:style-name="_5f_pointillés_20_gris"><text:span text:style-name="T33">Il n’y a que le graphique rose <text:s/>qui </text:span></text:span><text:span text:style-name="_5f_pointillés_20_gris"><text:span text:style-name="T34">correspond à une situation de proportionnalité.</text:span></text:span></text:p>
        </text:list-item>
        <text:list-item>
          <text:p text:style-name="P69">Attribue à chaque situation son graphique probable.</text:p>
        </text:list-item>
      </text:list>
      <text:p text:style-name="P29"><text:span text:style-name="T39">• u</text:span><text:span text:style-name="T23">n sous-marin e</text:span><text:span text:style-name="T40">n plongée : </text:span><text:span text:style-name="T42">graphique rose.</text:span></text:p>
      <text:p text:style-name="P29"><text:span text:style-name="_5f_pointillés_20_gris"><text:span text:style-name="T26">• u</text:span></text:span><text:span text:style-name="_5f_pointillés_20_gris"><text:span text:style-name="T27">n avion </text:span></text:span><text:span text:style-name="_5f_pointillés_20_gris"><text:span text:style-name="T28">au décollage : </text:span></text:span><text:span text:style-name="_5f_pointillés_20_gris"><text:span text:style-name="T33">graphique bleu.</text:span></text:span></text:p>
      <text:p text:style-name="P29"><text:span text:style-name="_5f_pointillés_20_gris"><text:span text:style-name="T26">• u</text:span></text:span><text:span text:style-name="_5f_pointillés_20_gris"><text:span text:style-name="T27">n ULM </text:span></text:span><text:span text:style-name="_5f_pointillés_20_gris"><text:span text:style-name="T28">au décollage : </text:span></text:span><text:span text:style-name="_5f_pointillés_20_gris"><text:span text:style-name="T33">graphique vert.</text:span></text:span><text:span text:style-name="_5f_pointillés_20_gris"><text:span text:style-name="T28"> </text:span></text:span></text:p>
      <text:p text:style-name="P29"><text:span text:style-name="_5f_pointillés_20_gris"><text:span text:style-name="T26">• u</text:span></text:span><text:span text:style-name="_5f_pointillés_20_gris"><text:span text:style-name="T28">n dauphin en plongée : </text:span></text:span><text:span text:style-name="_5f_pointillés_20_gris"><text:span text:style-name="T33">graphique rouge.</text:span></text:span><text:span text:style-name="_5f_pointillés_20_gris"><text:span text:style-name="T28"> </text:span></text:span></text:p>
      <text:list xml:id="list161960992106562" text:continue-numbering="true" text:style-name="liste_5f_abc">
        <text:list-item>
          <text:p text:style-name="P63">Qu<text:span text:style-name="T9">e</text:span> fait <text:span text:style-name="T48">le dauphin</text:span> <text:span text:style-name="T49">au bout de 5 minutes</text:span><text:span text:style-name="T14"> ?</text:span></text:p>
          <text:p text:style-name="P39"><text:span text:style-name="_5f_pointillés_20_gris"><text:span text:style-name="T33">Il remont</text:span></text:span><text:span text:style-name="_5f_pointillés_20_gris"><text:span text:style-name="T35">e rapidement</text:span></text:span><text:span text:style-name="_5f_pointillés_20_gris"><text:span text:style-name="T33"> à – 20 m </text:span></text:span><text:span text:style-name="_5f_pointillés_20_gris"><text:span text:style-name="T31">et ensuite</text:span></text:span><text:span text:style-name="_5f_pointillés_20_gris"><text:span text:style-name="T33"> </text:span></text:span><text:span text:style-name="_5f_pointillés_20_gris"><text:span text:style-name="T35">plus lentement </text:span></text:span><text:span text:style-name="_5f_pointillés_20_gris"><text:span text:style-name="T33">vers la surface.</text:span></text:span></text:p>
        </text:list-item>
        <text:list-item>
          <text:p text:style-name="P64"><text:span text:style-name="_5f_pointillés_20_gris"><text:span text:style-name="T41">Pour chaque situation, donne l’intervalle de temps pendant lequel la vitesse a été constante au moins 3 minutes.</text:span></text:span></text:p>
        </text:list-item>
      </text:list>
      <text:list xml:id="list161959415058898" text:continue-list="list161960179127131" text:style-name="_5f_Numérotation_20_des_20_exercices_20_livrets">
        <text:list-header>
          <text:p text:style-name="P44"><text:span text:style-name="_5f_pointillés_20_gris"><text:span text:style-name="T33">graphique bleu : </text:span></text:span><text:span text:style-name="_5f_pointillés_20_gris"><text:span text:style-name="T31">après 3 minutes.</text:span></text:span></text:p>
          <text:p text:style-name="P44"><text:span text:style-name="_5f_pointillés_20_gris"><text:span text:style-name="T33">graphique </text:span></text:span><text:span text:style-name="_5f_pointillés_20_gris"><text:span text:style-name="T31">vert</text:span></text:span><text:span text:style-name="_5f_pointillés_20_gris"><text:span text:style-name="T33"> : </text:span></text:span><text:span text:style-name="_5f_pointillés_20_gris"><text:span text:style-name="T31">après 4 minutes 30 secondes.</text:span></text:span></text:p>
        </text:list-header>
      </text:list>
      <text:list xml:id="list161959851541208" text:continue-list="list161960992106562" text:style-name="liste_5f_abc">
        <text:list-header>
          <text:p text:style-name="P39"><text:span text:style-name="_5f_pointillés_20_gris"><text:span text:style-name="T33">graphique rouge </text:span></text:span><text:span text:style-name="_5f_pointillés_20_gris"><text:span text:style-name="T35">: durant les 5 première</text:span></text:span><text:span text:style-name="_5f_pointillés_20_gris"><text:span text:style-name="T36">s</text:span></text:span><text:span text:style-name="_5f_pointillés_20_gris"><text:span text:style-name="T35"> minutes et après 8 minutes.</text:span></text:span></text:p>
          <text:p text:style-name="P40"><text:span text:style-name="_5f_pointillés_20_gris"><text:span text:style-name="T33">graphique ro</text:span></text:span><text:span text:style-name="_5f_pointillés_20_gris"><text:span text:style-name="T32">se : </text:span></text:span><text:span text:style-name="_5f_pointillés_20_gris"><text:span text:style-name="T35">durant les </text:span></text:span><text:span text:style-name="_5f_pointillés_20_gris"><text:span text:style-name="T32">10</text:span></text:span><text:span text:style-name="_5f_pointillés_20_gris"><text:span text:style-name="T35"> première</text:span></text:span><text:span text:style-name="_5f_pointillés_20_gris"><text:span text:style-name="T36">s</text:span></text:span><text:span text:style-name="_5f_pointillés_20_gris"><text:span text:style-name="T35"> minutes. </text:span></text:span><text:span text:style-name="_5f_pointillés_20_gris"><text:span text:style-name="T32">Ensuite la vitesse est constante mais nulle.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ingdings" svg:font-family="Wingdings"/>
    <style:font-face style:name="Wingdings1" svg:font-family="Wingding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corrigé" style:display-name="_Paragraphe corrigé" style:family="paragraph" style:parent-style-name="_5f_Paragraphe_20_livret_20_">
      <loext:graphic-properties draw:fill="solid" draw:fill-color="#ffff00" draw:opacity="100%"/>
      <style:paragraph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4" fo:font-family="'Bitstream Vera Sans'" style:font-style-name="Oblique" style:font-family-generic="swiss" style:font-pitch="variable" fo:font-size="10pt" fo:font-style="normal" fo:background-color="#ffff00" style:font-name-asian="Bitstream Vera Sans4" style:font-family-asian="'Bitstream Vera Sans'" style:font-style-name-asian="Oblique" style:font-family-generic-asian="swiss" style:font-pitch-asian="variable" style:font-name-complex="Bitstream Vera Sans4" style:font-family-complex="'Bitstream Vera Sans'" style:font-style-name-complex="Oblique" style:font-family-generic-complex="swiss" style:font-pitch-complex="variabl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style:font-name="Bitstream Vera Sans5" fo:font-family="'Bitstream Vera Sans'" style:font-style-name="Roman" style:font-family-generic="swiss" style:font-pitch="variable" fo:font-size="9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 text:consecutive-numbering="true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Bold_5f_niv2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2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2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6pt" officeooo:rsid="0012bbd5" officeooo:paragraph-rsid="00614927" style:font-size-asian="16pt" style:font-size-complex="16pt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2bbd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fo:letter-spacing="-0.018cm" officeooo:rsid="000ec334"/>
    </style:style>
    <style:style style:name="MT6" style:family="text">
      <style:text-properties fo:letter-spacing="-0.018cm" officeooo:rsid="0049b46f"/>
    </style:style>
    <style:style style:name="MT7" style:family="text">
      <style:text-properties officeooo:rsid="0005aabe"/>
    </style:style>
    <style:style style:name="MT8" style:family="text">
      <style:text-properties officeooo:rsid="000ec33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0.7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8" draw:name="Forme3" draw:style-name="Mgr2" draw:text-style-name="MP26" svg:x1="13.473cm" svg:y1="1.101cm" svg:x2="20.5cm" svg:y2="1.101cm"><text:p/></draw:line><draw:frame text:anchor-type="paragraph" draw:z-index="17" draw:name="Forme2" draw:style-name="Mgr3" draw:text-style-name="MP27" svg:width="2.703cm" svg:height="0.715cm" draw:transform="rotate (0.0872664625997165) translate (-0.172861111111111cm 0.545041666666667cm)"><draw:text-box><text:p text:style-name="MP26"><text:span text:style-name="MT4">Série 1</text:span></text:p></draw:text-box></draw:frame><text:span text:style-name="MT5">Reconnaître un graphique représentant <text:line-break/>une situation </text:span><text:span text:style-name="MT6">de </text:span><text:span text:style-name="MT5">proportionnalité</text:span></text:p>
      </style:header>
      <style:footer>
        <text:p text:style-name="MP28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4"><draw:text-box fo:min-height="0.355cm"><text:p text:style-name="MP29"><draw:g text:anchor-type="paragraph" draw:z-index="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2</text:page-number></text:p></draw:text-box></draw:frame><text:p text:style-name="MP31"><text:span text:style-name="MT7">Proportionnalité</text:span> • <text:span text:style-name="MT8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3-24T16:19:58.220000000</dc:date>
    <meta:editing-duration>P1DT6H10M55S</meta:editing-duration>
    <meta:editing-cycles>83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3" meta:image-count="0" meta:object-count="0" meta:page-count="3" meta:paragraph-count="115" meta:word-count="787" meta:character-count="4646" meta:non-whitespace-character-count="3536"/>
  </office:meta>
</office:document-meta>
</file>